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6"/>
    <style:style style:name="ce4" style:family="table-cell" style:parent-style-name="Default" style:data-style-name="N20"/>
    <style:style style:name="ce5" style:family="table-cell" style:parent-style-name="Default" style:data-style-name="N21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36"/>
    <style:style style:name="ce9" style:family="table-cell" style:parent-style-name="Default" style:data-style-name="N0"/>
    <style:style style:name="ce10" style:family="table-cell" style:parent-style-name="Default" style:data-style-name="N0"/>
    <style:style style:name="ce11" style:family="table-cell" style:parent-style-name="Default" style:data-style-name="N36"/>
    <style:style style:name="ce12" style:family="table-cell" style:parent-style-name="Default" style:data-style-name="N0"/>
    <style:style style:name="ce13" style:family="table-cell" style:parent-style-name="Default" style:data-style-name="N0"/>
    <style:style style:name="ce14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7156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3.65125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6722916666666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6.29708333333333cm"/>
    </style:style>
    <style:style style:name="co14" style:family="table-column">
      <style:table-column-properties fo:break-before="auto" style:column-width="3.46604166666667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48708333333333cm"/>
    </style:style>
    <style:style style:name="co17" style:family="table-column">
      <style:table-column-properties fo:break-before="auto" style:column-width="2.619375cm"/>
    </style:style>
    <style:style style:name="co18" style:family="table-column">
      <style:table-column-properties fo:break-before="auto" style:column-width="2.96333333333333cm"/>
    </style:style>
    <style:style style:name="co19" style:family="table-column">
      <style:table-column-properties fo:break-before="auto" style:column-width="7.223125cm"/>
    </style:style>
    <style:style style:name="co20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5" style:family="table-cell">
      <style:map style:condition="of:is-true-formula(AND(COUNTIF([.$F:.$F]; [.F1])&gt;1;NOT(ISBLANK([.F1]))))" style:apply-style-name="cf6" style:base-cell-address="Authors.F1"/>
      <style:map style:condition="of:is-true-formula(AND(COUNTIF([.$F:.$F]; [.F1])&gt;1;NOT(ISBLANK([.F1]))))" style:apply-style-name="cf6" style:base-cell-address="Authors.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nga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6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number-columns-spanned="8" table:number-rows-spanned="1" table:style-name="ce6">
            <text:p>Manga</text:p>
          </table:table-cell>
          <table:covered-table-cell table:number-columns-repeated="7"/>
          <table:table-cell table:number-columns-repeated="2" table:style-name="ce1"/>
          <table:table-cell office:value-type="string" table:number-columns-spanned="2" table:number-rows-spanned="1" table:style-name="ce6">
            <text:p>Manga-Author</text:p>
          </table:table-cell>
          <table:covered-table-cell/>
          <table:table-cell table:style-name="ce2"/>
          <table:table-cell table:style-name="ce1"/>
          <table:table-cell office:value-type="string" table:number-columns-spanned="2" table:number-rows-spanned="1" table:style-name="ce6">
            <text:p>Manga-Genre</text:p>
          </table:table-cell>
          <table:covered-table-cell/>
          <table:table-cell table:number-columns-repeated="16365" table:style-name="ce1"/>
        </table:table-row>
        <table:table-row table:style-name="ro1">
          <table:table-cell table:number-columns-repeated="3"/>
          <table:table-cell office:value-type="string" table:style-name="ce1">
            <text:p>MangaID</text:p>
          </table:table-cell>
          <table:table-cell office:value-type="string" table:style-name="ce1">
            <text:p>MangaName</text:p>
          </table:table-cell>
          <table:table-cell office:value-type="string" table:style-name="ce1">
            <text:p>Volumes<text:s/></text:p>
          </table:table-cell>
          <table:table-cell office:value-type="string" table:style-name="ce1">
            <text:p>Chapters</text:p>
          </table:table-cell>
          <table:table-cell office:value-type="string" table:style-name="ce1">
            <text:p>MangaRating</text:p>
          </table:table-cell>
          <table:table-cell office:value-type="string" table:style-name="ce1">
            <text:p>PreQuel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table:number-columns-repeated="2" table:style-name="ce1"/>
          <table:table-cell office:value-type="string" table:style-name="ce1">
            <text:p>MangaId</text:p>
          </table:table-cell>
          <table:table-cell office:value-type="string" table:style-name="ce1">
            <text:p>AuthorId</text:p>
          </table:table-cell>
          <table:table-cell table:number-columns-repeated="2" table:style-name="ce1"/>
          <table:table-cell office:value-type="string" table:style-name="ce1">
            <text:p>MangaId</text:p>
          </table:table-cell>
          <table:table-cell office:value-type="string" table:style-name="ce1">
            <text:p>Genre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string" table:style-name="ce1">
            <text:p>Akkera Kanjinchou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2-02-12T00:00:00" table:style-name="ce3">
            <text:p>12-Feb-02</text:p>
          </table:table-cell>
          <table:table-cell office:value-type="date" office:date-value="2022-04-30T00:00:00" table:style-name="ce3">
            <text:p>30-Apr-2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VLOOKUP([.T5];[Genre.G6:.H1030];0;1)" table:style-name="ce1">
            <text:p>#N/A</text:p>
          </table:table-cell>
          <table:table-cell office:value-type="string" table:style-name="ce1">
            <text:p>Yuki Kobayash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formula="of:=VLOOKUP([.T5];[Genre.G6:.H1030];0;1)" table:style-name="ce1">
            <text:p>#N/A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office:value-type="string" table:style-name="ce1">
            <text:p>Bakabakashino</text:p>
          </table:table-cell>
          <table:table-cell table:number-columns-repeated="4" table:style-name="ce1"/>
          <table:table-cell table:style-name="ce3"/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0" table:formula="of:=VLOOKUP([.P6];[Authors.E7:.F140];1;0)" table:style-name="ce1">
            <text:p>#N/A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0" table:formula="of:=VLOOKUP([.T6];[Genre.G7:.H1031];0;1)" table:style-name="ce1">
            <text:p>#N/A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string" table:style-name="ce1">
            <text:p>Black Cat</text:p>
          </table:table-cell>
          <table:table-cell office:value-type="float" office:value="20" table:style-name="ce1">
            <text:p>20</text:p>
          </table:table-cell>
          <table:table-cell office:value-type="float" office:value="187" table:style-name="ce1">
            <text:p>187</text:p>
          </table:table-cell>
          <table:table-cell office:value-type="float" office:value="7.81" table:style-name="ce1">
            <text:p>7.81</text:p>
          </table:table-cell>
          <table:table-cell office:value-type="string" table:style-name="ce1">
            <text:p>null</text:p>
          </table:table-cell>
          <table:table-cell office:value-type="date" office:date-value="2000-07-11T00:00:00" table:style-name="ce3">
            <text:p>11-Jul-00</text:p>
          </table:table-cell>
          <table:table-cell office:value-type="date" office:date-value="2004-06-14T00:00:00" table:style-name="ce4">
            <text:p>14-Jun-04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0" table:formula="of:=VLOOKUP([.P7];[Authors.E8:.F141];1;0)" table:style-name="ce1">
            <text:p>#N/A</text:p>
          </table:table-cell>
          <table:table-cell office:value-type="string" table:style-name="ce1">
            <text:p>Kentarou Yabuki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formula="of:=VLOOKUP([.T7];[Genre.G8:.H1032];0;1)" table:style-name="ce1">
            <text:p>#N/A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office:value-type="string" table:style-name="ce1">
            <text:p>Bleach</text:p>
          </table:table-cell>
          <table:table-cell office:value-type="float" office:value="74" table:style-name="ce1">
            <text:p>74</text:p>
          </table:table-cell>
          <table:table-cell office:value-type="float" office:value="686" table:style-name="ce1">
            <text:p>686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null</text:p>
          </table:table-cell>
          <table:table-cell office:value-type="date" office:date-value="2001-08-07T00:00:00" table:style-name="ce3">
            <text:p>07-Aug-01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0" table:formula="of:=VLOOKUP([.P8];[Authors.E9:.F142];1;0)" table:style-name="ce1">
            <text:p>#N/A</text:p>
          </table:table-cell>
          <table:table-cell office:value-type="string" table:style-name="ce1">
            <text:p>Tite kubo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formula="of:=VLOOKUP([.T8];[Genre.G9:.H1033];0;1)" table:style-name="ce1">
            <text:p>#N/A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office:value-type="float" office:value="5" table:style-name="ce1">
            <text:p>5</text:p>
          </table:table-cell>
          <table:table-cell office:value-type="string" table:style-name="ce1">
            <text:p>Bobobo-boBo-bobo</text:p>
          </table:table-cell>
          <table:table-cell office:value-type="float" office:value="21" table:style-name="ce1">
            <text:p>21</text:p>
          </table:table-cell>
          <table:table-cell office:value-type="float" office:value="230" table:style-name="ce1">
            <text:p>230</text:p>
          </table:table-cell>
          <table:table-cell office:value-type="float" office:value="7.46" table:style-name="ce1">
            <text:p>7.46</text:p>
          </table:table-cell>
          <table:table-cell office:value-type="string" table:style-name="ce1">
            <text:p>null</text:p>
          </table:table-cell>
          <table:table-cell office:value-type="date" office:date-value="2001-02-20T00:00:00" table:style-name="ce3">
            <text:p>20-Feb-01</text:p>
          </table:table-cell>
          <table:table-cell office:value-type="date" office:date-value="2005-12-12T00:00:00" table:style-name="ce3">
            <text:p>12-Dec-0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formula="of:=VLOOKUP([.P9];[Authors.E10:.F143];1;0)" table:style-name="ce1">
            <text:p>#N/A</text:p>
          </table:table-cell>
          <table:table-cell office:value-type="string" table:style-name="ce1">
            <text:p>Yoshio Sawai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formula="of:=VLOOKUP([.T9];[Genre.G10:.H1034];0;1)" table:style-name="ce1">
            <text:p>#N/A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office:value-type="float" office:value="6" table:formula="of:=[.D9]+1" table:style-name="ce1">
            <text:p>6</text:p>
          </table:table-cell>
          <table:table-cell office:value-type="string" table:style-name="ce1">
            <text:p>Bremen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office:value-type="float" office:value="7.41" table:style-name="ce1">
            <text:p>7.41</text:p>
          </table:table-cell>
          <table:table-cell office:value-type="string" table:style-name="ce1">
            <text:p>null</text:p>
          </table:table-cell>
          <table:table-cell office:value-type="date" office:date-value="1999-12-14T00:00:00" table:style-name="ce4">
            <text:p>14-Dec-99</text:p>
          </table:table-cell>
          <table:table-cell office:value-type="date" office:date-value="2001-09-11T00:00:00" table:style-name="ce4">
            <text:p>11-Sep-01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Haruto Umezaw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formula="of:=VLOOKUP([.T10];[Genre.G11:.H1035];0;1)" table:style-name="ce1">
            <text:p>#N/A</text:p>
          </table:table-cell>
          <table:table-cell table:number-columns-repeated="16365" table:style-name="ce1"/>
        </table:table-row>
        <table:table-row table:style-name="ro1">
          <table:table-cell table:number-columns-repeated="3"/>
          <table:table-cell office:value-type="float" office:value="7" table:formula="of:=[.D10]+1" table:style-name="ce1">
            <text:p>7</text:p>
          </table:table-cell>
          <table:table-cell office:value-type="string" table:style-name="ce1">
            <text:p>Bus Renkin</text:p>
          </table:table-cell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office:value-type="float" office:value="7.26" table:style-name="ce1">
            <text:p>7.26</text:p>
          </table:table-cell>
          <table:table-cell office:value-type="string" table:style-name="ce1">
            <text:p>null</text:p>
          </table:table-cell>
          <table:table-cell office:value-type="date" office:date-value="2003-06-23T00:00:00" table:style-name="ce4">
            <text:p>23-Jun-03</text:p>
          </table:table-cell>
          <table:table-cell office:value-type="date" office:date-value="2006-04-25T00:00:00" table:style-name="ce4">
            <text:p>25-Apr-06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Nobuhiro Watsuki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formula="of:=VLOOKUP([.T11];[Genre.G12:.H1036];0;1)" table:style-name="ce1">
            <text:p>#N/A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8" table:formula="of:=[.D11]+1" table:style-name="ce1">
            <text:p>8</text:p>
          </table:table-cell>
          <table:table-cell office:value-type="string" table:style-name="ce1">
            <text:p>Saisoku Seishun Takkyu</text:p>
          </table:table-cell>
          <table:table-cell table:number-columns-repeated="4" table:style-name="ce1"/>
          <table:table-cell table:number-columns-repeated="2" table:style-name="ce3"/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0" table:formula="of:=VLOOKUP([.T12];[Genre.G13:.H1037];0;1)" table:style-name="ce1">
            <text:p>#N/A</text:p>
          </table:table-cell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9" table:formula="of:=[.D12]+1" table:style-name="ce1">
            <text:p>9</text:p>
          </table:table-cell>
          <table:table-cell office:value-type="string" table:style-name="ce1">
            <text:p>D.Gray-man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office:value-type="float" office:value="8.2899999999999991" table:style-name="ce1">
            <text:p>8.29</text:p>
          </table:table-cell>
          <table:table-cell office:value-type="string" table:style-name="ce1">
            <text:p>null</text:p>
          </table:table-cell>
          <table:table-cell office:value-type="date" office:date-value="2004-05-31T00:00:00" table:style-name="ce3">
            <text:p>31-May-04</text:p>
          </table:table-cell>
          <table:table-cell office:value-type="date" office:date-value="2005-12-12T00:00:00" table:style-name="ce3">
            <text:p>12-Dec-05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Katsura Hoshino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formula="of:=VLOOKUP([.T13];[Genre.G14:.H1038];0;1)" table:style-name="ce1">
            <text:p>#N/A</text:p>
          </table:table-cell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0" table:formula="of:=[.D13]+1" table:style-name="ce1">
            <text:p>10</text:p>
          </table:table-cell>
          <table:table-cell office:value-type="string" table:style-name="ce1">
            <text:p>Death Note</text:p>
          </table:table-cell>
          <table:table-cell office:value-type="float" office:value="12" table:style-name="ce1">
            <text:p>12</text:p>
          </table:table-cell>
          <table:table-cell office:value-type="float" office:value="108" table:style-name="ce1">
            <text:p>108</text:p>
          </table:table-cell>
          <table:table-cell office:value-type="float" office:value="8.6999999999999993" table:style-name="ce1">
            <text:p>8.7</text:p>
          </table:table-cell>
          <table:table-cell office:value-type="string" table:style-name="ce1">
            <text:p>null</text:p>
          </table:table-cell>
          <table:table-cell office:value-type="date" office:date-value="2003-12-01T00:00:00" table:style-name="ce4">
            <text:p>1-Dec-03</text:p>
          </table:table-cell>
          <table:table-cell office:value-type="date" office:date-value="2006-05-15T00:00:00" table:style-name="ce4">
            <text:p>15-May-0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Takeshi Obata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formula="of:=VLOOKUP([.T14];[Genre.G15:.H1039];0;1)" table:style-name="ce1">
            <text:p>#N/A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1" table:formula="of:=[.D14]+1" table:style-name="ce1">
            <text:p>11</text:p>
          </table:table-cell>
          <table:table-cell office:value-type="string" table:style-name="ce1">
            <text:p>Eyeshield 21</text:p>
          </table:table-cell>
          <table:table-cell office:value-type="float" office:value="37" table:style-name="ce1">
            <text:p>37</text:p>
          </table:table-cell>
          <table:table-cell office:value-type="float" office:value="333" table:style-name="ce1">
            <text:p>333</text:p>
          </table:table-cell>
          <table:table-cell office:value-type="float" office:value="8.48" table:style-name="ce1">
            <text:p>8.48</text:p>
          </table:table-cell>
          <table:table-cell office:value-type="string" table:style-name="ce1">
            <text:p>null</text:p>
          </table:table-cell>
          <table:table-cell office:value-type="date" office:date-value="2002-07-23T00:00:00" table:style-name="ce4">
            <text:p>23-Jul-02</text:p>
          </table:table-cell>
          <table:table-cell office:value-type="date" office:date-value="2009-06-15T00:00:00" table:style-name="ce4">
            <text:p>15-Jun-09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Riichiro Inagaki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formula="of:=VLOOKUP([.T15];[Genre.G16:.H1040];0;1)" table:style-name="ce1">
            <text:p>#N/A</text:p>
          </table:table-cell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2" table:formula="of:=[.D15]+1" table:style-name="ce1">
            <text:p>12</text:p>
          </table:table-cell>
          <table:table-cell office:value-type="string" table:style-name="ce1">
            <text:p>Gedo the Unidentified Mysterious Boy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4-03-08T00:00:00" table:style-name="ce4">
            <text:p>8-Mar-04</text:p>
          </table:table-cell>
          <table:table-cell office:value-type="date" office:date-value="2005-02-21T00:00:00" table:style-name="ce4">
            <text:p>21-Feb-05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Takeshi Okano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formula="of:=VLOOKUP([.T16];[Genre.G17:.H1041];0;1)" table:style-name="ce1">
            <text:p>#N/A</text:p>
          </table:table-cell>
          <table:table-cell office:value-type="string" table:style-name="ce1">
            <text:p>Adventure<text:s/>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3" table:formula="of:=[.D16]+1" table:style-name="ce1">
            <text:p>13</text:p>
          </table:table-cell>
          <table:table-cell office:value-type="string" table:style-name="ce1">
            <text:p>Gintama</text:p>
          </table:table-cell>
          <table:table-cell office:value-type="float" office:value="77" table:style-name="ce1">
            <text:p>77</text:p>
          </table:table-cell>
          <table:table-cell office:value-type="float" office:value="709" table:style-name="ce1">
            <text:p>709</text:p>
          </table:table-cell>
          <table:table-cell office:value-type="float" office:value="8.6199999999999992" table:style-name="ce1">
            <text:p>8.62</text:p>
          </table:table-cell>
          <table:table-cell office:value-type="string" table:style-name="ce1">
            <text:p>null</text:p>
          </table:table-cell>
          <table:table-cell office:value-type="date" office:date-value="2003-12-08T00:00:00" table:style-name="ce4">
            <text:p>8-Dec-03</text:p>
          </table:table-cell>
          <table:table-cell office:value-type="date" office:date-value="2019-06-20T00:00:00" table:style-name="ce4">
            <text:p>20-Jun-19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Hideaki Sorachi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0" table:formula="of:=VLOOKUP([.T17];[Genre.G18:.H1042];0;1)" table:style-name="ce1">
            <text:p>#N/A</text:p>
          </table:table-cell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4" table:formula="of:=[.D17]+1" table:style-name="ce1">
            <text:p>14</text:p>
          </table:table-cell>
          <table:table-cell office:value-type="string" table:style-name="ce1">
            <text:p>Gocchan desu</text:p>
          </table:table-cell>
          <table:table-cell table:number-columns-repeated="8" table:style-name="ce1"/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5" table:formula="of:=[.D18]+1" table:style-name="ce1">
            <text:p>15</text:p>
          </table:table-cell>
          <table:table-cell office:value-type="string" table:style-name="ce1">
            <text:p>Grana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.17" table:style-name="ce1">
            <text:p>7.17</text:p>
          </table:table-cell>
          <table:table-cell office:value-type="string" table:style-name="ce1">
            <text:p>null</text:p>
          </table:table-cell>
          <table:table-cell office:value-type="date" office:date-value="2005-02-25T00:00:00" table:style-name="ce4">
            <text:p>25-Feb-05</text:p>
          </table:table-cell>
          <table:table-cell office:value-type="date" office:date-value="2006-04-25T00:00:00" table:style-name="ce4">
            <text:p>25-Apr-06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Ami Sugimoto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6" table:formula="of:=[.D19]+1" table:style-name="ce1">
            <text:p>16</text:p>
          </table:table-cell>
          <table:table-cell office:value-type="string" table:style-name="ce1">
            <text:p>Grand Vacan</text:p>
          </table:table-cell>
          <table:table-cell table:number-columns-repeated="8" table:style-name="ce1"/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7" table:formula="of:=[.D20]+1" table:style-name="ce1">
            <text:p>17</text:p>
          </table:table-cell>
          <table:table-cell office:value-type="string" table:style-name="ce1">
            <text:p>Gun Blaze West</text:p>
          </table:table-cell>
          <table:table-cell office:value-type="float" office:value="3" table:style-name="ce1">
            <text:p>3</text:p>
          </table:table-cell>
          <table:table-cell office:value-type="float" office:value="28" table:style-name="ce1">
            <text:p>28</text:p>
          </table:table-cell>
          <table:table-cell office:value-type="float" office:value="6.53" table:style-name="ce1">
            <text:p>6.53</text:p>
          </table:table-cell>
          <table:table-cell office:value-type="string" table:style-name="ce1">
            <text:p>null</text:p>
          </table:table-cell>
          <table:table-cell office:value-type="date" office:date-value="2000-12-12T00:00:00" table:style-name="ce4">
            <text:p>12-Dec-00</text:p>
          </table:table-cell>
          <table:table-cell office:value-type="date" office:date-value="2001-07-31T00:00:00" table:style-name="ce4">
            <text:p>31-Jul-01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Nobushiro Watsuki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8" table:formula="of:=[.D21]+1" table:style-name="ce1">
            <text:p>18</text:p>
          </table:table-cell>
          <table:table-cell office:value-type="string" table:style-name="ce1">
            <text:p>I'm a Faker</text:p>
          </table:table-cell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9" table:formula="of:=[.D22]+1" table:style-name="ce1">
            <text:p>19</text:p>
          </table:table-cell>
          <table:table-cell office:value-type="string" table:style-name="ce1">
            <text:p>Ichigo 100%</text:p>
          </table:table-cell>
          <table:table-cell office:value-type="float" office:value="19" table:style-name="ce1">
            <text:p>19</text:p>
          </table:table-cell>
          <table:table-cell office:value-type="float" office:value="167" table:style-name="ce1">
            <text:p>167</text:p>
          </table:table-cell>
          <table:table-cell office:value-type="float" office:value="7.78" table:style-name="ce1">
            <text:p>7.78</text:p>
          </table:table-cell>
          <table:table-cell office:value-type="string" table:style-name="ce1">
            <text:p>null</text:p>
          </table:table-cell>
          <table:table-cell office:value-type="date" office:date-value="2002-02-19T00:00:00" table:style-name="ce4">
            <text:p>19-Feb-02</text:p>
          </table:table-cell>
          <table:table-cell office:value-type="date" office:date-value="2005-08-01T00:00:00" table:style-name="ce4">
            <text:p>1-Aug-05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Mizuki Kawashita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20" table:formula="of:=[.D23]+1" table:style-name="ce1">
            <text:p>20</text:p>
          </table:table-cell>
          <table:table-cell office:value-type="string" table:style-name="ce1">
            <text:p>JoJo no Kimy na Baken Part 1 Phantom Blood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7.31" table:style-name="ce1">
            <text:p>7.31</text:p>
          </table:table-cell>
          <table:table-cell office:value-type="string" table:style-name="ce1">
            <text:p>null</text:p>
          </table:table-cell>
          <table:table-cell office:value-type="date" office:date-value="1986-12-02T00:00:00" table:style-name="ce4">
            <text:p>2-Dec-86</text:p>
          </table:table-cell>
          <table:table-cell office:value-type="date" office:date-value="1987-10-13T00:00:00" table:style-name="ce4">
            <text:p>13-Oct-87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Hirohiko Araki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21" table:formula="of:=[.D24]+1" table:style-name="ce1">
            <text:p>21</text:p>
          </table:table-cell>
          <table:table-cell office:value-type="string" table:style-name="ce1">
            <text:p>JoJo no Kimy na Baken Part 2 Battle Tendacy</text:p>
          </table:table-cell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8.16" table:style-name="ce1">
            <text:p>8.16</text:p>
          </table:table-cell>
          <table:table-cell office:value-type="float" office:value="20" table:style-name="ce1">
            <text:p>20</text:p>
          </table:table-cell>
          <table:table-cell office:value-type="date" office:date-value="1987-10-20T00:00:00" table:style-name="ce4">
            <text:p>20-Oct-87</text:p>
          </table:table-cell>
          <table:table-cell office:value-type="date" office:date-value="1989-03-14T00:00:00" table:style-name="ce4">
            <text:p>14-Mar-89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Hirohiko Araki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22" table:formula="of:=[.D25]+1" table:style-name="ce1">
            <text:p>22</text:p>
          </table:table-cell>
          <table:table-cell office:value-type="string" table:style-name="ce1">
            <text:p>JoJo no Kimy na Baken Part 3 Stardust Crusaders</text:p>
          </table:table-cell>
          <table:table-cell office:value-type="float" office:value="16" table:style-name="ce1">
            <text:p>16</text:p>
          </table:table-cell>
          <table:table-cell office:value-type="float" office:value="152" table:style-name="ce1">
            <text:p>152</text:p>
          </table:table-cell>
          <table:table-cell office:value-type="float" office:value="8.1" table:style-name="ce1">
            <text:p>8.1</text:p>
          </table:table-cell>
          <table:table-cell office:value-type="float" office:value="21" table:style-name="ce1">
            <text:p>21</text:p>
          </table:table-cell>
          <table:table-cell office:value-type="date" office:date-value="1989-03-20T00:00:00" table:style-name="ce4">
            <text:p>20-Mar-89</text:p>
          </table:table-cell>
          <table:table-cell office:value-type="date" office:date-value="1992-04-14T00:00:00" table:style-name="ce4">
            <text:p>14-Apr-92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Hirohiko Araki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23" table:formula="of:=[.D26]+1" table:style-name="ce1">
            <text:p>23</text:p>
          </table:table-cell>
          <table:table-cell office:value-type="string" table:style-name="ce1">
            <text:p>JoJo no Kimy na Baken Part 4 Diamond is Unbreakable</text:p>
          </table:table-cell>
          <table:table-cell office:value-type="float" office:value="18" table:style-name="ce1">
            <text:p>18</text:p>
          </table:table-cell>
          <table:table-cell office:value-type="float" office:value="174" table:style-name="ce1">
            <text:p>174</text:p>
          </table:table-cell>
          <table:table-cell office:value-type="float" office:value="8.57" table:style-name="ce1">
            <text:p>8.57</text:p>
          </table:table-cell>
          <table:table-cell office:value-type="float" office:value="22" table:style-name="ce1">
            <text:p>22</text:p>
          </table:table-cell>
          <table:table-cell office:value-type="date" office:date-value="1992-04-21T00:00:00" table:style-name="ce4">
            <text:p>21-Apr-92</text:p>
          </table:table-cell>
          <table:table-cell office:value-type="date" office:date-value="1995-11-21T00:00:00" table:style-name="ce4">
            <text:p>21-Nov-95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Hirohiko Araki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24" table:formula="of:=[.D27]+1" table:style-name="ce1">
            <text:p>24</text:p>
          </table:table-cell>
          <table:table-cell office:value-type="string" table:style-name="ce1">
            <text:p>JoJo no Kimy na Baken Part 5 Golden Wind</text:p>
          </table:table-cell>
          <table:table-cell office:value-type="float" office:value="17" table:style-name="ce1">
            <text:p>17</text:p>
          </table:table-cell>
          <table:table-cell office:value-type="float" office:value="155" table:style-name="ce1">
            <text:p>155</text:p>
          </table:table-cell>
          <table:table-cell office:value-type="float" office:value="8.17" table:style-name="ce1">
            <text:p>8.17</text:p>
          </table:table-cell>
          <table:table-cell office:value-type="float" office:value="23" table:style-name="ce1">
            <text:p>23</text:p>
          </table:table-cell>
          <table:table-cell office:value-type="date" office:date-value="1995-11-28T00:00:00" table:style-name="ce4">
            <text:p>28-Nov-95</text:p>
          </table:table-cell>
          <table:table-cell office:value-type="date" office:date-value="1999-03-23T00:00:00" table:style-name="ce4">
            <text:p>23-Mar-99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Hirohiko Araki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25" table:formula="of:=[.D28]+1" table:style-name="ce1">
            <text:p>25</text:p>
          </table:table-cell>
          <table:table-cell office:value-type="string" table:style-name="ce1">
            <text:p>JoJo no Kimy na Baken Part 6 Stone Ocean</text:p>
          </table:table-cell>
          <table:table-cell office:value-type="float" office:value="17" table:style-name="ce1">
            <text:p>17</text:p>
          </table:table-cell>
          <table:table-cell office:value-type="float" office:value="158" table:style-name="ce1">
            <text:p>158</text:p>
          </table:table-cell>
          <table:table-cell office:value-type="float" office:value="8.26" table:style-name="ce1">
            <text:p>8.26</text:p>
          </table:table-cell>
          <table:table-cell office:value-type="float" office:value="24" table:style-name="ce1">
            <text:p>24</text:p>
          </table:table-cell>
          <table:table-cell office:value-type="date" office:date-value="1999-12-07T00:00:00" table:style-name="ce4">
            <text:p>7-Dec-99</text:p>
          </table:table-cell>
          <table:table-cell office:value-type="date" office:date-value="2003-04-08T00:00:00" table:style-name="ce4">
            <text:p>8-Apr-03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Hirohiko Araki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26" table:formula="of:=[.D29]+1" table:style-name="ce1">
            <text:p>26</text:p>
          </table:table-cell>
          <table:table-cell office:value-type="string" table:style-name="ce1">
            <text:p>JoJo no Kimy na Baken Part 7 Steel ball Run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office:value-type="float" office:value="9.2799999999999994" table:style-name="ce1">
            <text:p>9.28</text:p>
          </table:table-cell>
          <table:table-cell office:value-type="float" office:value="25" table:style-name="ce1">
            <text:p>25</text:p>
          </table:table-cell>
          <table:table-cell office:value-type="date" office:date-value="2004-01-19T00:00:00" table:style-name="ce4">
            <text:p>19-Jan-04</text:p>
          </table:table-cell>
          <table:table-cell office:value-type="date" office:date-value="2019-04-19T00:00:00" table:style-name="ce4">
            <text:p>19-Apr-19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Hirohiko Araki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Adventura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27" table:formula="of:=[.D30]+1" table:style-name="ce1">
            <text:p>27</text:p>
          </table:table-cell>
          <table:table-cell office:value-type="string" table:style-name="ce1">
            <text:p>Junji Pine</text:p>
          </table:table-cell>
          <table:table-cell table:number-columns-repeated="8" table:style-name="ce1"/>
          <table:table-cell office:value-type="float" office:value="27" table:style-name="ce1">
            <text:p>27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28" table:formula="of:=[.D31]+1" table:style-name="ce1">
            <text:p>28</text:p>
          </table:table-cell>
          <table:table-cell office:value-type="string" table:style-name="ce1">
            <text:p>Jashin Ikaritorajiro</text:p>
          </table:table-cell>
          <table:table-cell table:number-columns-repeated="8" table:style-name="ce1"/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uspens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29" table:formula="of:=[.D32]+1" table:style-name="ce1">
            <text:p>29</text:p>
          </table:table-cell>
          <table:table-cell office:value-type="string" table:style-name="ce1">
            <text:p>Kaiser Spike</text:p>
          </table:table-cell>
          <table:table-cell table:number-columns-repeated="8" table:style-name="ce1"/>
          <table:table-cell office:value-type="float" office:value="29" table:style-name="ce1">
            <text:p>29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30" table:formula="of:=[.D33]+1" table:style-name="ce1">
            <text:p>30</text:p>
          </table:table-cell>
          <table:table-cell office:value-type="string" table:style-name="ce1">
            <text:p>Kanagawa Isonan Futengumi</text:p>
          </table:table-cell>
          <table:table-cell table:number-columns-repeated="8" table:style-name="ce1"/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31" table:formula="of:=[.D34]+1" table:style-name="ce1">
            <text:p>31</text:p>
          </table:table-cell>
          <table:table-cell office:value-type="string" table:style-name="ce1">
            <text:p>Kannade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48" table:style-name="ce1">
            <text:p>6.48</text:p>
          </table:table-cell>
          <table:table-cell office:value-type="string" table:style-name="ce1">
            <text:p>null</text:p>
          </table:table-cell>
          <table:table-cell office:value-type="date" office:date-value="2003-09-22T00:00:00" table:style-name="ce4">
            <text:p>22-Sep-03</text:p>
          </table:table-cell>
          <table:table-cell office:value-type="date" office:date-value="2003-12-15T00:00:00" table:style-name="ce4">
            <text:p>15-Dec-03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Takeo Horib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32" table:formula="of:=[.D35]+1" table:style-name="ce1">
            <text:p>32</text:p>
          </table:table-cell>
          <table:table-cell office:value-type="string" table:style-name="ce1">
            <text:p>Karasuman</text:p>
          </table:table-cell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33" table:formula="of:=[.D36]+1" table:style-name="ce1">
            <text:p>33</text:p>
          </table:table-cell>
          <table:table-cell office:value-type="string" table:style-name="ce1">
            <text:p>Hitman Reborn</text:p>
          </table:table-cell>
          <table:table-cell office:value-type="float" office:value="42" table:style-name="ce1">
            <text:p>42</text:p>
          </table:table-cell>
          <table:table-cell office:value-type="float" office:value="411" table:style-name="ce1">
            <text:p>411</text:p>
          </table:table-cell>
          <table:table-cell office:value-type="float" office:value="8.1300000000000008" table:style-name="ce1">
            <text:p>8.13</text:p>
          </table:table-cell>
          <table:table-cell office:value-type="string" table:style-name="ce1">
            <text:p>null</text:p>
          </table:table-cell>
          <table:table-cell office:value-type="date" office:date-value="2004-05-24T00:00:00" table:style-name="ce4">
            <text:p>24-May-04</text:p>
          </table:table-cell>
          <table:table-cell office:value-type="date" office:date-value="2012-11-12T00:00:00" table:style-name="ce4">
            <text:p>12-Nov-12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Akira Aman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34" table:formula="of:=[.D37]+1" table:style-name="ce1">
            <text:p>34</text:p>
          </table:table-cell>
          <table:table-cell office:value-type="string" table:style-name="ce1">
            <text:p>Kicks Megamix</text:p>
          </table:table-cell>
          <table:table-cell table:number-columns-repeated="8" table:style-name="ce1"/>
          <table:table-cell office:value-type="float" office:value="34" table:style-name="ce1">
            <text:p>34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35" table:formula="of:=[.D38]+1" table:style-name="ce1">
            <text:p>35</text:p>
          </table:table-cell>
          <table:table-cell office:value-type="string" table:style-name="ce1">
            <text:p>Lilim Kiss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7.04" table:style-name="ce1">
            <text:p>7.04</text:p>
          </table:table-cell>
          <table:table-cell office:value-type="string" table:style-name="ce1">
            <text:p>null</text:p>
          </table:table-cell>
          <table:table-cell office:value-type="date" office:date-value="2000-10-31T00:00:00" table:style-name="ce4">
            <text:p>31-Oct-00</text:p>
          </table:table-cell>
          <table:table-cell office:value-type="date" office:date-value="2001-04-24T00:00:00" table:style-name="ce4">
            <text:p>24-Apr-01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Mizuki Kawashita</text:p>
          </table:table-cell>
          <table:table-cell table:style-name="ce1"/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36" table:formula="of:=[.D39]+1" table:style-name="ce1">
            <text:p>36</text:p>
          </table:table-cell>
          <table:table-cell office:value-type="string" table:style-name="ce1">
            <text:p>Live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.89" table:style-name="ce1">
            <text:p>6.89</text:p>
          </table:table-cell>
          <table:table-cell office:value-type="string" table:style-name="ce1">
            <text:p>null</text:p>
          </table:table-cell>
          <table:table-cell office:value-type="date" office:date-value="2003-12-15T00:00:00" table:style-name="ce4">
            <text:p>15-Dec-03</text:p>
          </table:table-cell>
          <table:table-cell office:value-type="date" office:date-value="2004-03-01T00:00:00" table:style-name="ce4">
            <text:p>1-Mar-04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Haruto Umezawa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37" table:formula="of:=[.D40]+1" table:style-name="ce1">
            <text:p>37</text:p>
          </table:table-cell>
          <table:table-cell office:value-type="string" table:style-name="ce1">
            <text:p>Magician</text:p>
          </table:table-cell>
          <table:table-cell office:value-type="float" office:value="19" table:style-name="ce1">
            <text:p>19</text:p>
          </table:table-cell>
          <table:table-cell office:value-type="float" office:value="60" table:style-name="ce1">
            <text:p>60</text:p>
          </table:table-cell>
          <table:table-cell office:value-type="float" office:value="7.39" table:style-name="ce1">
            <text:p>7.39</text:p>
          </table:table-cell>
          <table:table-cell office:value-type="string" table:style-name="ce1">
            <text:p>null</text:p>
          </table:table-cell>
          <table:table-cell office:value-type="date" office:date-value="1981-12-29T00:00:00" table:style-name="ce4">
            <text:p>29-Dec-81</text:p>
          </table:table-cell>
          <table:table-cell office:value-type="date" office:date-value="1995-04-24T00:00:00" table:style-name="ce4">
            <text:p>24-Apr-95</text:p>
          </table:table-cell>
          <table:table-cell table:number-columns-repeated="2"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Ryouko Takashina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38" table:formula="of:=[.D41]+1" table:style-name="ce1">
            <text:p>38</text:p>
          </table:table-cell>
          <table:table-cell office:value-type="string" table:style-name="ce1">
            <text:p>Mononoke Nyantar</text:p>
          </table:table-cell>
          <table:table-cell table:number-columns-repeated="8" table:style-name="ce1"/>
          <table:table-cell office:value-type="float" office:value="38" table:style-name="ce1">
            <text:p>38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39" table:formula="of:=[.D42]+1" table:style-name="ce1">
            <text:p>39</text:p>
          </table:table-cell>
          <table:table-cell office:value-type="string" table:style-name="ce1">
            <text:p>Mr. Fullswing</text:p>
          </table:table-cell>
          <table:table-cell office:value-type="float" office:value="24" table:style-name="ce1">
            <text:p>24</text:p>
          </table:table-cell>
          <table:table-cell office:value-type="float" office:value="227" table:style-name="ce1">
            <text:p>227</text:p>
          </table:table-cell>
          <table:table-cell office:value-type="float" office:value="7.33" table:style-name="ce1">
            <text:p>7.33</text:p>
          </table:table-cell>
          <table:table-cell office:value-type="string" table:style-name="ce1">
            <text:p>null</text:p>
          </table:table-cell>
          <table:table-cell office:value-type="date" office:date-value="2001-05-08T00:00:00" table:style-name="ce4">
            <text:p>8-May-01</text:p>
          </table:table-cell>
          <table:table-cell office:value-type="date" office:date-value="2006-05-08T00:00:00" table:style-name="ce4">
            <text:p>8-May-06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Shinya Suzuki</text:p>
          </table:table-cell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40" table:formula="of:=[.D43]+1" table:style-name="ce1">
            <text:p>40</text:p>
          </table:table-cell>
          <table:table-cell office:value-type="string" table:style-name="ce1">
            <text:p>Muhyo to Rouji no Mahouritsu Soudan Jimusho</text:p>
          </table:table-cell>
          <table:table-cell office:value-type="float" office:value="18" table:style-name="ce1">
            <text:p>18</text:p>
          </table:table-cell>
          <table:table-cell office:value-type="float" office:value="159" table:style-name="ce1">
            <text:p>159</text:p>
          </table:table-cell>
          <table:table-cell office:value-type="float" office:value="7.53" table:style-name="ce1">
            <text:p>7.53</text:p>
          </table:table-cell>
          <table:table-cell office:value-type="string" table:style-name="ce1">
            <text:p>null</text:p>
          </table:table-cell>
          <table:table-cell office:value-type="date" office:date-value="2004-11-29T00:00:00" table:style-name="ce4">
            <text:p>29-Nov-04</text:p>
          </table:table-cell>
          <table:table-cell office:value-type="date" office:date-value="2008-03-03T00:00:00" table:style-name="ce4">
            <text:p>3-Mar-08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Yoshiyuki Nishi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41" table:formula="of:=[.D44]+1" table:style-name="ce1">
            <text:p>41</text:p>
          </table:table-cell>
          <table:table-cell office:value-type="string" table:style-name="ce1">
            <text:p>Muteki Tetsuhime Spin-chan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4-03-15T00:00:00" table:style-name="ce4">
            <text:p>15-Mar-04</text:p>
          </table:table-cell>
          <table:table-cell office:value-type="date" office:date-value="2004-05-31T00:00:00" table:style-name="ce4">
            <text:p>31-May-04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Amon dai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42" table:formula="of:=[.D45]+1" table:style-name="ce1">
            <text:p>42</text:p>
          </table:table-cell>
          <table:table-cell office:value-type="string" table:style-name="ce1">
            <text:p>Normandy Secret Club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0-05-15T00:00:00" table:style-name="ce4">
            <text:p>15-May-00</text:p>
          </table:table-cell>
          <table:table-cell office:value-type="date" office:date-value="2001-04-16T00:00:00" table:style-name="ce4">
            <text:p>16-Apr-01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Mikio Ito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43" table:formula="of:=[.D46]+1" table:style-name="ce1">
            <text:p>43</text:p>
          </table:table-cell>
          <table:table-cell office:value-type="string" table:style-name="ce1">
            <text:p>Number 10</text:p>
          </table:table-cell>
          <table:table-cell table:number-columns-repeated="8" table:style-name="ce1"/>
          <table:table-cell office:value-type="float" office:value="43" table:style-name="ce1">
            <text:p>43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44" table:formula="of:=[.D47]+1" table:style-name="ce1">
            <text:p>44</text:p>
          </table:table-cell>
          <table:table-cell office:value-type="string" table:style-name="ce1">
            <text:p>Pretty Face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office:value-type="float" office:value="7.58" table:style-name="ce1">
            <text:p>7.58</text:p>
          </table:table-cell>
          <table:table-cell office:value-type="string" table:style-name="ce1">
            <text:p>null</text:p>
          </table:table-cell>
          <table:table-cell office:value-type="date" office:date-value="2002-05-14T00:00:00" table:style-name="ce4">
            <text:p>14-May-02</text:p>
          </table:table-cell>
          <table:table-cell office:value-type="date" office:date-value="2003-06-09T00:00:00" table:style-name="ce4">
            <text:p>9-Jun-03</text:p>
          </table:table-cell>
          <table:table-cell table:number-columns-repeated="2"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Yasuhiro Kano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45" table:formula="of:=[.D48]+1" table:style-name="ce1">
            <text:p>45</text:p>
          </table:table-cell>
          <table:table-cell office:value-type="string" table:style-name="ce1">
            <text:p>Pyu to Fuku! Jaguar</text:p>
          </table:table-cell>
          <table:table-cell office:value-type="float" office:value="10" table:style-name="ce1">
            <text:p>10</text:p>
          </table:table-cell>
          <table:table-cell office:value-type="float" office:value="438" table:style-name="ce1">
            <text:p>438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null</text:p>
          </table:table-cell>
          <table:table-cell office:value-type="date" office:date-value="2000-08-22T00:00:00" table:style-name="ce4">
            <text:p>22-Aug-00</text:p>
          </table:table-cell>
          <table:table-cell office:value-type="date" office:date-value="2010-08-23T00:00:00" table:style-name="ce4">
            <text:p>23-Aug-10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Kyousuke Usuta</text:p>
          </table:table-cell>
          <table:table-cell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46" table:formula="of:=[.D49]+1" table:style-name="ce1">
            <text:p>46</text:p>
          </table:table-cell>
          <table:table-cell office:value-type="string" table:style-name="ce1">
            <text:p>Rocket de Tsukinukero</text:p>
          </table:table-cell>
          <table:table-cell table:number-columns-repeated="8" table:style-name="ce1"/>
          <table:table-cell office:value-type="float" office:value="46" table:style-name="ce1">
            <text:p>46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47" table:formula="of:=[.D50]+1" table:style-name="ce1">
            <text:p>47</text:p>
          </table:table-cell>
          <table:table-cell office:value-type="string" table:style-name="ce1">
            <text:p>Sakuratetsu Taiwahen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6.72" table:style-name="ce1">
            <text:p>6.72</text:p>
          </table:table-cell>
          <table:table-cell office:value-type="string" table:style-name="ce1">
            <text:p>null</text:p>
          </table:table-cell>
          <table:table-cell office:value-type="date" office:date-value="2001-12-04T00:00:00" table:style-name="ce4">
            <text:p>4-Dec-01</text:p>
          </table:table-cell>
          <table:table-cell office:value-type="date" office:date-value="2002-04-23T00:00:00" table:style-name="ce4">
            <text:p>23-Apr-02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Ryuu Fujisaki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48" table:formula="of:=[.D51]+1" table:style-name="ce1">
            <text:p>48</text:p>
          </table:table-cell>
          <table:table-cell office:value-type="string" table:style-name="ce1">
            <text:p>Sand Land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7.01" table:style-name="ce1">
            <text:p>7.01</text:p>
          </table:table-cell>
          <table:table-cell office:value-type="string" table:style-name="ce1">
            <text:p>null</text:p>
          </table:table-cell>
          <table:table-cell office:value-type="date" office:date-value="2000-05-09T00:00:00" table:style-name="ce4">
            <text:p>9-May-00</text:p>
          </table:table-cell>
          <table:table-cell office:value-type="date" office:date-value="2000-08-08T00:00:00" table:style-name="ce4">
            <text:p>8-Aug-00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Akira Toriyama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49" table:formula="of:=[.D52]+1" table:style-name="ce1">
            <text:p>49</text:p>
          </table:table-cell>
          <table:table-cell office:value-type="string" table:style-name="ce1">
            <text:p>Santa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3-04-07T00:00:00" table:style-name="ce4">
            <text:p>7-Apr-03</text:p>
          </table:table-cell>
          <table:table-cell office:value-type="date" office:date-value="2003-06-30T00:00:00" table:style-name="ce4">
            <text:p>30-Jun-03</text:p>
          </table:table-cell>
          <table:table-cell table:number-columns-repeated="2"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Yukiaki Kurando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50" table:formula="of:=[.D53]+1" table:style-name="ce1">
            <text:p>50</text:p>
          </table:table-cell>
          <table:table-cell office:value-type="string" table:style-name="ce1">
            <text:p>Sengoku Rappaden Sasori</text:p>
          </table:table-cell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51" table:formula="of:=[.D54]+1" table:style-name="ce1">
            <text:p>51</text:p>
          </table:table-cell>
          <table:table-cell office:value-type="string" table:style-name="ce1">
            <text:p>Shounen Espa Nejime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3-12-15T00:00:00" table:style-name="ce4">
            <text:p>15-Dec-03</text:p>
          </table:table-cell>
          <table:table-cell office:value-type="date" office:date-value="2004-03-01T00:00:00" table:style-name="ce4">
            <text:p>1-Mar-04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Namie Odama</text:p>
          </table:table-cell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52" table:formula="of:=[.D55]+1" table:style-name="ce1">
            <text:p>52</text:p>
          </table:table-cell>
          <table:table-cell office:value-type="string" table:style-name="ce1">
            <text:p>Shounen Guardian<text:s/></text:p>
          </table:table-cell>
          <table:table-cell table:number-columns-repeated="8" table:style-name="ce1"/>
          <table:table-cell office:value-type="float" office:value="52" table:style-name="ce1">
            <text:p>5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53" table:formula="of:=[.D56]+1" table:style-name="ce1">
            <text:p>53</text:p>
          </table:table-cell>
          <table:table-cell office:value-type="string" table:style-name="ce1">
            <text:p>Sowaka</text:p>
          </table:table-cell>
          <table:table-cell table:number-columns-repeated="8" table:style-name="ce1"/>
          <table:table-cell office:value-type="float" office:value="53" table:style-name="ce1">
            <text:p>53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54" table:formula="of:=[.D57]+1" table:style-name="ce1">
            <text:p>54</text:p>
          </table:table-cell>
          <table:table-cell office:value-type="string" table:style-name="ce1">
            <text:p>Steel Ball Run</text:p>
          </table:table-cell>
          <table:table-cell table:number-columns-repeated="8"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55" table:formula="of:=[.D58]+1" table:style-name="ce1">
            <text:p>55</text:p>
          </table:table-cell>
          <table:table-cell office:value-type="string" table:style-name="ce1">
            <text:p>Sword Breaker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2-07-30T00:00:00" table:style-name="ce4">
            <text:p>30-Jul-02</text:p>
          </table:table-cell>
          <table:table-cell office:value-type="date" office:date-value="2002-11-19T00:00:00" table:style-name="ce4">
            <text:p>19-Nov-02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Haruto Umezawa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56" table:formula="of:=[.D59]+1" table:style-name="ce1">
            <text:p>56</text:p>
          </table:table-cell>
          <table:table-cell office:value-type="string" table:style-name="ce1">
            <text:p>Tattoo Hearts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2-12-10T00:00:00" table:style-name="ce4">
            <text:p>10-Dec-02</text:p>
          </table:table-cell>
          <table:table-cell office:value-type="date" office:date-value="2003-03-25T00:00:00" table:style-name="ce4">
            <text:p>25-Mar-03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Osamu Kajisa</text:p>
          </table:table-cell>
          <table:table-cell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57" table:formula="of:=[.D60]+1" table:style-name="ce1">
            <text:p>57</text:p>
          </table:table-cell>
          <table:table-cell office:value-type="string" table:style-name="ce1">
            <text:p>Thoroughbred to Yobanai</text:p>
          </table:table-cell>
          <table:table-cell table:number-columns-repeated="8" table:style-name="ce1"/>
          <table:table-cell office:value-type="float" office:value="57" table:style-name="ce1">
            <text:p>57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58" table:formula="of:=[.D61]+1" table:style-name="ce1">
            <text:p>58</text:p>
          </table:table-cell>
          <table:table-cell office:value-type="string" table:style-name="ce1">
            <text:p>Ultra Red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7.19" table:style-name="ce1">
            <text:p>7.19</text:p>
          </table:table-cell>
          <table:table-cell office:value-type="string" table:style-name="ce1">
            <text:p>null</text:p>
          </table:table-cell>
          <table:table-cell office:value-type="date" office:date-value="2002-10-08T00:00:00" table:style-name="ce4">
            <text:p>8-Oct-02</text:p>
          </table:table-cell>
          <table:table-cell office:value-type="date" office:date-value="2003-06-16T00:00:00" table:style-name="ce4">
            <text:p>16-Jun-03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Nakaba Suzuki</text:p>
          </table:table-cell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59" table:formula="of:=[.D62]+1" table:style-name="ce1">
            <text:p>59</text:p>
          </table:table-cell>
          <table:table-cell office:value-type="string" table:style-name="ce1">
            <text:p>Yamikami Kou</text:p>
          </table:table-cell>
          <table:table-cell table:number-columns-repeated="8" table:style-name="ce1"/>
          <table:table-cell office:value-type="float" office:value="59" table:style-name="ce1">
            <text:p>59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60" table:formula="of:=[.D63]+1" table:style-name="ce1">
            <text:p>60</text:p>
          </table:table-cell>
          <table:table-cell office:value-type="string" table:style-name="ce1">
            <text:p>Akaboshi: Ibun Suikoden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96" table:style-name="ce1">
            <text:p>6.96</text:p>
          </table:table-cell>
          <table:table-cell office:value-type="string" table:style-name="ce1">
            <text:p>null</text:p>
          </table:table-cell>
          <table:table-cell office:value-type="date" office:date-value="2009-05-18T00:00:00" table:style-name="ce4">
            <text:p>18-May-09</text:p>
          </table:table-cell>
          <table:table-cell office:value-type="date" office:date-value="2009-11-02T00:00:00" table:style-name="ce4">
            <text:p>2-Nov-09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Youchi Amano</text:p>
          </table:table-cell>
          <table:table-cell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61" table:formula="of:=[.D64]+1" table:style-name="ce1">
            <text:p>61</text:p>
          </table:table-cell>
          <table:table-cell office:value-type="string" table:style-name="ce1">
            <text:p>Anedoki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7.42" table:style-name="ce1">
            <text:p>7.42</text:p>
          </table:table-cell>
          <table:table-cell office:value-type="string" table:style-name="ce1">
            <text:p>null</text:p>
          </table:table-cell>
          <table:table-cell office:value-type="date" office:date-value="2009-07-06T00:00:00" table:style-name="ce4">
            <text:p>6-Jul-09</text:p>
          </table:table-cell>
          <table:table-cell office:value-type="date" office:date-value="2010-01-18T00:00:00" table:style-name="ce4">
            <text:p>18-Jan-10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Mizuki Kawashita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62" table:formula="of:=[.D65]+1" table:style-name="ce1">
            <text:p>62</text:p>
          </table:table-cell>
          <table:table-cell office:value-type="string" table:style-name="ce1">
            <text:p>Asklepios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7.13" table:style-name="ce1">
            <text:p>7.13</text:p>
          </table:table-cell>
          <table:table-cell office:value-type="string" table:style-name="ce1">
            <text:p>null</text:p>
          </table:table-cell>
          <table:table-cell office:value-type="date" office:date-value="2008-09-22T00:00:00" table:style-name="ce4">
            <text:p>22-Sep-08</text:p>
          </table:table-cell>
          <table:table-cell office:value-type="date" office:date-value="2009-02-09T00:00:00" table:style-name="ce4">
            <text:p>9-Feb-09</text:p>
          </table:table-cell>
          <table:table-cell table:number-columns-repeated="2"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Tooru Uchimizu</text:p>
          </table:table-cell>
          <table:table-cell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63" table:formula="of:=[.D66]+1" table:style-name="ce1">
            <text:p>63</text:p>
          </table:table-cell>
          <table:table-cell office:value-type="string" table:style-name="ce1">
            <text:p>Bakuman</text:p>
          </table:table-cell>
          <table:table-cell office:value-type="float" office:value="20" table:style-name="ce1">
            <text:p>20</text:p>
          </table:table-cell>
          <table:table-cell office:value-type="float" office:value="176" table:style-name="ce1">
            <text:p>176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null</text:p>
          </table:table-cell>
          <table:table-cell office:value-type="date" office:date-value="2008-08-11T00:00:00" table:style-name="ce4">
            <text:p>11-Aug-08</text:p>
          </table:table-cell>
          <table:table-cell office:value-type="date" office:date-value="2012-04-23T00:00:00" table:style-name="ce4">
            <text:p>23-Apr-12</text:p>
          </table:table-cell>
          <table:table-cell table:number-columns-repeated="2"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Tsugumi Ohba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64" table:formula="of:=[.D67]+1" table:style-name="ce1">
            <text:p>64</text:p>
          </table:table-cell>
          <table:table-cell office:value-type="string" table:style-name="ce1">
            <text:p>Bari Haken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7.2" table:style-name="ce1">
            <text:p>7.2</text:p>
          </table:table-cell>
          <table:table-cell office:value-type="string" table:style-name="ce1">
            <text:p>null</text:p>
          </table:table-cell>
          <table:table-cell office:value-type="date" office:date-value="2008-03-17T00:00:00" table:style-name="ce4">
            <text:p>17-Mar-08</text:p>
          </table:table-cell>
          <table:table-cell office:value-type="date" office:date-value="2008-11-22T00:00:00" table:style-name="ce4">
            <text:p>22-Nov-08</text:p>
          </table:table-cell>
          <table:table-cell table:number-columns-repeated="2"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Shinya Suzuki</text:p>
          </table:table-cell>
          <table:table-cell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65" table:formula="of:=[.D68]+1" table:style-name="ce1">
            <text:p>65</text:p>
          </table:table-cell>
          <table:table-cell office:value-type="string" table:style-name="ce1">
            <text:p>Beelzebub</text:p>
          </table:table-cell>
          <table:table-cell office:value-type="float" office:value="28" table:style-name="ce1">
            <text:p>28</text:p>
          </table:table-cell>
          <table:table-cell office:value-type="float" office:value="250" table:style-name="ce1">
            <text:p>250</text:p>
          </table:table-cell>
          <table:table-cell office:value-type="float" office:value="8.15" table:style-name="ce1">
            <text:p>8.15</text:p>
          </table:table-cell>
          <table:table-cell office:value-type="string" table:style-name="ce1">
            <text:p>null</text:p>
          </table:table-cell>
          <table:table-cell office:value-type="date" office:date-value="2009-02-23T00:00:00" table:style-name="ce4">
            <text:p>23-Feb-09</text:p>
          </table:table-cell>
          <table:table-cell office:value-type="date" office:date-value="2015-03-13T00:00:00" table:style-name="ce4">
            <text:p>13-Mar-15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Ryuuhei Tamura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66" table:formula="of:=[.D69]+1" table:style-name="ce1">
            <text:p>66</text:p>
          </table:table-cell>
          <table:table-cell office:value-type="string" table:style-name="ce1">
            <text:p>Belmonde Le VisiteuR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77" table:style-name="ce1">
            <text:p>6.77</text:p>
          </table:table-cell>
          <table:table-cell office:value-type="string" table:style-name="ce1">
            <text:p>null</text:p>
          </table:table-cell>
          <table:table-cell office:value-type="date" office:date-value="2007-07-09T00:00:00" table:style-name="ce4">
            <text:p>9-Jul-07</text:p>
          </table:table-cell>
          <table:table-cell office:value-type="date" office:date-value="2007-11-19T00:00:00" table:style-name="ce4">
            <text:p>19-Nov-07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Ishioka Shomei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67" table:formula="of:=[.D70]+1" table:style-name="ce1">
            <text:p>67</text:p>
          </table:table-cell>
          <table:table-cell office:value-type="string" table:style-name="ce1">
            <text:p>Beshari Kurashi</text:p>
          </table:table-cell>
          <table:table-cell table:number-columns-repeated="8" table:style-name="ce1"/>
          <table:table-cell office:value-type="float" office:value="67" table:style-name="ce1">
            <text:p>67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68" table:formula="of:=[.D71]+1" table:style-name="ce1">
            <text:p>68</text:p>
          </table:table-cell>
          <table:table-cell office:value-type="string" table:style-name="ce1">
            <text:p>Blue Dragon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6.74" table:style-name="ce1">
            <text:p>6.74</text:p>
          </table:table-cell>
          <table:table-cell office:value-type="string" table:style-name="ce1">
            <text:p>null</text:p>
          </table:table-cell>
          <table:table-cell office:value-type="date" office:date-value="2006-12-04T00:00:00" table:style-name="ce4">
            <text:p>4-Dec-06</text:p>
          </table:table-cell>
          <table:table-cell office:value-type="date" office:date-value="2007-07-09T00:00:00" table:style-name="ce4">
            <text:p>9-Jul-07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Tsuneo Takano</text:p>
          </table:table-cell>
          <table:table-cell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69" table:formula="of:=[.D72]+1" table:style-name="ce1">
            <text:p>69</text:p>
          </table:table-cell>
          <table:table-cell office:value-type="string" table:style-name="ce1">
            <text:p>Bokke-san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6.65" table:style-name="ce1">
            <text:p>6.65</text:p>
          </table:table-cell>
          <table:table-cell office:value-type="string" table:style-name="ce1">
            <text:p>null</text:p>
          </table:table-cell>
          <table:table-cell office:value-type="date" office:date-value="2008-12-15T00:00:00" table:style-name="ce4">
            <text:p>15-Dec-08</text:p>
          </table:table-cell>
          <table:table-cell office:value-type="date" office:date-value="2009-04-27T00:00:00" table:style-name="ce4">
            <text:p>27-Apr-09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Yoshiyuki Nishi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70" table:formula="of:=[.D73]+1" table:style-name="ce1">
            <text:p>70</text:p>
          </table:table-cell>
          <table:table-cell office:value-type="string" table:style-name="ce1">
            <text:p>Boku no Watashi no Yusha Gaku</text:p>
          </table:table-cell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6.76" table:style-name="ce1">
            <text:p>6.76</text:p>
          </table:table-cell>
          <table:table-cell office:value-type="string" table:style-name="ce1">
            <text:p>null</text:p>
          </table:table-cell>
          <table:table-cell office:value-type="date" office:date-value="2007-05-14T00:00:00" table:style-name="ce4">
            <text:p>14-May-07</text:p>
          </table:table-cell>
          <table:table-cell office:value-type="date" office:date-value="2008-07-28T00:00:00" table:style-name="ce4">
            <text:p>28-Jul-08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Shuuichi Asou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71" table:formula="of:=[.D74]+1" table:style-name="ce1">
            <text:p>71</text:p>
          </table:table-cell>
          <table:table-cell office:value-type="string" table:style-name="ce1">
            <text:p>Chagech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null</text:p>
          </table:table-cell>
          <table:table-cell office:value-type="date" office:date-value="2008-09-13T00:00:00" table:style-name="ce4">
            <text:p>13-Sep-08</text:p>
          </table:table-cell>
          <table:table-cell office:value-type="date" office:date-value="2008-11-01T00:00:00" table:style-name="ce4">
            <text:p>1-Nov-08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string" table:style-name="ce1">
            <text:p>Yoshio Sawai</text:p>
          </table:table-cell>
          <table:table-cell table:style-name="ce1"/>
          <table:table-cell office:value-type="float" office:value="27" table:style-name="ce1">
            <text:p>27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72" table:formula="of:=[.D75]+1" table:style-name="ce1">
            <text:p>72</text:p>
          </table:table-cell>
          <table:table-cell office:value-type="string" table:style-name="ce1">
            <text:p>Corrector M&amp;Y</text:p>
          </table:table-cell>
          <table:table-cell table:number-columns-repeated="8" table:style-name="ce1"/>
          <table:table-cell office:value-type="float" office:value="72" table:style-name="ce1">
            <text:p>72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73" table:formula="of:=[.D76]+1" table:style-name="ce1">
            <text:p>73</text:p>
          </table:table-cell>
          <table:table-cell office:value-type="string" table:style-name="ce1">
            <text:p>Dogashi Kaden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66" table:style-name="ce1">
            <text:p>6.66</text:p>
          </table:table-cell>
          <table:table-cell office:value-type="string" table:style-name="ce1">
            <text:p>null</text:p>
          </table:table-cell>
          <table:table-cell office:value-type="date" office:date-value="2008-06-02T00:00:00" table:style-name="ce4">
            <text:p>2-Jun-08</text:p>
          </table:table-cell>
          <table:table-cell office:value-type="date" office:date-value="2008-09-01T00:00:00" table:style-name="ce4">
            <text:p>1-Sep-08</text:p>
          </table:table-cell>
          <table:table-cell table:number-columns-repeated="2" table:style-name="ce1"/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Kousuke Hamada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74" table:formula="of:=[.D77]+1" table:style-name="ce1">
            <text:p>74</text:p>
          </table:table-cell>
          <table:table-cell office:value-type="string" table:style-name="ce1">
            <text:p>Double Arts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7.56" table:style-name="ce1">
            <text:p>7.56</text:p>
          </table:table-cell>
          <table:table-cell office:value-type="string" table:style-name="ce1">
            <text:p>null</text:p>
          </table:table-cell>
          <table:table-cell office:value-type="date" office:date-value="2008-05-24T00:00:00" table:style-name="ce4">
            <text:p>24-May-08</text:p>
          </table:table-cell>
          <table:table-cell office:value-type="date" office:date-value="2008-09-08T00:00:00" table:style-name="ce4">
            <text:p>8-Sep-08</text:p>
          </table:table-cell>
          <table:table-cell table:number-columns-repeated="2" table:style-name="ce1"/>
          <table:table-cell office:value-type="float" office:value="74" table:style-name="ce1">
            <text:p>74</text:p>
          </table:table-cell>
          <table:table-cell table:style-name="ce1"/>
          <table:table-cell office:value-type="string" table:style-name="ce1">
            <text:p>Naoshi Komi</text:p>
          </table:table-cell>
          <table:table-cell table:style-name="ce1"/>
          <table:table-cell office:value-type="float" office:value="28" table:style-name="ce1">
            <text:p>28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75" table:formula="of:=[.D78]+1" table:style-name="ce1">
            <text:p>75</text:p>
          </table:table-cell>
          <table:table-cell office:value-type="string" table:style-name="ce1">
            <text:p>Hand's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6.39" table:style-name="ce1">
            <text:p>6.39</text:p>
          </table:table-cell>
          <table:table-cell office:value-type="string" table:style-name="ce1">
            <text:p>null</text:p>
          </table:table-cell>
          <table:table-cell office:value-type="date" office:date-value="2006-10-02T00:00:00" table:style-name="ce4">
            <text:p>2-Oct-06</text:p>
          </table:table-cell>
          <table:table-cell office:value-type="date" office:date-value="2006-12-04T00:00:00" table:style-name="ce4">
            <text:p>4-Dec-06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Yuuichi Itakura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76" table:formula="of:=[.D79]+1" table:style-name="ce1">
            <text:p>76</text:p>
          </table:table-cell>
          <table:table-cell office:value-type="string" table:style-name="ce1">
            <text:p>Hatsukoi Limited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7.39" table:style-name="ce1">
            <text:p>7.39</text:p>
          </table:table-cell>
          <table:table-cell office:value-type="string" table:style-name="ce1">
            <text:p>null</text:p>
          </table:table-cell>
          <table:table-cell office:value-type="date" office:date-value="2007-10-01T00:00:00" table:style-name="ce4">
            <text:p>1-Oct-07</text:p>
          </table:table-cell>
          <table:table-cell office:value-type="date" office:date-value="2008-05-26T00:00:00" table:style-name="ce4">
            <text:p>26-May-08</text:p>
          </table:table-cell>
          <table:table-cell table:number-columns-repeated="2"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string" table:style-name="ce1">
            <text:p>Mizuki Kawashita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77" table:formula="of:=[.D80]+1" table:style-name="ce1">
            <text:p>77</text:p>
          </table:table-cell>
          <table:table-cell office:value-type="string" table:style-name="ce1">
            <text:p>Hitomi no Catoblepas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68" table:style-name="ce1">
            <text:p>6.68</text:p>
          </table:table-cell>
          <table:table-cell office:value-type="string" table:style-name="ce1">
            <text:p>null</text:p>
          </table:table-cell>
          <table:table-cell office:value-type="date" office:date-value="2007-05-21T00:00:00" table:style-name="ce4">
            <text:p>21-May-07</text:p>
          </table:table-cell>
          <table:table-cell office:value-type="date" office:date-value="2007-09-03T00:00:00" table:style-name="ce4">
            <text:p>3-Sep-07</text:p>
          </table:table-cell>
          <table:table-cell table:number-columns-repeated="2"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Yasunori Tanaka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78" table:formula="of:=[.D81]+1" table:style-name="ce1">
            <text:p>78</text:p>
          </table:table-cell>
          <table:table-cell office:value-type="string" table:style-name="ce1">
            <text:p>Hokenshitsu no Shinigami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7.12" table:style-name="ce1">
            <text:p>7.12</text:p>
          </table:table-cell>
          <table:table-cell office:value-type="string" table:style-name="ce1">
            <text:p>null</text:p>
          </table:table-cell>
          <table:table-cell office:value-type="date" office:date-value="2009-09-07T00:00:00" table:style-name="ce4">
            <text:p>7-Sep-09</text:p>
          </table:table-cell>
          <table:table-cell office:value-type="date" office:date-value="2011-06-27T00:00:00" table:style-name="ce4">
            <text:p>27-Jun-11</text:p>
          </table:table-cell>
          <table:table-cell table:number-columns-repeated="2"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1">
            <text:p>Shou Aimoto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79" table:formula="of:=[.D82]+1" table:style-name="ce1">
            <text:p>79</text:p>
          </table:table-cell>
          <table:table-cell office:value-type="string" table:style-name="ce1">
            <text:p>Hoopmen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ull</text:p>
          </table:table-cell>
          <table:table-cell office:value-type="date" office:date-value="2009-03-02T00:00:00" table:style-name="ce4">
            <text:p>2-Mar-09</text:p>
          </table:table-cell>
          <table:table-cell office:value-type="date" office:date-value="2009-06-29T00:00:00" table:style-name="ce4">
            <text:p>29-Jun-09</text:p>
          </table:table-cell>
          <table:table-cell table:number-columns-repeated="2" table:style-name="ce1"/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Yukinori kawaguchi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80" table:formula="of:=[.D83]+1" table:style-name="ce1">
            <text:p>80</text:p>
          </table:table-cell>
          <table:table-cell office:value-type="string" table:style-name="ce1">
            <text:p>Inumarudashii</text:p>
          </table:table-cell>
          <table:table-cell office:value-type="float" office:value="11" table:style-name="ce1">
            <text:p>11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8-08-25T00:00:00" table:style-name="ce4">
            <text:p>25-Aug-08</text:p>
          </table:table-cell>
          <table:table-cell office:value-type="date" office:date-value="2012-06-04T00:00:00" table:style-name="ce4">
            <text:p>4-Jun-12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Kouji Ooshi</text:p>
          </table:table-cell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81" table:formula="of:=[.D84]+1" table:style-name="ce1">
            <text:p>81</text:p>
          </table:table-cell>
          <table:table-cell office:value-type="string" table:style-name="ce1">
            <text:p>Junbor Balutronica</text:p>
          </table:table-cell>
          <table:table-cell table:number-columns-repeated="8" table:style-name="ce1"/>
          <table:table-cell office:value-type="float" office:value="81" table:style-name="ce1">
            <text:p>81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82" table:formula="of:=[.D85]+1" table:style-name="ce1">
            <text:p>82</text:p>
          </table:table-cell>
          <table:table-cell office:value-type="string" table:style-name="ce1">
            <text:p>K.O. Sen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95" table:style-name="ce1">
            <text:p>6.95</text:p>
          </table:table-cell>
          <table:table-cell office:value-type="string" table:style-name="ce1">
            <text:p>null</text:p>
          </table:table-cell>
          <table:table-cell office:value-type="date" office:date-value="2007-12-10T00:00:00" table:style-name="ce4">
            <text:p>10-Dec-07</text:p>
          </table:table-cell>
          <table:table-cell office:value-type="date" office:date-value="2008-03-10T00:00:00" table:style-name="ce4">
            <text:p>10-Mar-08</text:p>
          </table:table-cell>
          <table:table-cell table:number-columns-repeated="2" table:style-name="ce1"/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Katsumoshi Murase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83" table:formula="of:=[.D86]+1" table:style-name="ce1">
            <text:p>83</text:p>
          </table:table-cell>
          <table:table-cell office:value-type="string" table:style-name="ce1">
            <text:p>Kagijin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49" table:style-name="ce1">
            <text:p>6.49</text:p>
          </table:table-cell>
          <table:table-cell office:value-type="string" table:style-name="ce1">
            <text:p>null</text:p>
          </table:table-cell>
          <table:table-cell office:value-type="date" office:date-value="2009-07-13T00:00:00" table:style-name="ce4">
            <text:p>13-Jul-09</text:p>
          </table:table-cell>
          <table:table-cell office:value-type="date" office:date-value="2009-11-09T00:00:00" table:style-name="ce4">
            <text:p>9-Nov-09</text:p>
          </table:table-cell>
          <table:table-cell table:number-columns-repeated="2" table:style-name="ce1"/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Yasunori Tanaka</text:p>
          </table:table-cell>
          <table:table-cell table:style-name="ce1"/>
          <table:table-cell office:value-type="float" office:value="32" table:style-name="ce1">
            <text:p>32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84" table:formula="of:=[.D87]+1" table:style-name="ce1">
            <text:p>84</text:p>
          </table:table-cell>
          <table:table-cell office:value-type="string" table:style-name="ce1">
            <text:p>Kain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86" table:style-name="ce1">
            <text:p>6.86</text:p>
          </table:table-cell>
          <table:table-cell office:value-type="string" table:style-name="ce1">
            <text:p>null</text:p>
          </table:table-cell>
          <table:table-cell office:value-type="date" office:date-value="2005-05-16T00:00:00" table:style-name="ce4">
            <text:p>16-May-05</text:p>
          </table:table-cell>
          <table:table-cell office:value-type="date" office:date-value="2005-09-26T00:00:00" table:style-name="ce4">
            <text:p>26-Sep-05</text:p>
          </table:table-cell>
          <table:table-cell table:number-columns-repeated="2" table:style-name="ce1"/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Tooru Uchimizu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85" table:formula="of:=[.D88]+1" table:style-name="ce1">
            <text:p>85</text:p>
          </table:table-cell>
          <table:table-cell office:value-type="string" table:style-name="ce1">
            <text:p>Kuroko no Basuke</text:p>
          </table:table-cell>
          <table:table-cell office:value-type="float" office:value="30" table:style-name="ce1">
            <text:p>30</text:p>
          </table:table-cell>
          <table:table-cell office:value-type="float" office:value="276" table:style-name="ce1">
            <text:p>276</text:p>
          </table:table-cell>
          <table:table-cell office:value-type="float" office:value="8.1300000000000008" table:style-name="ce1">
            <text:p>8.13</text:p>
          </table:table-cell>
          <table:table-cell office:value-type="string" table:style-name="ce1">
            <text:p>null</text:p>
          </table:table-cell>
          <table:table-cell office:value-type="date" office:date-value="2008-12-08T00:00:00" table:style-name="ce4">
            <text:p>8-Dec-08</text:p>
          </table:table-cell>
          <table:table-cell office:value-type="date" office:date-value="2014-09-01T00:00:00" table:style-name="ce4">
            <text:p>1-Sep-14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Tadatoshi Fujimaki</text:p>
          </table:table-cell>
          <table:table-cell table:style-name="ce1"/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86" table:formula="of:=[.D89]+1" table:style-name="ce1">
            <text:p>86</text:p>
          </table:table-cell>
          <table:table-cell office:value-type="string" table:style-name="ce1">
            <text:p>Mx0</text:p>
          </table:table-cell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office:value-type="float" office:value="7.93" table:style-name="ce1">
            <text:p>7.93</text:p>
          </table:table-cell>
          <table:table-cell office:value-type="string" table:style-name="ce1">
            <text:p>null</text:p>
          </table:table-cell>
          <table:table-cell office:value-type="date" office:date-value="2006-05-08T00:00:00" table:style-name="ce4">
            <text:p>8-May-06</text:p>
          </table:table-cell>
          <table:table-cell office:value-type="date" office:date-value="2008-05-12T00:00:00" table:style-name="ce4">
            <text:p>12-May-08</text:p>
          </table:table-cell>
          <table:table-cell table:number-columns-repeated="2" table:style-name="ce1"/>
          <table:table-cell office:value-type="float" office:value="86" table:style-name="ce1">
            <text:p>86</text:p>
          </table:table-cell>
          <table:table-cell table:style-name="ce1"/>
          <table:table-cell office:value-type="string" table:style-name="ce1">
            <text:p>Yasuhiro kano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87" table:formula="of:=[.D90]+1" table:style-name="ce1">
            <text:p>87</text:p>
          </table:table-cell>
          <table:table-cell office:value-type="string" table:style-name="ce1">
            <text:p>Maison Du Penguin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6-02-13T00:00:00" table:style-name="ce4">
            <text:p>13-Feb-06</text:p>
          </table:table-cell>
          <table:table-cell office:value-type="date" office:date-value="2007-05-14T00:00:00" table:style-name="ce4">
            <text:p>14-May-07</text:p>
          </table:table-cell>
          <table:table-cell table:number-columns-repeated="2" table:style-name="ce1"/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1">
            <text:p>Kouji Ooishi</text:p>
          </table:table-cell>
          <table:table-cell table:style-name="ce1"/>
          <table:table-cell office:value-type="float" office:value="34" table:style-name="ce1">
            <text:p>34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88" table:formula="of:=[.D91]+1" table:style-name="ce1">
            <text:p>88</text:p>
          </table:table-cell>
          <table:table-cell office:value-type="string" table:style-name="ce1">
            <text:p>Majin Tantei Nougami Neuro<text:s/></text:p>
          </table:table-cell>
          <table:table-cell office:value-type="float" office:value="23" table:style-name="ce1">
            <text:p>23</text:p>
          </table:table-cell>
          <table:table-cell office:value-type="float" office:value="203" table:style-name="ce1">
            <text:p>203</text:p>
          </table:table-cell>
          <table:table-cell office:value-type="float" office:value="8.1199999999999992" table:style-name="ce1">
            <text:p>8.12</text:p>
          </table:table-cell>
          <table:table-cell office:value-type="string" table:style-name="ce1">
            <text:p>null</text:p>
          </table:table-cell>
          <table:table-cell office:value-type="date" office:date-value="2005-02-21T00:00:00" table:style-name="ce4">
            <text:p>21-Feb-05</text:p>
          </table:table-cell>
          <table:table-cell office:value-type="date" office:date-value="2009-04-20T00:00:00" table:style-name="ce4">
            <text:p>20-Apr-09</text:p>
          </table:table-cell>
          <table:table-cell table:number-columns-repeated="2" table:style-name="ce1"/>
          <table:table-cell office:value-type="float" office:value="88" table:style-name="ce1">
            <text:p>88</text:p>
          </table:table-cell>
          <table:table-cell table:style-name="ce1"/>
          <table:table-cell office:value-type="string" table:style-name="ce1">
            <text:p>Yuusei Matsui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89" table:formula="of:=[.D92]+1" table:style-name="ce1">
            <text:p>89</text:p>
          </table:table-cell>
          <table:table-cell office:value-type="string" table:style-name="ce1">
            <text:p>Medaka Box</text:p>
          </table:table-cell>
          <table:table-cell office:value-type="float" office:value="22" table:style-name="ce1">
            <text:p>22</text:p>
          </table:table-cell>
          <table:table-cell office:value-type="float" office:value="194" table:style-name="ce1">
            <text:p>194</text:p>
          </table:table-cell>
          <table:table-cell office:value-type="float" office:value="7.79" table:style-name="ce1">
            <text:p>7.79</text:p>
          </table:table-cell>
          <table:table-cell office:value-type="string" table:style-name="ce1">
            <text:p>null</text:p>
          </table:table-cell>
          <table:table-cell office:value-type="date" office:date-value="2022-05-11T00:00:00" table:style-name="ce5">
            <text:p>11-May</text:p>
          </table:table-cell>
          <table:table-cell office:value-type="date" office:date-value="2013-04-27T00:00:00" table:style-name="ce4">
            <text:p>27-Apr-13</text:p>
          </table:table-cell>
          <table:table-cell table:number-columns-repeated="2" table:style-name="ce1"/>
          <table:table-cell office:value-type="float" office:value="89" table:style-name="ce1">
            <text:p>89</text:p>
          </table:table-cell>
          <table:table-cell table:style-name="ce1"/>
          <table:table-cell office:value-type="string" table:style-name="ce1">
            <text:p>Akira Akatsuki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90" table:formula="of:=[.D93]+1" table:style-name="ce1">
            <text:p>90</text:p>
          </table:table-cell>
          <table:table-cell office:value-type="string" table:style-name="ce1">
            <text:p>Meister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7.09" table:style-name="ce1">
            <text:p>7.09</text:p>
          </table:table-cell>
          <table:table-cell office:value-type="string" table:style-name="ce1">
            <text:p>null</text:p>
          </table:table-cell>
          <table:table-cell office:value-type="date" office:date-value="2008-12-01T00:00:00" table:style-name="ce4">
            <text:p>1-Dec-08</text:p>
          </table:table-cell>
          <table:table-cell office:value-type="date" office:date-value="2009-02-16T00:00:00" table:style-name="ce4">
            <text:p>16-Feb-09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kamiya Kaji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91" table:formula="of:=[.D94]+1" table:style-name="ce1">
            <text:p>91</text:p>
          </table:table-cell>
          <table:table-cell office:value-type="string" table:style-name="ce1">
            <text:p>Mieru Hito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6.85" table:style-name="ce1">
            <text:p>6.85</text:p>
          </table:table-cell>
          <table:table-cell office:value-type="string" table:style-name="ce1">
            <text:p>null</text:p>
          </table:table-cell>
          <table:table-cell office:value-type="date" office:date-value="2005-07-16T00:00:00" table:style-name="ce4">
            <text:p>16-Jul-05</text:p>
          </table:table-cell>
          <table:table-cell office:value-type="date" office:date-value="2006-09-16T00:00:00" table:style-name="ce4">
            <text:p>16-Sep-06</text:p>
          </table:table-cell>
          <table:table-cell table:number-columns-repeated="2" table:style-name="ce1"/>
          <table:table-cell office:value-type="float" office:value="91" table:style-name="ce1">
            <text:p>91</text:p>
          </table:table-cell>
          <table:table-cell table:style-name="ce1"/>
          <table:table-cell office:value-type="string" table:style-name="ce1">
            <text:p>Toshiaki Iwashiro</text:p>
          </table:table-cell>
          <table:table-cell table:style-name="ce1"/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92" table:formula="of:=[.D95]+1" table:style-name="ce1">
            <text:p>92</text:p>
          </table:table-cell>
          <table:table-cell office:value-type="string" table:style-name="ce1">
            <text:p>Muddy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6.58" table:style-name="ce1">
            <text:p>6.58</text:p>
          </table:table-cell>
          <table:table-cell office:value-type="string" table:style-name="ce1">
            <text:p>null</text:p>
          </table:table-cell>
          <table:table-cell office:value-type="date" office:date-value="2007-12-17T00:00:00" table:style-name="ce4">
            <text:p>17-Dec-07</text:p>
          </table:table-cell>
          <table:table-cell office:value-type="date" office:date-value="2008-03-17T00:00:00" table:style-name="ce4">
            <text:p>17-Mar-08</text:p>
          </table:table-cell>
          <table:table-cell table:number-columns-repeated="2" table:style-name="ce1"/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1">
            <text:p>Shou Aimoto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93" table:formula="of:=[.D96]+1" table:style-name="ce1">
            <text:p>93</text:p>
          </table:table-cell>
          <table:table-cell office:value-type="string" table:style-name="ce1">
            <text:p>Nazo no Murasame-kun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6-04-17T00:00:00" table:style-name="ce4">
            <text:p>17-Apr-06</text:p>
          </table:table-cell>
          <table:table-cell office:value-type="date" office:date-value="2006-09-25T00:00:00" table:style-name="ce4">
            <text:p>25-Sep-06</text:p>
          </table:table-cell>
          <table:table-cell table:number-columns-repeated="2" table:style-name="ce1"/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1">
            <text:p>Mikio Itou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94" table:formula="of:=[.D97]+1" table:style-name="ce1">
            <text:p>94</text:p>
          </table:table-cell>
          <table:table-cell office:value-type="string" table:style-name="ce1">
            <text:p>Neko Wappa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6.44" table:style-name="ce1">
            <text:p>6.44</text:p>
          </table:table-cell>
          <table:table-cell office:value-type="string" table:style-name="ce1">
            <text:p>null</text:p>
          </table:table-cell>
          <table:table-cell office:value-type="date" office:date-value="2009-11-09T00:00:00" table:style-name="ce4">
            <text:p>9-Nov-09</text:p>
          </table:table-cell>
          <table:table-cell office:value-type="date" office:date-value="2010-02-15T00:00:00" table:style-name="ce4">
            <text:p>15-Feb-10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Naoya Matsumoto</text:p>
          </table:table-cell>
          <table:table-cell table:style-name="ce1"/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95" table:formula="of:=[.D98]+1" table:style-name="ce1">
            <text:p>95</text:p>
          </table:table-cell>
          <table:table-cell office:value-type="string" table:style-name="ce1">
            <text:p>Nurarihyon no Mago</text:p>
          </table:table-cell>
          <table:table-cell office:value-type="float" office:value="25" table:style-name="ce1">
            <text:p>25</text:p>
          </table:table-cell>
          <table:table-cell office:value-type="float" office:value="218" table:style-name="ce1">
            <text:p>218</text:p>
          </table:table-cell>
          <table:table-cell office:value-type="float" office:value="7.98" table:style-name="ce1">
            <text:p>7.98</text:p>
          </table:table-cell>
          <table:table-cell office:value-type="string" table:style-name="ce1">
            <text:p>null</text:p>
          </table:table-cell>
          <table:table-cell office:value-type="date" office:date-value="2008-03-10T00:00:00" table:style-name="ce4">
            <text:p>10-Mar-08</text:p>
          </table:table-cell>
          <table:table-cell office:value-type="date" office:date-value="2012-12-28T00:00:00" table:style-name="ce4">
            <text:p>28-Dec-12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1">
            <text:p>Hiroshi Shiibashi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96" table:formula="of:=[.D99]+1" table:style-name="ce1">
            <text:p>96</text:p>
          </table:table-cell>
          <table:table-cell office:value-type="string" table:style-name="ce1">
            <text:p>Odorobo Poruta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5-10-10T00:00:00" table:style-name="ce4">
            <text:p>10-Oct-05</text:p>
          </table:table-cell>
          <table:table-cell office:value-type="date" office:date-value="2006-01-30T00:00:00" table:style-name="ce4">
            <text:p>30-Jan-06</text:p>
          </table:table-cell>
          <table:table-cell table:number-columns-repeated="2" table:style-name="ce1"/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Kazuki Kitashima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97" table:formula="of:=[.D100]+1" table:style-name="ce1">
            <text:p>97</text:p>
          </table:table-cell>
          <table:table-cell office:value-type="string" table:style-name="ce1">
            <text:p>Over Time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7.04" table:style-name="ce1">
            <text:p>7.04</text:p>
          </table:table-cell>
          <table:table-cell office:value-type="string" table:style-name="ce1">
            <text:p>null</text:p>
          </table:table-cell>
          <table:table-cell office:value-type="date" office:date-value="2006-07-15T00:00:00" table:style-name="ce4">
            <text:p>15-Jul-06</text:p>
          </table:table-cell>
          <table:table-cell office:value-type="date" office:date-value="2006-11-27T00:00:00" table:style-name="ce4">
            <text:p>27-Nov-06</text:p>
          </table:table-cell>
          <table:table-cell table:number-columns-repeated="2" table:style-name="ce1"/>
          <table:table-cell office:value-type="float" office:value="97" table:style-name="ce1">
            <text:p>97</text:p>
          </table:table-cell>
          <table:table-cell table:style-name="ce1"/>
          <table:table-cell office:value-type="string" table:style-name="ce1">
            <text:p>Youichi Amano</text:p>
          </table:table-cell>
          <table:table-cell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98" table:formula="of:=[.D101]+1" table:style-name="ce1">
            <text:p>98</text:p>
          </table:table-cell>
          <table:table-cell office:value-type="string" table:style-name="ce1">
            <text:p>Let's Play Pingpong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6.94" table:style-name="ce1">
            <text:p>6.94</text:p>
          </table:table-cell>
          <table:table-cell office:value-type="string" table:style-name="ce1">
            <text:p>null</text:p>
          </table:table-cell>
          <table:table-cell office:value-type="date" office:date-value="2006-09-25T00:00:00" table:style-name="ce4">
            <text:p>25-Sep-06</text:p>
          </table:table-cell>
          <table:table-cell office:value-type="date" office:date-value="2008-02-08T00:00:00" table:style-name="ce4">
            <text:p>8-Feb-08</text:p>
          </table:table-cell>
          <table:table-cell table:number-columns-repeated="2" table:style-name="ce1"/>
          <table:table-cell office:value-type="float" office:value="98" table:style-name="ce1">
            <text:p>98</text:p>
          </table:table-cell>
          <table:table-cell table:style-name="ce1"/>
          <table:table-cell office:value-type="string" table:style-name="ce1">
            <text:p>Tatsuma Eijiri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99" table:formula="of:=[.D102]+1" table:style-name="ce1">
            <text:p>99</text:p>
          </table:table-cell>
          <table:table-cell office:value-type="string" table:style-name="ce1">
            <text:p>Psyren</text:p>
          </table:table-cell>
          <table:table-cell office:value-type="float" office:value="16" table:style-name="ce1">
            <text:p>16</text:p>
          </table:table-cell>
          <table:table-cell office:value-type="float" office:value="145" table:style-name="ce1">
            <text:p>145</text:p>
          </table:table-cell>
          <table:table-cell office:value-type="float" office:value="7.98" table:style-name="ce1">
            <text:p>7.98</text:p>
          </table:table-cell>
          <table:table-cell office:value-type="string" table:style-name="ce1">
            <text:p>null</text:p>
          </table:table-cell>
          <table:table-cell office:value-type="date" office:date-value="2007-12-03T00:00:00" table:style-name="ce4">
            <text:p>3-Dec-07</text:p>
          </table:table-cell>
          <table:table-cell office:value-type="date" office:date-value="2010-11-29T00:00:00" table:style-name="ce4">
            <text:p>29-Nov-10</text:p>
          </table:table-cell>
          <table:table-cell table:number-columns-repeated="2" table:style-name="ce1"/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1">
            <text:p>Toshiaki Iwashiro</text:p>
          </table:table-cell>
          <table:table-cell table:style-name="ce1"/>
          <table:table-cell office:value-type="float" office:value="38" table:style-name="ce1">
            <text:p>38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00" table:formula="of:=[.D103]+1" table:style-name="ce1">
            <text:p>100</text:p>
          </table:table-cell>
          <table:table-cell office:value-type="string" table:style-name="ce1">
            <text:p>Samurai Usagi</text:p>
          </table:table-cell>
          <table:table-cell office:value-type="float" office:value="8" table:style-name="ce1">
            <text:p>8</text:p>
          </table:table-cell>
          <table:table-cell office:value-type="float" office:value="69" table:style-name="ce1">
            <text:p>69</text:p>
          </table:table-cell>
          <table:table-cell office:value-type="float" office:value="7.24" table:style-name="ce1">
            <text:p>7.24</text:p>
          </table:table-cell>
          <table:table-cell office:value-type="string" table:style-name="ce1">
            <text:p>null</text:p>
          </table:table-cell>
          <table:table-cell office:value-type="date" office:date-value="2007-03-05T00:00:00" table:style-name="ce4">
            <text:p>5-Mar-07</text:p>
          </table:table-cell>
          <table:table-cell office:value-type="date" office:date-value="2008-07-14T00:00:00" table:style-name="ce4">
            <text:p>14-Jul-08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Teppei Fukushima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01" table:formula="of:=[.D104]+1" table:style-name="ce1">
            <text:p>101</text:p>
          </table:table-cell>
          <table:table-cell office:value-type="string" table:style-name="ce1">
            <text:p>Shinseiki Idol Densetsu Kanata Seven Change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9-11-16T00:00:00" table:style-name="ce4">
            <text:p>16-Nov-09</text:p>
          </table:table-cell>
          <table:table-cell office:value-type="date" office:date-value="2010-02-22T00:00:00" table:style-name="ce4">
            <text:p>22-Feb-10</text:p>
          </table:table-cell>
          <table:table-cell table:number-columns-repeated="2" table:style-name="ce1"/>
          <table:table-cell office:value-type="float" office:value="101" table:style-name="ce1">
            <text:p>101</text:p>
          </table:table-cell>
          <table:table-cell table:style-name="ce1"/>
          <table:table-cell office:value-type="string" table:style-name="ce1">
            <text:p>Shuuichi Aso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02" table:formula="of:=[.D105]+1" table:style-name="ce1">
            <text:p>102</text:p>
          </table:table-cell>
          <table:table-cell office:value-type="string" table:style-name="ce1">
            <text:p>Shinsetsu Bobobo-bo Bo-bobo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office:value-type="float" office:value="7.28" table:style-name="ce1">
            <text:p>7.28</text:p>
          </table:table-cell>
          <table:table-cell office:value-type="float" office:value="5" table:style-name="ce1">
            <text:p>5</text:p>
          </table:table-cell>
          <table:table-cell office:value-type="date" office:date-value="2005-12-19T00:00:00" table:style-name="ce4">
            <text:p>19-Dec-05</text:p>
          </table:table-cell>
          <table:table-cell office:value-type="date" office:date-value="2007-07-02T00:00:00" table:style-name="ce4">
            <text:p>2-Jul-07</text:p>
          </table:table-cell>
          <table:table-cell table:number-columns-repeated="2" table:style-name="ce1"/>
          <table:table-cell office:value-type="float" office:value="102" table:style-name="ce1">
            <text:p>102</text:p>
          </table:table-cell>
          <table:table-cell table:style-name="ce1"/>
          <table:table-cell office:value-type="string" table:style-name="ce1">
            <text:p>Yoshio Sawai</text:p>
          </table:table-cell>
          <table:table-cell table:style-name="ce1"/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03" table:formula="of:=[.D106]+1" table:style-name="ce1">
            <text:p>103</text:p>
          </table:table-cell>
          <table:table-cell office:value-type="string" table:style-name="ce1">
            <text:p>Shiritsu Poseidon Gakuen Koutoubu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7-12-22T00:00:00" table:style-name="ce4">
            <text:p>22-Dec-07</text:p>
          </table:table-cell>
          <table:table-cell office:value-type="date" office:date-value="2008-05-12T00:00:00" table:style-name="ce4">
            <text:p>12-May-08</text:p>
          </table:table-cell>
          <table:table-cell table:number-columns-repeated="2" table:style-name="ce1"/>
          <table:table-cell office:value-type="float" office:value="103" table:style-name="ce1">
            <text:p>103</text:p>
          </table:table-cell>
          <table:table-cell table:style-name="ce1"/>
          <table:table-cell office:value-type="string" table:style-name="ce1">
            <text:p>Shinichirou Oo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04" table:formula="of:=[.D107]+1" table:style-name="ce1">
            <text:p>104</text:p>
          </table:table-cell>
          <table:table-cell office:value-type="string" table:style-name="ce1">
            <text:p>Sket Dance</text:p>
          </table:table-cell>
          <table:table-cell office:value-type="float" office:value="32" table:style-name="ce1">
            <text:p>32</text:p>
          </table:table-cell>
          <table:table-cell office:value-type="float" office:value="288" table:style-name="ce1">
            <text:p>288</text:p>
          </table:table-cell>
          <table:table-cell office:value-type="float" office:value="8.3699999999999992" table:style-name="ce1">
            <text:p>8.37</text:p>
          </table:table-cell>
          <table:table-cell office:value-type="string" table:style-name="ce1">
            <text:p>null</text:p>
          </table:table-cell>
          <table:table-cell office:value-type="date" office:date-value="2007-07-14T00:00:00" table:style-name="ce4">
            <text:p>14-Jul-07</text:p>
          </table:table-cell>
          <table:table-cell office:value-type="date" office:date-value="2013-07-08T00:00:00" table:style-name="ce4">
            <text:p>8-Jul-13</text:p>
          </table:table-cell>
          <table:table-cell table:number-columns-repeated="2" table:style-name="ce1"/>
          <table:table-cell office:value-type="float" office:value="104" table:style-name="ce1">
            <text:p>104</text:p>
          </table:table-cell>
          <table:table-cell table:style-name="ce1"/>
          <table:table-cell office:value-type="string" table:style-name="ce1">
            <text:p>Kenta Shinohara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05" table:formula="of:=[.D108]+1" table:style-name="ce1">
            <text:p>105</text:p>
          </table:table-cell>
          <table:table-cell office:value-type="string" table:style-name="ce1">
            <text:p>Super Dog Rilienthal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float" office:value="6.64" table:style-name="ce1">
            <text:p>6.64</text:p>
          </table:table-cell>
          <table:table-cell office:value-type="string" table:style-name="ce1">
            <text:p>null</text:p>
          </table:table-cell>
          <table:table-cell office:value-type="date" office:date-value="2009-09-14T00:00:00" table:style-name="ce4">
            <text:p>14-Sep-09</text:p>
          </table:table-cell>
          <table:table-cell office:value-type="date" office:date-value="2010-05-10T00:00:00" table:style-name="ce4">
            <text:p>10-May-10</text:p>
          </table:table-cell>
          <table:table-cell table:number-columns-repeated="2" table:style-name="ce1"/>
          <table:table-cell office:value-type="float" office:value="105" table:style-name="ce1">
            <text:p>105</text:p>
          </table:table-cell>
          <table:table-cell table:style-name="ce1"/>
          <table:table-cell office:value-type="string" table:style-name="ce1">
            <text:p>daisuke Ashihara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06" table:formula="of:=[.D109]+1" table:style-name="ce1">
            <text:p>106</text:p>
          </table:table-cell>
          <table:table-cell office:value-type="string" table:style-name="ce1">
            <text:p>Taizo Mote King Saga</text:p>
          </table:table-cell>
          <table:table-cell office:value-type="float" office:value="8" table:style-name="ce1">
            <text:p>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5-07-25T00:00:00" table:style-name="ce4">
            <text:p>25-Jul-05</text:p>
          </table:table-cell>
          <table:table-cell office:value-type="date" office:date-value="2007-05-14T00:00:00" table:style-name="ce4">
            <text:p>14-May-07</text:p>
          </table:table-cell>
          <table:table-cell table:number-columns-repeated="2" table:style-name="ce1"/>
          <table:table-cell office:value-type="float" office:value="106" table:style-name="ce1">
            <text:p>106</text:p>
          </table:table-cell>
          <table:table-cell table:style-name="ce1"/>
          <table:table-cell office:value-type="string" table:style-name="ce1">
            <text:p>Amon Dai</text:p>
          </table:table-cell>
          <table:table-cell table:style-name="ce1"/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07" table:formula="of:=[.D110]+1" table:style-name="ce1">
            <text:p>107</text:p>
          </table:table-cell>
          <table:table-cell office:value-type="string" table:style-name="ce1">
            <text:p>Takaya -Senbu Gakuen Gekitouden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5-05-23T00:00:00" table:style-name="ce4">
            <text:p>23-May-05</text:p>
          </table:table-cell>
          <table:table-cell office:value-type="date" office:date-value="2006-02-20T00:00:00" table:style-name="ce4">
            <text:p>20-Feb-06</text:p>
          </table:table-cell>
          <table:table-cell table:number-columns-repeated="2" table:style-name="ce1"/>
          <table:table-cell office:value-type="float" office:value="107" table:style-name="ce1">
            <text:p>107</text:p>
          </table:table-cell>
          <table:table-cell table:style-name="ce1"/>
          <table:table-cell office:value-type="string" table:style-name="ce1">
            <text:p>Yuujirou Sakamoto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08" table:formula="of:=[.D111]+1" table:style-name="ce1">
            <text:p>108</text:p>
          </table:table-cell>
          <table:table-cell office:value-type="string" table:style-name="ce1">
            <text:p>Takaya -Yoake no Enjin-ou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ull</text:p>
          </table:table-cell>
          <table:table-cell office:value-type="float" office:value="107" table:style-name="ce1">
            <text:p>107</text:p>
          </table:table-cell>
          <table:table-cell office:value-type="date" office:date-value="2006-02-27T00:00:00" table:style-name="ce4">
            <text:p>27-Feb-06</text:p>
          </table:table-cell>
          <table:table-cell office:value-type="date" office:date-value="2006-05-29T00:00:00" table:style-name="ce4">
            <text:p>29-May-06</text:p>
          </table:table-cell>
          <table:table-cell table:number-columns-repeated="2" table:style-name="ce1"/>
          <table:table-cell office:value-type="float" office:value="108" table:style-name="ce1">
            <text:p>108</text:p>
          </table:table-cell>
          <table:table-cell table:style-name="ce1"/>
          <table:table-cell office:value-type="string" table:style-name="ce1">
            <text:p>Yuujirou Sakamoto</text:p>
          </table:table-cell>
          <table:table-cell table:style-name="ce1"/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09" table:formula="of:=[.D112]+1" table:style-name="ce1">
            <text:p>109</text:p>
          </table:table-cell>
          <table:table-cell office:value-type="string" table:style-name="ce1">
            <text:p>To Love-Ru</text:p>
          </table:table-cell>
          <table:table-cell office:value-type="float" office:value="18" table:style-name="ce1">
            <text:p>18</text:p>
          </table:table-cell>
          <table:table-cell office:value-type="float" office:value="162" table:style-name="ce1">
            <text:p>162</text:p>
          </table:table-cell>
          <table:table-cell office:value-type="float" office:value="7.49" table:style-name="ce1">
            <text:p>7.49</text:p>
          </table:table-cell>
          <table:table-cell office:value-type="string" table:style-name="ce1">
            <text:p>null</text:p>
          </table:table-cell>
          <table:table-cell office:value-type="date" office:date-value="2006-04-24T00:00:00" table:style-name="ce4">
            <text:p>24-Apr-06</text:p>
          </table:table-cell>
          <table:table-cell office:value-type="date" office:date-value="2009-08-31T00:00:00" table:style-name="ce4">
            <text:p>31-Aug-09</text:p>
          </table:table-cell>
          <table:table-cell table:number-columns-repeated="2" table:style-name="ce1"/>
          <table:table-cell office:value-type="float" office:value="109" table:style-name="ce1">
            <text:p>109</text:p>
          </table:table-cell>
          <table:table-cell table:style-name="ce1"/>
          <table:table-cell office:value-type="string" table:style-name="ce1">
            <text:p>Saki Hasemi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10" table:formula="of:=[.D113]+1" table:style-name="ce1">
            <text:p>110</text:p>
          </table:table-cell>
          <table:table-cell office:value-type="string" table:style-name="ce1">
            <text:p>Toriko</text:p>
          </table:table-cell>
          <table:table-cell office:value-type="float" office:value="43" table:style-name="ce1">
            <text:p>43</text:p>
          </table:table-cell>
          <table:table-cell office:value-type="float" office:value="396" table:style-name="ce1">
            <text:p>396</text:p>
          </table:table-cell>
          <table:table-cell office:value-type="float" office:value="7.64" table:style-name="ce1">
            <text:p>7.64</text:p>
          </table:table-cell>
          <table:table-cell office:value-type="string" table:style-name="ce1">
            <text:p>null</text:p>
          </table:table-cell>
          <table:table-cell office:value-type="date" office:date-value="2008-05-19T00:00:00" table:style-name="ce4">
            <text:p>19-May-08</text:p>
          </table:table-cell>
          <table:table-cell office:value-type="date" office:date-value="2016-11-21T00:00:00" table:style-name="ce4">
            <text:p>21-Nov-16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table:style-name="ce1"/>
          <table:table-cell office:value-type="string" table:style-name="ce1">
            <text:p>Mitsutoshi Shimabukuro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11" table:formula="of:=[.D114]+1" table:style-name="ce1">
            <text:p>111</text:p>
          </table:table-cell>
          <table:table-cell office:value-type="string" table:style-name="ce1">
            <text:p>Volleyball Tsukai Godago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7-03-12T00:00:00" table:style-name="ce4">
            <text:p>12-Mar-07</text:p>
          </table:table-cell>
          <table:table-cell office:value-type="date" office:date-value="2007-08-27T00:00:00" table:style-name="ce4">
            <text:p>27-Aug-07</text:p>
          </table:table-cell>
          <table:table-cell table:number-columns-repeated="2" table:style-name="ce1"/>
          <table:table-cell office:value-type="float" office:value="111" table:style-name="ce1">
            <text:p>111</text:p>
          </table:table-cell>
          <table:table-cell table:style-name="ce1"/>
          <table:table-cell office:value-type="string" table:style-name="ce1">
            <text:p>Ichirou Takahashi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12" table:formula="of:=[.D115]+1" table:style-name="ce1">
            <text:p>112</text:p>
          </table:table-cell>
          <table:table-cell office:value-type="string" table:style-name="ce1">
            <text:p>Wasshoi Waji Mania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09-07-18T00:00:00" table:style-name="ce4">
            <text:p>18-Jul-09</text:p>
          </table:table-cell>
          <table:table-cell office:value-type="date" office:date-value="2009-11-16T00:00:00" table:style-name="ce4">
            <text:p>16-Nov-09</text:p>
          </table:table-cell>
          <table:table-cell table:number-columns-repeated="2" table:style-name="ce1"/>
          <table:table-cell office:value-type="float" office:value="112" table:style-name="ce1">
            <text:p>112</text:p>
          </table:table-cell>
          <table:table-cell table:style-name="ce1"/>
          <table:table-cell office:value-type="string" table:style-name="ce1">
            <text:p>Satoshi Nejima</text:p>
          </table:table-cell>
          <table:table-cell table:style-name="ce1"/>
          <table:table-cell office:value-type="float" office:value="43" table:style-name="ce1">
            <text:p>43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13" table:formula="of:=[.D116]+1" table:style-name="ce1">
            <text:p>113</text:p>
          </table:table-cell>
          <table:table-cell office:value-type="string" table:style-name="ce1">
            <text:p>Zan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06-07-24T00:00:00" table:style-name="ce4">
            <text:p>24-Jul-06</text:p>
          </table:table-cell>
          <table:table-cell office:value-type="date" office:date-value="2006-11-27T00:00:00" table:style-name="ce4">
            <text:p>27-Nov-06</text:p>
          </table:table-cell>
          <table:table-cell table:number-columns-repeated="2" table:style-name="ce1"/>
          <table:table-cell office:value-type="float" office:value="113" table:style-name="ce1">
            <text:p>113</text:p>
          </table:table-cell>
          <table:table-cell table:style-name="ce1"/>
          <table:table-cell office:value-type="string" table:style-name="ce1">
            <text:p>Naoya Sugita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14" table:formula="of:=[.D117]+1" table:style-name="ce1">
            <text:p>114</text:p>
          </table:table-cell>
          <table:table-cell office:value-type="string" table:style-name="ce1">
            <text:p>Lock On</text:p>
          </table:table-cell>
          <table:table-cell office:value-type="float" office:value="2" table:style-name="ce1">
            <text:p>2</text:p>
          </table:table-cell>
          <table:table-cell office:value-type="float" office:value="18" table:style-name="ce1">
            <text:p>18</text:p>
          </table:table-cell>
          <table:table-cell office:value-type="float" office:value="7.27" table:style-name="ce1">
            <text:p>7.27</text:p>
          </table:table-cell>
          <table:table-cell office:value-type="string" table:style-name="ce1">
            <text:p>null</text:p>
          </table:table-cell>
          <table:table-cell office:value-type="date" office:date-value="2010-02-22T00:00:00" table:style-name="ce4">
            <text:p>22-Feb-10</text:p>
          </table:table-cell>
          <table:table-cell office:value-type="date" office:date-value="2010-07-28T00:00:00" table:style-name="ce4">
            <text:p>28-Jul-10</text:p>
          </table:table-cell>
          <table:table-cell table:number-columns-repeated="2" table:style-name="ce1"/>
          <table:table-cell office:value-type="float" office:value="114" table:style-name="ce1">
            <text:p>114</text:p>
          </table:table-cell>
          <table:table-cell table:style-name="ce1"/>
          <table:table-cell office:value-type="string" table:style-name="ce1">
            <text:p>Kenta Tsuchida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Roma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15" table:formula="of:=[.D118]+1" table:style-name="ce1">
            <text:p>115</text:p>
          </table:table-cell>
          <table:table-cell office:value-type="string" table:style-name="ce1">
            <text:p>Kiben Gakuha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7.35" table:style-name="ce1">
            <text:p>7.35</text:p>
          </table:table-cell>
          <table:table-cell office:value-type="string" table:style-name="ce1">
            <text:p>null</text:p>
          </table:table-cell>
          <table:table-cell office:value-type="date" office:date-value="2010-03-01T00:00:00" table:style-name="ce4">
            <text:p>1-Mar-10</text:p>
          </table:table-cell>
          <table:table-cell office:value-type="date" office:date-value="2010-07-05T00:00:00" table:style-name="ce4">
            <text:p>5-Jul-10</text:p>
          </table:table-cell>
          <table:table-cell table:number-columns-repeated="2" table:style-name="ce1"/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1">
            <text:p>Haruichi Furudate</text:p>
          </table:table-cell>
          <table:table-cell table:style-name="ce1"/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16" table:formula="of:=[.D119]+1" table:style-name="ce1">
            <text:p>116</text:p>
          </table:table-cell>
          <table:table-cell office:value-type="string" table:style-name="ce1">
            <text:p>Shonen Shikku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0-05-24T00:00:00" table:style-name="ce4">
            <text:p>24-May-10</text:p>
          </table:table-cell>
          <table:table-cell office:value-type="date" office:date-value="2010-09-06T00:00:00" table:style-name="ce4">
            <text:p>6-Sep-10</text:p>
          </table:table-cell>
          <table:table-cell table:number-columns-repeated="2" table:style-name="ce1"/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1">
            <text:p>Yuuto Tsukuda</text:p>
          </table:table-cell>
          <table:table-cell table:style-name="ce1"/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17" table:formula="of:=[.D120]+1" table:style-name="ce1">
            <text:p>117</text:p>
          </table:table-cell>
          <table:table-cell office:value-type="string" table:style-name="ce1">
            <text:p>SWOT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.62" table:style-name="ce1">
            <text:p>6.62</text:p>
          </table:table-cell>
          <table:table-cell office:value-type="string" table:style-name="ce1">
            <text:p>null</text:p>
          </table:table-cell>
          <table:table-cell office:value-type="date" office:date-value="2010-07-05T00:00:00" table:style-name="ce4">
            <text:p>5-Jul-10</text:p>
          </table:table-cell>
          <table:table-cell office:value-type="date" office:date-value="2010-11-22T00:00:00" table:style-name="ce4">
            <text:p>22-Nov-10</text:p>
          </table:table-cell>
          <table:table-cell table:number-columns-repeated="2" table:style-name="ce1"/>
          <table:table-cell office:value-type="float" office:value="117" table:style-name="ce1">
            <text:p>117</text:p>
          </table:table-cell>
          <table:table-cell table:style-name="ce1"/>
          <table:table-cell office:value-type="string" table:style-name="ce1">
            <text:p>Naoya Sugita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18" table:formula="of:=[.D121]+1" table:style-name="ce1">
            <text:p>118</text:p>
          </table:table-cell>
          <table:table-cell office:value-type="string" table:style-name="ce1">
            <text:p>Enigma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7.09" table:style-name="ce1">
            <text:p>7.09</text:p>
          </table:table-cell>
          <table:table-cell office:value-type="string" table:style-name="ce1">
            <text:p>null</text:p>
          </table:table-cell>
          <table:table-cell office:value-type="date" office:date-value="2010-09-13T00:00:00" table:style-name="ce4">
            <text:p>13-Sep-10</text:p>
          </table:table-cell>
          <table:table-cell office:value-type="date" office:date-value="2011-10-30T00:00:00" table:style-name="ce4">
            <text:p>30-Oct-11</text:p>
          </table:table-cell>
          <table:table-cell table:number-columns-repeated="2" table:style-name="ce1"/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Kenji Sakaki</text:p>
          </table:table-cell>
          <table:table-cell table:style-name="ce1"/>
          <table:table-cell office:value-type="float" office:value="46" table:style-name="ce1">
            <text:p>46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19" table:formula="of:=[.D122]+1" table:style-name="ce1">
            <text:p>119</text:p>
          </table:table-cell>
          <table:table-cell office:value-type="string" table:style-name="ce1">
            <text:p>Light Wing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6.45" table:style-name="ce1">
            <text:p>6.45</text:p>
          </table:table-cell>
          <table:table-cell office:value-type="string" table:style-name="ce1">
            <text:p>null</text:p>
          </table:table-cell>
          <table:table-cell office:value-type="date" office:date-value="2010-09-18T00:00:00" table:style-name="ce4">
            <text:p>18-Sep-10</text:p>
          </table:table-cell>
          <table:table-cell office:value-type="date" office:date-value="2011-02-21T00:00:00" table:style-name="ce4">
            <text:p>21-Feb-11</text:p>
          </table:table-cell>
          <table:table-cell table:number-columns-repeated="2" table:style-name="ce1"/>
          <table:table-cell office:value-type="float" office:value="119" table:style-name="ce1">
            <text:p>119</text:p>
          </table:table-cell>
          <table:table-cell table:style-name="ce1"/>
          <table:table-cell office:value-type="string" table:style-name="ce1">
            <text:p>Hideo Shinkai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20" table:formula="of:=[.D123]+1" table:style-name="ce1">
            <text:p>120</text:p>
          </table:table-cell>
          <table:table-cell office:value-type="string" table:style-name="ce1">
            <text:p>Dois Sol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11-02-14T00:00:00" table:style-name="ce4">
            <text:p>14-Feb-11</text:p>
          </table:table-cell>
          <table:table-cell office:value-type="date" office:date-value="2011-06-20T00:00:00" table:style-name="ce4">
            <text:p>20-Jun-11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table:style-name="ce1"/>
          <table:table-cell office:value-type="string" table:style-name="ce1">
            <text:p>Katsutoshi Murase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21" table:formula="of:=[.D124]+1" table:style-name="ce1">
            <text:p>121</text:p>
          </table:table-cell>
          <table:table-cell office:value-type="string" table:style-name="ce1">
            <text:p>Magico</text:p>
          </table:table-cell>
          <table:table-cell office:value-type="float" office:value="8" table:style-name="ce1">
            <text:p>8</text:p>
          </table:table-cell>
          <table:table-cell office:value-type="float" office:value="68" table:style-name="ce1">
            <text:p>68</text:p>
          </table:table-cell>
          <table:table-cell office:value-type="float" office:value="7.73" table:style-name="ce1">
            <text:p>7.73</text:p>
          </table:table-cell>
          <table:table-cell office:value-type="string" table:style-name="ce1">
            <text:p>null</text:p>
          </table:table-cell>
          <table:table-cell office:value-type="date" office:date-value="2011-02-28T00:00:00" table:style-name="ce4">
            <text:p>28-Feb-11</text:p>
          </table:table-cell>
          <table:table-cell office:value-type="date" office:date-value="2012-08-11T00:00:00" table:style-name="ce4">
            <text:p>11-Aug-12</text:p>
          </table:table-cell>
          <table:table-cell table:number-columns-repeated="2" table:style-name="ce1"/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Naoki Iwamoto</text:p>
          </table:table-cell>
          <table:table-cell table:style-name="ce1"/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22" table:formula="of:=[.D125]+1" table:style-name="ce1">
            <text:p>122</text:p>
          </table:table-cell>
          <table:table-cell office:value-type="string" table:style-name="ce1">
            <text:p>Sengoku Armors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38" table:style-name="ce1">
            <text:p>6.38</text:p>
          </table:table-cell>
          <table:table-cell office:value-type="string" table:style-name="ce1">
            <text:p>null</text:p>
          </table:table-cell>
          <table:table-cell office:value-type="date" office:date-value="2011-03-07T00:00:00" table:style-name="ce4">
            <text:p>7-Mar-11</text:p>
          </table:table-cell>
          <table:table-cell office:value-type="date" office:date-value="2011-07-11T00:00:00" table:style-name="ce4">
            <text:p>11-Jul-11</text:p>
          </table:table-cell>
          <table:table-cell table:number-columns-repeated="2" table:style-name="ce1"/>
          <table:table-cell office:value-type="float" office:value="122" table:style-name="ce1">
            <text:p>122</text:p>
          </table:table-cell>
          <table:table-cell table:style-name="ce1"/>
          <table:table-cell office:value-type="string" table:style-name="ce1">
            <text:p>Shouta Sasaki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23" table:formula="of:=[.D126]+1" table:style-name="ce1">
            <text:p>123</text:p>
          </table:table-cell>
          <table:table-cell office:value-type="string" table:style-name="ce1">
            <text:p>Kikai Banashi Hanasaka Ikkyuu<text:s/>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null</text:p>
          </table:table-cell>
          <table:table-cell office:value-type="date" office:date-value="2011-05-09T00:00:00" table:style-name="ce4">
            <text:p>9-May-11</text:p>
          </table:table-cell>
          <table:table-cell office:value-type="date" office:date-value="2011-08-22T00:00:00" table:style-name="ce4">
            <text:p>22-Aug-11</text:p>
          </table:table-cell>
          <table:table-cell table:number-columns-repeated="2" table:style-name="ce1"/>
          <table:table-cell office:value-type="float" office:value="123" table:style-name="ce1">
            <text:p>123</text:p>
          </table:table-cell>
          <table:table-cell table:style-name="ce1"/>
          <table:table-cell office:value-type="string" table:style-name="ce1">
            <text:p>Kenta Komiyama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24" table:formula="of:=[.D127]+1" table:style-name="ce1">
            <text:p>124</text:p>
          </table:table-cell>
          <table:table-cell office:value-type="string" table:style-name="ce1">
            <text:p>Stars</text:p>
          </table:table-cell>
          <table:table-cell table:number-columns-repeated="4" table:style-name="ce1"/>
          <table:table-cell table:style-name="ce5"/>
          <table:table-cell table:style-name="ce4"/>
          <table:table-cell table:number-columns-repeated="2" table:style-name="ce1"/>
          <table:table-cell office:value-type="float" office:value="124" table:style-name="ce1">
            <text:p>124</text:p>
          </table:table-cell>
          <table:table-cell table:number-columns-repeated="3"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25" table:formula="of:=[.D128]+1" table:style-name="ce1">
            <text:p>125</text:p>
          </table:table-cell>
          <table:table-cell office:value-type="string" table:style-name="ce1">
            <text:p>Kagami no Kuni no Harisugawa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null</text:p>
          </table:table-cell>
          <table:table-cell office:value-type="date" office:date-value="2022-07-11T00:00:00" table:style-name="ce5">
            <text:p>11-Jul</text:p>
          </table:table-cell>
          <table:table-cell office:value-type="date" office:date-value="2012-02-13T00:00:00" table:style-name="ce4">
            <text:p>13-Feb-12</text:p>
          </table:table-cell>
          <table:table-cell table:number-columns-repeated="2" table:style-name="ce1"/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1">
            <text:p>Yasuhiro Kano</text:p>
          </table:table-cell>
          <table:table-cell table:style-name="ce1"/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26" table:formula="of:=[.D129]+1" table:style-name="ce1">
            <text:p>126</text:p>
          </table:table-cell>
          <table:table-cell office:value-type="string" table:style-name="ce1">
            <text:p>Kurogane</text:p>
          </table:table-cell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float" office:value="7.44" table:style-name="ce1">
            <text:p>7.44</text:p>
          </table:table-cell>
          <table:table-cell office:value-type="string" table:style-name="ce1">
            <text:p>null</text:p>
          </table:table-cell>
          <table:table-cell office:value-type="date" office:date-value="2011-09-06T00:00:00" table:style-name="ce4">
            <text:p>6-Sep-11</text:p>
          </table:table-cell>
          <table:table-cell office:value-type="date" office:date-value="2013-01-28T00:00:00" table:style-name="ce4">
            <text:p>28-Jan-13</text:p>
          </table:table-cell>
          <table:table-cell table:number-columns-repeated="2" table:style-name="ce1"/>
          <table:table-cell office:value-type="float" office:value="126" table:style-name="ce1">
            <text:p>126</text:p>
          </table:table-cell>
          <table:table-cell table:style-name="ce1"/>
          <table:table-cell office:value-type="string" table:style-name="ce1">
            <text:p>Haruto Ikezawa</text:p>
          </table:table-cell>
          <table:table-cell table:style-name="ce1"/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27" table:formula="of:=[.D130]+1" table:style-name="ce1">
            <text:p>127</text:p>
          </table:table-cell>
          <table:table-cell office:value-type="string" table:style-name="ce1">
            <text:p>Nisekoi</text:p>
          </table:table-cell>
          <table:table-cell office:value-type="float" office:value="25" table:style-name="ce1">
            <text:p>25</text:p>
          </table:table-cell>
          <table:table-cell office:value-type="float" office:value="229" table:style-name="ce1">
            <text:p>229</text:p>
          </table:table-cell>
          <table:table-cell office:value-type="float" office:value="7.73" table:style-name="ce1">
            <text:p>7.73</text:p>
          </table:table-cell>
          <table:table-cell office:value-type="string" table:style-name="ce1">
            <text:p>null</text:p>
          </table:table-cell>
          <table:table-cell office:value-type="date" office:date-value="2011-11-07T00:00:00" table:style-name="ce4">
            <text:p>7-Nov-11</text:p>
          </table:table-cell>
          <table:table-cell office:value-type="date" office:date-value="2016-08-08T00:00:00" table:style-name="ce4">
            <text:p>8-Aug-16</text:p>
          </table:table-cell>
          <table:table-cell table:number-columns-repeated="2" table:style-name="ce1"/>
          <table:table-cell office:value-type="float" office:value="127" table:style-name="ce1">
            <text:p>127</text:p>
          </table:table-cell>
          <table:table-cell table:style-name="ce1"/>
          <table:table-cell office:value-type="string" table:style-name="ce1">
            <text:p>Naoshi Komi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28" table:formula="of:=[.D131]+1" table:style-name="ce1">
            <text:p>128</text:p>
          </table:table-cell>
          <table:table-cell office:value-type="string" table:style-name="ce1">
            <text:p>Genson Kodai Seibutsu-shi Packy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1-11-14T00:00:00" table:style-name="ce4">
            <text:p>14-Nov-11</text:p>
          </table:table-cell>
          <table:table-cell office:value-type="date" office:date-value="2012-05-07T00:00:00" table:style-name="ce4">
            <text:p>7-May-12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table:style-name="ce1"/>
          <table:table-cell office:value-type="string" table:style-name="ce1">
            <text:p>Rets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29" table:formula="of:=[.D132]+1" table:style-name="ce1">
            <text:p>129</text:p>
          </table:table-cell>
          <table:table-cell office:value-type="string" table:style-name="ce1">
            <text:p>Haikyu</text:p>
          </table:table-cell>
          <table:table-cell office:value-type="float" office:value="45" table:style-name="ce1">
            <text:p>45</text:p>
          </table:table-cell>
          <table:table-cell office:value-type="float" office:value="407" table:style-name="ce1">
            <text:p>407</text:p>
          </table:table-cell>
          <table:table-cell office:value-type="float" office:value="8.84" table:style-name="ce1">
            <text:p>8.84</text:p>
          </table:table-cell>
          <table:table-cell office:value-type="string" table:style-name="ce1">
            <text:p>null</text:p>
          </table:table-cell>
          <table:table-cell office:value-type="date" office:date-value="2012-02-20T00:00:00" table:style-name="ce4">
            <text:p>20-Feb-12</text:p>
          </table:table-cell>
          <table:table-cell office:value-type="date" office:date-value="2020-07-20T00:00:00" table:style-name="ce4">
            <text:p>20-Jul-20</text:p>
          </table:table-cell>
          <table:table-cell table:number-columns-repeated="2" table:style-name="ce1"/>
          <table:table-cell office:value-type="float" office:value="129" table:style-name="ce1">
            <text:p>129</text:p>
          </table:table-cell>
          <table:table-cell table:style-name="ce1"/>
          <table:table-cell office:value-type="string" table:style-name="ce1">
            <text:p>Haruichi Furudate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30" table:formula="of:=[.D133]+1" table:style-name="ce1">
            <text:p>130</text:p>
          </table:table-cell>
          <table:table-cell office:value-type="string" table:style-name="ce1">
            <text:p>Pajama na Kanojo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6.83" table:style-name="ce1">
            <text:p>6.83</text:p>
          </table:table-cell>
          <table:table-cell office:value-type="string" table:style-name="ce1">
            <text:p>null</text:p>
          </table:table-cell>
          <table:table-cell office:value-type="date" office:date-value="2012-02-27T00:00:00" table:style-name="ce4">
            <text:p>27-Feb-12</text:p>
          </table:table-cell>
          <table:table-cell office:value-type="date" office:date-value="2012-09-03T00:00:00" table:style-name="ce4">
            <text:p>3-Sep-12</text:p>
          </table:table-cell>
          <table:table-cell table:number-columns-repeated="2" table:style-name="ce1"/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1">
            <text:p>Kousuke Hamada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31" table:formula="of:=[.D134]+1" table:style-name="ce1">
            <text:p>131</text:p>
          </table:table-cell>
          <table:table-cell office:value-type="string" table:style-name="ce1">
            <text:p>Koisome Momiji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7.65" table:style-name="ce1">
            <text:p>7.65</text:p>
          </table:table-cell>
          <table:table-cell office:value-type="string" table:style-name="ce1">
            <text:p>null</text:p>
          </table:table-cell>
          <table:table-cell office:value-type="date" office:date-value="2012-05-07T00:00:00" table:style-name="ce4">
            <text:p>7-May-12</text:p>
          </table:table-cell>
          <table:table-cell office:value-type="date" office:date-value="2012-11-19T00:00:00" table:style-name="ce4">
            <text:p>19-Nov-12</text:p>
          </table:table-cell>
          <table:table-cell table:number-columns-repeated="2" table:style-name="ce1"/>
          <table:table-cell office:value-type="float" office:value="131" table:style-name="ce1">
            <text:p>131</text:p>
          </table:table-cell>
          <table:table-cell table:style-name="ce1"/>
          <table:table-cell office:value-type="string" table:style-name="ce1">
            <text:p>Tsugirou Sakamoto</text:p>
          </table:table-cell>
          <table:table-cell table:style-name="ce1"/>
          <table:table-cell office:value-type="float" office:value="52" table:style-name="ce1">
            <text:p>52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32" table:formula="of:=[.D135]+1" table:style-name="ce1">
            <text:p>132</text:p>
          </table:table-cell>
          <table:table-cell office:value-type="string" table:style-name="ce1">
            <text:p>Saiki Kusuo no Psi-nan</text:p>
          </table:table-cell>
          <table:table-cell office:value-type="float" office:value="26" table:style-name="ce1">
            <text:p>26</text:p>
          </table:table-cell>
          <table:table-cell office:value-type="float" office:value="290" table:style-name="ce1">
            <text:p>290</text:p>
          </table:table-cell>
          <table:table-cell office:value-type="float" office:value="8.3000000000000007" table:style-name="ce1">
            <text:p>8.3</text:p>
          </table:table-cell>
          <table:table-cell office:value-type="string" table:style-name="ce1">
            <text:p>null</text:p>
          </table:table-cell>
          <table:table-cell office:value-type="date" office:date-value="2012-05-14T00:00:00" table:style-name="ce4">
            <text:p>14-May-12</text:p>
          </table:table-cell>
          <table:table-cell office:value-type="date" office:date-value="2018-07-26T00:00:00" table:style-name="ce4">
            <text:p>26-Jul-18</text:p>
          </table:table-cell>
          <table:table-cell table:number-columns-repeated="2" table:style-name="ce1"/>
          <table:table-cell office:value-type="float" office:value="132" table:style-name="ce1">
            <text:p>132</text:p>
          </table:table-cell>
          <table:table-cell table:style-name="ce1"/>
          <table:table-cell office:value-type="string" table:style-name="ce1">
            <text:p>Shuuichi Asou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33" table:formula="of:=[.D136]+1" table:style-name="ce1">
            <text:p>133</text:p>
          </table:table-cell>
          <table:table-cell office:value-type="string" table:style-name="ce1">
            <text:p>Sensei no Bulge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.54" table:style-name="ce1">
            <text:p>6.54</text:p>
          </table:table-cell>
          <table:table-cell office:value-type="string" table:style-name="ce1">
            <text:p>null</text:p>
          </table:table-cell>
          <table:table-cell office:value-type="date" office:date-value="2012-05-21T00:00:00" table:style-name="ce4">
            <text:p>21-May-12</text:p>
          </table:table-cell>
          <table:table-cell office:value-type="date" office:date-value="2012-09-10T00:00:00" table:style-name="ce4">
            <text:p>10-Sep-12</text:p>
          </table:table-cell>
          <table:table-cell table:number-columns-repeated="2" table:style-name="ce1"/>
          <table:table-cell office:value-type="float" office:value="133" table:style-name="ce1">
            <text:p>133</text:p>
          </table:table-cell>
          <table:table-cell table:style-name="ce1"/>
          <table:table-cell office:value-type="string" table:style-name="ce1">
            <text:p>Kouhei Horikoshi</text:p>
          </table:table-cell>
          <table:table-cell table:style-name="ce1"/>
          <table:table-cell office:value-type="float" office:value="53" table:style-name="ce1">
            <text:p>53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34" table:formula="of:=[.D137]+1" table:style-name="ce1">
            <text:p>134</text:p>
          </table:table-cell>
          <table:table-cell office:value-type="string" table:style-name="ce1">
            <text:p>Assassination Classroom</text:p>
          </table:table-cell>
          <table:table-cell office:value-type="float" office:value="21" table:style-name="ce1">
            <text:p>21</text:p>
          </table:table-cell>
          <table:table-cell office:value-type="float" office:value="187" table:style-name="ce1">
            <text:p>187</text:p>
          </table:table-cell>
          <table:table-cell office:value-type="float" office:value="8.27" table:style-name="ce1">
            <text:p>8.27</text:p>
          </table:table-cell>
          <table:table-cell office:value-type="string" table:style-name="ce1">
            <text:p>null</text:p>
          </table:table-cell>
          <table:table-cell office:value-type="date" office:date-value="2012-07-02T00:00:00" table:style-name="ce4">
            <text:p>2-Jul-12</text:p>
          </table:table-cell>
          <table:table-cell office:value-type="date" office:date-value="2016-04-25T00:00:00" table:style-name="ce4">
            <text:p>25-Apr-16</text:p>
          </table:table-cell>
          <table:table-cell table:number-columns-repeated="2" table:style-name="ce1"/>
          <table:table-cell office:value-type="float" office:value="134" table:style-name="ce1">
            <text:p>134</text:p>
          </table:table-cell>
          <table:table-cell table:style-name="ce1"/>
          <table:table-cell office:value-type="string" table:style-name="ce1">
            <text:p>Yuusei Matsui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35" table:formula="of:=[.D138]+1" table:style-name="ce1">
            <text:p>135</text:p>
          </table:table-cell>
          <table:table-cell office:value-type="string" table:style-name="ce1">
            <text:p>Takamagahara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34" table:style-name="ce1">
            <text:p>6.34</text:p>
          </table:table-cell>
          <table:table-cell office:value-type="string" table:style-name="ce1">
            <text:p>null</text:p>
          </table:table-cell>
          <table:table-cell office:value-type="date" office:date-value="2012-07-09T00:00:00" table:style-name="ce4">
            <text:p>9-Jul-12</text:p>
          </table:table-cell>
          <table:table-cell office:value-type="date" office:date-value="2012-11-05T00:00:00" table:style-name="ce4">
            <text:p>5-Nov-12</text:p>
          </table:table-cell>
          <table:table-cell table:number-columns-repeated="2" table:style-name="ce1"/>
          <table:table-cell office:value-type="float" office:value="135" table:style-name="ce1">
            <text:p>135</text:p>
          </table:table-cell>
          <table:table-cell table:style-name="ce1"/>
          <table:table-cell office:value-type="string" table:style-name="ce1">
            <text:p>Juuzou Kawai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36" table:formula="of:=[.D139]+1" table:style-name="ce1">
            <text:p>136</text:p>
          </table:table-cell>
          <table:table-cell office:value-type="string" table:style-name="ce1">
            <text:p>Retsu Date Senpai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2-09-10T00:00:00" table:style-name="ce4">
            <text:p>10-Sep-12</text:p>
          </table:table-cell>
          <table:table-cell office:value-type="date" office:date-value="2013-02-04T00:00:00" table:style-name="ce4">
            <text:p>4-Feb-13</text:p>
          </table:table-cell>
          <table:table-cell table:number-columns-repeated="2" table:style-name="ce1"/>
          <table:table-cell office:value-type="float" office:value="136" table:style-name="ce1">
            <text:p>136</text:p>
          </table:table-cell>
          <table:table-cell table:style-name="ce1"/>
          <table:table-cell office:value-type="string" table:style-name="ce1">
            <text:p>Shinsuke Kondo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37" table:formula="of:=[.D140]+1" table:style-name="ce1">
            <text:p>137</text:p>
          </table:table-cell>
          <table:table-cell office:value-type="string" table:style-name="ce1">
            <text:p>Cross Manage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7.06" table:style-name="ce1">
            <text:p>7.06</text:p>
          </table:table-cell>
          <table:table-cell office:value-type="string" table:style-name="ce1">
            <text:p>null</text:p>
          </table:table-cell>
          <table:table-cell office:value-type="date" office:date-value="2012-09-15T00:00:00" table:style-name="ce4">
            <text:p>15-Sep-12</text:p>
          </table:table-cell>
          <table:table-cell office:value-type="date" office:date-value="2013-10-15T00:00:00" table:style-name="ce4">
            <text:p>15-Oct-13</text:p>
          </table:table-cell>
          <table:table-cell table:number-columns-repeated="2" table:style-name="ce1"/>
          <table:table-cell office:value-type="float" office:value="137" table:style-name="ce1">
            <text:p>137</text:p>
          </table:table-cell>
          <table:table-cell table:style-name="ce1"/>
          <table:table-cell office:value-type="string" table:style-name="ce1">
            <text:p>KAITO</text:p>
          </table:table-cell>
          <table:table-cell table:style-name="ce1"/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38" table:formula="of:=[.D141]+1" table:style-name="ce1">
            <text:p>138</text:p>
          </table:table-cell>
          <table:table-cell office:value-type="string" table:style-name="ce1">
            <text:p>Hungry Joker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63" table:style-name="ce1">
            <text:p>6.63</text:p>
          </table:table-cell>
          <table:table-cell office:value-type="string" table:style-name="ce1">
            <text:p>null</text:p>
          </table:table-cell>
          <table:table-cell office:value-type="date" office:date-value="2012-11-12T00:00:00" table:style-name="ce4">
            <text:p>12-Nov-12</text:p>
          </table:table-cell>
          <table:table-cell office:value-type="date" office:date-value="2013-05-13T00:00:00" table:style-name="ce4">
            <text:p>13-May-13</text:p>
          </table:table-cell>
          <table:table-cell table:number-columns-repeated="2" table:style-name="ce1"/>
          <table:table-cell office:value-type="float" office:value="138" table:style-name="ce1">
            <text:p>138</text:p>
          </table:table-cell>
          <table:table-cell table:style-name="ce1"/>
          <table:table-cell office:value-type="string" table:style-name="ce1">
            <text:p>Yuuki Tabata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39" table:formula="of:=[.D142]+1" table:style-name="ce1">
            <text:p>139</text:p>
          </table:table-cell>
          <table:table-cell office:value-type="string" table:style-name="ce1">
            <text:p>Shinmai Fukei Kiruko-san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6.65" table:style-name="ce1">
            <text:p>6.65</text:p>
          </table:table-cell>
          <table:table-cell office:value-type="string" table:style-name="ce1">
            <text:p>null</text:p>
          </table:table-cell>
          <table:table-cell office:value-type="date" office:date-value="2012-11-10T00:00:00" table:style-name="ce4">
            <text:p>10-Nov-12</text:p>
          </table:table-cell>
          <table:table-cell office:value-type="date" office:date-value="2013-05-20T00:00:00" table:style-name="ce4">
            <text:p>20-May-13</text:p>
          </table:table-cell>
          <table:table-cell table:number-columns-repeated="2" table:style-name="ce1"/>
          <table:table-cell office:value-type="float" office:value="139" table:style-name="ce1">
            <text:p>139</text:p>
          </table:table-cell>
          <table:table-cell table:style-name="ce1"/>
          <table:table-cell office:value-type="string" table:style-name="ce1">
            <text:p>Masahiro Hirakata</text:p>
          </table:table-cell>
          <table:table-cell table:style-name="ce1"/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40" table:formula="of:=[.D143]+1" table:style-name="ce1">
            <text:p>140</text:p>
          </table:table-cell>
          <table:table-cell office:value-type="string" table:style-name="ce1">
            <text:p>Food Wars: Shokugeki no Soma</text:p>
          </table:table-cell>
          <table:table-cell office:value-type="float" office:value="36" table:style-name="ce1">
            <text:p>36</text:p>
          </table:table-cell>
          <table:table-cell office:value-type="float" office:value="325" table:style-name="ce1">
            <text:p>325</text:p>
          </table:table-cell>
          <table:table-cell office:value-type="float" office:value="7.94" table:style-name="ce1">
            <text:p>7.94</text:p>
          </table:table-cell>
          <table:table-cell office:value-type="string" table:style-name="ce1">
            <text:p>null</text:p>
          </table:table-cell>
          <table:table-cell office:value-type="date" office:date-value="2012-11-26T00:00:00" table:style-name="ce4">
            <text:p>26-Nov-12</text:p>
          </table:table-cell>
          <table:table-cell office:value-type="date" office:date-value="2019-08-29T00:00:00" table:style-name="ce4">
            <text:p>29-Aug-19</text:p>
          </table:table-cell>
          <table:table-cell table:number-columns-repeated="2" table:style-name="ce1"/>
          <table:table-cell office:value-type="float" office:value="140" table:style-name="ce1">
            <text:p>140</text:p>
          </table:table-cell>
          <table:table-cell table:style-name="ce1"/>
          <table:table-cell office:value-type="string" table:style-name="ce1">
            <text:p>Yuki Morisaki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41" table:formula="of:=[.D144]+1" table:style-name="ce1">
            <text:p>141</text:p>
          </table:table-cell>
          <table:table-cell office:value-type="string" table:style-name="ce1">
            <text:p>Koisuru Edison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6.06" table:style-name="ce1">
            <text:p>6.06</text:p>
          </table:table-cell>
          <table:table-cell office:value-type="string" table:style-name="ce1">
            <text:p>null</text:p>
          </table:table-cell>
          <table:table-cell office:value-type="date" office:date-value="2013-02-04T00:00:00" table:style-name="ce4">
            <text:p>4-Feb-13</text:p>
          </table:table-cell>
          <table:table-cell office:value-type="date" office:date-value="2013-07-29T00:00:00" table:style-name="ce4">
            <text:p>29-Jul-13</text:p>
          </table:table-cell>
          <table:table-cell table:number-columns-repeated="2" table:style-name="ce1"/>
          <table:table-cell office:value-type="float" office:value="141" table:style-name="ce1">
            <text:p>141</text:p>
          </table:table-cell>
          <table:table-cell table:style-name="ce1"/>
          <table:table-cell office:value-type="string" table:style-name="ce1">
            <text:p>Kizuku Watanabe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42" table:formula="of:=[.D145]+1" table:style-name="ce1">
            <text:p>142</text:p>
          </table:table-cell>
          <table:table-cell office:value-type="string" table:style-name="ce1">
            <text:p>World Trigger</text:p>
          </table:table-cell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office:value-type="float" office:value="142" table:style-name="ce1">
            <text:p>142</text:p>
          </table:table-cell>
          <table:table-cell table:number-columns-repeated="3" table:style-name="ce1"/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43" table:formula="of:=[.D146]+1" table:style-name="ce1">
            <text:p>143</text:p>
          </table:table-cell>
          <table:table-cell office:value-type="string" table:style-name="ce1">
            <text:p>Soul Catcher(S)</text:p>
          </table:table-cell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null</text:p>
          </table:table-cell>
          <table:table-cell office:value-type="date" office:date-value="2013-05-13T00:00:00" table:style-name="ce4">
            <text:p>13-May-13</text:p>
          </table:table-cell>
          <table:table-cell office:value-type="date" office:date-value="2016-02-14T00:00:00" table:style-name="ce4">
            <text:p>14-Feb-16</text:p>
          </table:table-cell>
          <table:table-cell table:number-columns-repeated="2" table:style-name="ce1"/>
          <table:table-cell office:value-type="float" office:value="143" table:style-name="ce1">
            <text:p>143</text:p>
          </table:table-cell>
          <table:table-cell table:style-name="ce1"/>
          <table:table-cell office:value-type="string" table:style-name="ce1">
            <text:p>Hideo Shinkai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44" table:formula="of:=[.D147]+1" table:style-name="ce1">
            <text:p>144</text:p>
          </table:table-cell>
          <table:table-cell office:value-type="string" table:style-name="ce1">
            <text:p>Smoky B.B.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.39" table:style-name="ce1">
            <text:p>6.39</text:p>
          </table:table-cell>
          <table:table-cell office:value-type="string" table:style-name="ce1">
            <text:p>null</text:p>
          </table:table-cell>
          <table:table-cell office:value-type="date" office:date-value="2013-05-27T00:00:00" table:style-name="ce4">
            <text:p>27-May-13</text:p>
          </table:table-cell>
          <table:table-cell office:value-type="date" office:date-value="2013-09-09T00:00:00" table:style-name="ce4">
            <text:p>9-Sep-13</text:p>
          </table:table-cell>
          <table:table-cell table:number-columns-repeated="2" table:style-name="ce1"/>
          <table:table-cell office:value-type="float" office:value="144" table:style-name="ce1">
            <text:p>144</text:p>
          </table:table-cell>
          <table:table-cell table:style-name="ce1"/>
          <table:table-cell office:value-type="string" table:style-name="ce1">
            <text:p>Kenta Komiyama</text:p>
          </table:table-cell>
          <table:table-cell table:style-name="ce1"/>
          <table:table-cell office:value-type="float" office:value="59" table:style-name="ce1">
            <text:p>59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45" table:formula="of:=[.D148]+1" table:style-name="ce1">
            <text:p>145</text:p>
          </table:table-cell>
          <table:table-cell office:value-type="string" table:style-name="ce1">
            <text:p>Jaco the Galactic Patrolman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ull</text:p>
          </table:table-cell>
          <table:table-cell office:value-type="date" office:date-value="2013-07-13T00:00:00" table:style-name="ce4">
            <text:p>13-Jul-13</text:p>
          </table:table-cell>
          <table:table-cell office:value-type="date" office:date-value="2013-09-30T00:00:00" table:style-name="ce4">
            <text:p>30-Sep-13</text:p>
          </table:table-cell>
          <table:table-cell table:number-columns-repeated="2" table:style-name="ce1"/>
          <table:table-cell office:value-type="float" office:value="145" table:style-name="ce1">
            <text:p>145</text:p>
          </table:table-cell>
          <table:table-cell table:style-name="ce1"/>
          <table:table-cell office:value-type="string" table:style-name="ce1">
            <text:p>Akira Toriyama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46" table:formula="of:=[.D149]+1" table:style-name="ce1">
            <text:p>146</text:p>
          </table:table-cell>
          <table:table-cell office:value-type="string" table:style-name="ce1">
            <text:p>Kurokuroku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69" table:style-name="ce1">
            <text:p>6.69</text:p>
          </table:table-cell>
          <table:table-cell office:value-type="string" table:style-name="ce1">
            <text:p>null</text:p>
          </table:table-cell>
          <table:table-cell office:value-type="date" office:date-value="2013-07-29T00:00:00" table:style-name="ce4">
            <text:p>29-Jul-13</text:p>
          </table:table-cell>
          <table:table-cell office:value-type="date" office:date-value="2013-11-25T00:00:00" table:style-name="ce4">
            <text:p>25-Nov-13</text:p>
          </table:table-cell>
          <table:table-cell table:number-columns-repeated="2" table:style-name="ce1"/>
          <table:table-cell office:value-type="float" office:value="146" table:style-name="ce1">
            <text:p>146</text:p>
          </table:table-cell>
          <table:table-cell table:style-name="ce1"/>
          <table:table-cell office:value-type="string" table:style-name="ce1">
            <text:p>Atsushi Nakamura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47" table:formula="of:=[.D150]+1" table:style-name="ce1">
            <text:p>147</text:p>
          </table:table-cell>
          <table:table-cell office:value-type="string" table:style-name="ce1">
            <text:p>Hime-dol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95" table:style-name="ce1">
            <text:p>6.95</text:p>
          </table:table-cell>
          <table:table-cell office:value-type="string" table:style-name="ce1">
            <text:p>null</text:p>
          </table:table-cell>
          <table:table-cell office:value-type="date" office:date-value="2013-08-05T00:00:00" table:style-name="ce4">
            <text:p>5-Aug-13</text:p>
          </table:table-cell>
          <table:table-cell office:value-type="date" office:date-value="2013-11-25T00:00:00" table:style-name="ce4">
            <text:p>25-Nov-13</text:p>
          </table:table-cell>
          <table:table-cell table:number-columns-repeated="2" table:style-name="ce1"/>
          <table:table-cell office:value-type="float" office:value="147" table:style-name="ce1">
            <text:p>147</text:p>
          </table:table-cell>
          <table:table-cell table:style-name="ce1"/>
          <table:table-cell office:value-type="string" table:style-name="ce1">
            <text:p>Kazuro Kyo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48" table:formula="of:=[.D151]+1" table:style-name="ce1">
            <text:p>148</text:p>
          </table:table-cell>
          <table:table-cell office:value-type="string" table:style-name="ce1">
            <text:p>Hachi -Tokyo 23-ku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.57" table:style-name="ce1">
            <text:p>6.57</text:p>
          </table:table-cell>
          <table:table-cell office:value-type="string" table:style-name="ce1">
            <text:p>null</text:p>
          </table:table-cell>
          <table:table-cell office:value-type="date" office:date-value="2013-09-14T00:00:00" table:style-name="ce4">
            <text:p>14-Sep-13</text:p>
          </table:table-cell>
          <table:table-cell office:value-type="date" office:date-value="2014-02-17T00:00:00" table:style-name="ce4">
            <text:p>17-Feb-14</text:p>
          </table:table-cell>
          <table:table-cell table:number-columns-repeated="2" table:style-name="ce1"/>
          <table:table-cell office:value-type="float" office:value="148" table:style-name="ce1">
            <text:p>148</text:p>
          </table:table-cell>
          <table:table-cell table:style-name="ce1"/>
          <table:table-cell office:value-type="string" table:style-name="ce1">
            <text:p>Yoshiyuki Nishi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49" table:formula="of:=[.D152]+1" table:style-name="ce1">
            <text:p>149</text:p>
          </table:table-cell>
          <table:table-cell office:value-type="string" table:style-name="ce1">
            <text:p>Koi no Cupid Yakenohara Jin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3-09-21T00:00:00" table:style-name="ce4">
            <text:p>21-Sep-13</text:p>
          </table:table-cell>
          <table:table-cell office:value-type="date" office:date-value="2014-02-17T00:00:00" table:style-name="ce4">
            <text:p>17-Feb-14</text:p>
          </table:table-cell>
          <table:table-cell table:number-columns-repeated="2" table:style-name="ce1"/>
          <table:table-cell office:value-type="float" office:value="149" table:style-name="ce1">
            <text:p>149</text:p>
          </table:table-cell>
          <table:table-cell table:style-name="ce1"/>
          <table:table-cell office:value-type="string" table:style-name="ce1">
            <text:p>Tomohiro Hasegawa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Romance<text:s/>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50" table:formula="of:=[.D153]+1" table:style-name="ce1">
            <text:p>150</text:p>
          </table:table-cell>
          <table:table-cell office:value-type="string" table:style-name="ce1">
            <text:p>Isobe Isobee Monogatari: Ukiyo wa Tsurai yo</text:p>
          </table:table-cell>
          <table:table-cell office:value-type="float" office:value="16" table:style-name="ce1">
            <text:p>16</text:p>
          </table:table-cell>
          <table:table-cell office:value-type="float" office:value="303" table:style-name="ce1">
            <text:p>303</text:p>
          </table:table-cell>
          <table:table-cell office:value-type="float" office:value="7.05" table:style-name="ce1">
            <text:p>7.05</text:p>
          </table:table-cell>
          <table:table-cell office:value-type="string" table:style-name="ce1">
            <text:p>null</text:p>
          </table:table-cell>
          <table:table-cell office:value-type="date" office:date-value="2013-05-27T00:00:00" table:style-name="ce4">
            <text:p>27-May-13</text:p>
          </table:table-cell>
          <table:table-cell office:value-type="date" office:date-value="2017-11-24T00:00:00" table:style-name="ce4">
            <text:p>24-Nov-17</text:p>
          </table:table-cell>
          <table:table-cell table:number-columns-repeated="2" table:style-name="ce1"/>
          <table:table-cell office:value-type="float" office:value="150" table:style-name="ce1">
            <text:p>150</text:p>
          </table:table-cell>
          <table:table-cell table:style-name="ce1"/>
          <table:table-cell office:value-type="string" table:style-name="ce1">
            <text:p>Ryou Nakama</text:p>
          </table:table-cell>
          <table:table-cell table:style-name="ce1"/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51" table:formula="of:=[.D154]+1" table:style-name="ce1">
            <text:p>151</text:p>
          </table:table-cell>
          <table:table-cell office:value-type="string" table:style-name="ce1">
            <text:p>Tokyo Wonder Boys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.9" table:style-name="ce1">
            <text:p>5.9</text:p>
          </table:table-cell>
          <table:table-cell office:value-type="string" table:style-name="ce1">
            <text:p>null</text:p>
          </table:table-cell>
          <table:table-cell office:value-type="date" office:date-value="2014-03-03T00:00:00" table:style-name="ce4">
            <text:p>3-Mar-14</text:p>
          </table:table-cell>
          <table:table-cell office:value-type="date" office:date-value="2014-05-12T00:00:00" table:style-name="ce4">
            <text:p>12-May-14</text:p>
          </table:table-cell>
          <table:table-cell table:number-columns-repeated="2" table:style-name="ce1"/>
          <table:table-cell office:value-type="float" office:value="151" table:style-name="ce1">
            <text:p>151</text:p>
          </table:table-cell>
          <table:table-cell table:style-name="ce1"/>
          <table:table-cell office:value-type="string" table:style-name="ce1">
            <text:p>Kento Shimoyama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52" table:formula="of:=[.D155]+1" table:style-name="ce1">
            <text:p>152</text:p>
          </table:table-cell>
          <table:table-cell office:value-type="string" table:style-name="ce1">
            <text:p>Hinomaru Sumo</text:p>
          </table:table-cell>
          <table:table-cell office:value-type="float" office:value="28" table:style-name="ce1">
            <text:p>28</text:p>
          </table:table-cell>
          <table:table-cell office:value-type="float" office:value="252" table:style-name="ce1">
            <text:p>252</text:p>
          </table:table-cell>
          <table:table-cell office:value-type="float" office:value="7.77" table:style-name="ce1">
            <text:p>7.77</text:p>
          </table:table-cell>
          <table:table-cell office:value-type="string" table:style-name="ce1">
            <text:p>null</text:p>
          </table:table-cell>
          <table:table-cell office:value-type="date" office:date-value="2014-05-26T00:00:00" table:style-name="ce4">
            <text:p>26-May-14</text:p>
          </table:table-cell>
          <table:table-cell office:value-type="date" office:date-value="2019-07-22T00:00:00" table:style-name="ce4">
            <text:p>22-Jul-19</text:p>
          </table:table-cell>
          <table:table-cell table:number-columns-repeated="2" table:style-name="ce1"/>
          <table:table-cell office:value-type="float" office:value="152" table:style-name="ce1">
            <text:p>152</text:p>
          </table:table-cell>
          <table:table-cell table:style-name="ce1"/>
          <table:table-cell office:value-type="string" table:style-name="ce1">
            <text:p>Kawada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53" table:formula="of:=[.D156]+1" table:style-name="ce1">
            <text:p>153</text:p>
          </table:table-cell>
          <table:table-cell office:value-type="string" table:style-name="ce1">
            <text:p>Boku no Hero Academia</text:p>
          </table:table-cell>
          <table:table-cell office:value-type="float" office:value="36" table:style-name="ce1">
            <text:p>36</text:p>
          </table:table-cell>
          <table:table-cell office:value-type="float" office:value="375" table:style-name="ce1">
            <text:p>375</text:p>
          </table:table-cell>
          <table:table-cell office:value-type="float" office:value="8.14" table:style-name="ce1">
            <text:p>8.14</text:p>
          </table:table-cell>
          <table:table-cell office:value-type="string" table:style-name="ce1">
            <text:p>null</text:p>
          </table:table-cell>
          <table:table-cell office:value-type="date" office:date-value="2014-07-07T00:00:00" table:style-name="ce4">
            <text:p>7-Jul-14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53" table:style-name="ce1">
            <text:p>153</text:p>
          </table:table-cell>
          <table:table-cell table:style-name="ce1"/>
          <table:table-cell office:value-type="string" table:style-name="ce1">
            <text:p>Kouhei Horikoshi</text:p>
          </table:table-cell>
          <table:table-cell table:style-name="ce1"/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54" table:formula="of:=[.D157]+1" table:style-name="ce1">
            <text:p>154</text:p>
          </table:table-cell>
          <table:table-cell office:value-type="string" table:style-name="ce1">
            <text:p>Mitsukubi Condor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14-07-14T00:00:00" table:style-name="ce4">
            <text:p>14-Jul-14</text:p>
          </table:table-cell>
          <table:table-cell office:value-type="date" office:date-value="2014-11-03T00:00:00" table:style-name="ce4">
            <text:p>3-Nov-14</text:p>
          </table:table-cell>
          <table:table-cell table:number-columns-repeated="2" table:style-name="ce1"/>
          <table:table-cell office:value-type="float" office:value="154" table:style-name="ce1">
            <text:p>154</text:p>
          </table:table-cell>
          <table:table-cell table:style-name="ce1"/>
          <table:table-cell office:value-type="string" table:style-name="ce1">
            <text:p>Ryou Ishiyama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55" table:formula="of:=[.D158]+1" table:style-name="ce1">
            <text:p>155</text:p>
          </table:table-cell>
          <table:table-cell office:value-type="string" table:style-name="ce1">
            <text:p>Yoakemono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6.57" table:style-name="ce1">
            <text:p>6.57</text:p>
          </table:table-cell>
          <table:table-cell office:value-type="string" table:style-name="ce1">
            <text:p>null</text:p>
          </table:table-cell>
          <table:table-cell office:value-type="date" office:date-value="2014-07-19T00:00:00" table:style-name="ce4">
            <text:p>19-Jul-14</text:p>
          </table:table-cell>
          <table:table-cell office:value-type="date" office:date-value="2014-11-10T00:00:00" table:style-name="ce4">
            <text:p>10-Nov-14</text:p>
          </table:table-cell>
          <table:table-cell table:number-columns-repeated="2" table:style-name="ce1"/>
          <table:table-cell office:value-type="float" office:value="155" table:style-name="ce1">
            <text:p>155</text:p>
          </table:table-cell>
          <table:table-cell table:style-name="ce1"/>
          <table:table-cell office:value-type="string" table:style-name="ce1">
            <text:p>Yuusaku Shibata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56" table:formula="of:=[.D159]+1" table:style-name="ce1">
            <text:p>156</text:p>
          </table:table-cell>
          <table:table-cell office:value-type="string" table:style-name="ce1">
            <text:p>Judos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38" table:style-name="ce1">
            <text:p>6.38</text:p>
          </table:table-cell>
          <table:table-cell office:value-type="string" table:style-name="ce1">
            <text:p>null</text:p>
          </table:table-cell>
          <table:table-cell office:value-type="date" office:date-value="2014-09-08T00:00:00" table:style-name="ce4">
            <text:p>8-Sep-14</text:p>
          </table:table-cell>
          <table:table-cell office:value-type="date" office:date-value="2015-01-19T00:00:00" table:style-name="ce4">
            <text:p>19-Jan-15</text:p>
          </table:table-cell>
          <table:table-cell table:number-columns-repeated="2" table:style-name="ce1"/>
          <table:table-cell office:value-type="float" office:value="156" table:style-name="ce1">
            <text:p>156</text:p>
          </table:table-cell>
          <table:table-cell table:style-name="ce1"/>
          <table:table-cell office:value-type="string" table:style-name="ce1">
            <text:p>Shinsuke Kondou</text:p>
          </table:table-cell>
          <table:table-cell table:style-name="ce1"/>
          <table:table-cell office:value-type="float" office:value="63" table:style-name="ce1">
            <text:p>63</text:p>
          </table:table-cell>
          <table:table-cell table:style-name="ce1"/>
          <table:table-cell office:value-type="string" table:style-name="ce1">
            <text:p>Romance<text:s/>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57" table:formula="of:=[.D160]+1" table:style-name="ce1">
            <text:p>157</text:p>
          </table:table-cell>
          <table:table-cell office:value-type="string" table:style-name="ce1">
            <text:p>Hi-Fi Cluster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14" table:style-name="ce1">
            <text:p>6.14</text:p>
          </table:table-cell>
          <table:table-cell office:value-type="string" table:style-name="ce1">
            <text:p>null</text:p>
          </table:table-cell>
          <table:table-cell office:value-type="date" office:date-value="2014-09-13T00:00:00" table:style-name="ce4">
            <text:p>13-Sep-14</text:p>
          </table:table-cell>
          <table:table-cell office:value-type="date" office:date-value="2015-01-26T00:00:00" table:style-name="ce4">
            <text:p>26-Jan-15</text:p>
          </table:table-cell>
          <table:table-cell table:number-columns-repeated="2" table:style-name="ce1"/>
          <table:table-cell office:value-type="float" office:value="157" table:style-name="ce1">
            <text:p>157</text:p>
          </table:table-cell>
          <table:table-cell table:style-name="ce1"/>
          <table:table-cell office:value-type="string" table:style-name="ce1">
            <text:p>Ippei Gotou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58" table:formula="of:=[.D161]+1" table:style-name="ce1">
            <text:p>158</text:p>
          </table:table-cell>
          <table:table-cell office:value-type="string" table:style-name="ce1">
            <text:p>Sporting Salt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null</text:p>
          </table:table-cell>
          <table:table-cell office:value-type="date" office:date-value="2014-09-22T00:00:00" table:style-name="ce4">
            <text:p>22-Sep-14</text:p>
          </table:table-cell>
          <table:table-cell office:value-type="date" office:date-value="2015-02-02T00:00:00" table:style-name="ce4">
            <text:p>2-Feb-15</text:p>
          </table:table-cell>
          <table:table-cell table:number-columns-repeated="2" table:style-name="ce1"/>
          <table:table-cell office:value-type="float" office:value="158" table:style-name="ce1">
            <text:p>158</text:p>
          </table:table-cell>
          <table:table-cell table:style-name="ce1"/>
          <table:table-cell office:value-type="string" table:style-name="ce1">
            <text:p>Yuuto Kubota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59" table:formula="of:=[.D162]+1" table:style-name="ce1">
            <text:p>159</text:p>
          </table:table-cell>
          <table:table-cell office:value-type="string" table:style-name="ce1">
            <text:p>Takujou no Ageha<text:s/>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4-11-17T00:00:00" table:style-name="ce4">
            <text:p>17-Nov-14</text:p>
          </table:table-cell>
          <table:table-cell office:value-type="date" office:date-value="2015-04-27T00:00:00" table:style-name="ce4">
            <text:p>27-Apr-15</text:p>
          </table:table-cell>
          <table:table-cell table:number-columns-repeated="2" table:style-name="ce1"/>
          <table:table-cell office:value-type="float" office:value="159" table:style-name="ce1">
            <text:p>159</text:p>
          </table:table-cell>
          <table:table-cell table:style-name="ce1"/>
          <table:table-cell office:value-type="string" table:style-name="ce1">
            <text:p>Itsuki Furuya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60" table:formula="of:=[.D163]+1" table:style-name="ce1">
            <text:p>160</text:p>
          </table:table-cell>
          <table:table-cell office:value-type="string" table:style-name="ce1">
            <text:p>E-Robot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4-11-22T00:00:00" table:style-name="ce4">
            <text:p>22-Nov-14</text:p>
          </table:table-cell>
          <table:table-cell office:value-type="date" office:date-value="2015-02-16T00:00:00" table:style-name="ce4">
            <text:p>16-Feb-15</text:p>
          </table:table-cell>
          <table:table-cell table:number-columns-repeated="2" table:style-name="ce1"/>
          <table:table-cell office:value-type="float" office:value="160" table:style-name="ce1">
            <text:p>160</text:p>
          </table:table-cell>
          <table:table-cell table:style-name="ce1"/>
          <table:table-cell office:value-type="string" table:style-name="ce1">
            <text:p>Ryouhei Yamamoto</text:p>
          </table:table-cell>
          <table:table-cell table:style-name="ce1"/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61" table:formula="of:=[.D164]+1" table:style-name="ce1">
            <text:p>161</text:p>
          </table:table-cell>
          <table:table-cell office:value-type="string" table:style-name="ce1">
            <text:p>Dr. Stone</text:p>
          </table:table-cell>
          <table:table-cell office:value-type="float" office:value="26" table:style-name="ce1">
            <text:p>26</text:p>
          </table:table-cell>
          <table:table-cell office:value-type="float" office:value="233" table:style-name="ce1">
            <text:p>233</text:p>
          </table:table-cell>
          <table:table-cell office:value-type="float" office:value="8.1999999999999993" table:style-name="ce1">
            <text:p>8.2</text:p>
          </table:table-cell>
          <table:table-cell office:value-type="string" table:style-name="ce1">
            <text:p>null</text:p>
          </table:table-cell>
          <table:table-cell office:value-type="date" office:date-value="2017-03-06T00:00:00" table:style-name="ce4">
            <text:p>6-Mar-17</text:p>
          </table:table-cell>
          <table:table-cell office:value-type="date" office:date-value="2022-03-07T00:00:00" table:style-name="ce4">
            <text:p>7-Mar-22</text:p>
          </table:table-cell>
          <table:table-cell table:number-columns-repeated="2" table:style-name="ce1"/>
          <table:table-cell office:value-type="float" office:value="161" table:style-name="ce1">
            <text:p>161</text:p>
          </table:table-cell>
          <table:table-cell table:style-name="ce1"/>
          <table:table-cell office:value-type="string" table:style-name="ce1">
            <text:p>Riichiro Inagaki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62" table:formula="of:=[.D165]+1" table:style-name="ce1">
            <text:p>162</text:p>
          </table:table-cell>
          <table:table-cell office:value-type="string" table:style-name="ce1">
            <text:p>Kagamigami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6.63" table:style-name="ce1">
            <text:p>6.63</text:p>
          </table:table-cell>
          <table:table-cell office:value-type="string" table:style-name="ce1">
            <text:p>null</text:p>
          </table:table-cell>
          <table:table-cell office:value-type="date" office:date-value="2015-02-09T00:00:00" table:style-name="ce4">
            <text:p>9-Feb-15</text:p>
          </table:table-cell>
          <table:table-cell office:value-type="date" office:date-value="2015-11-16T00:00:00" table:style-name="ce4">
            <text:p>16-Nov-15</text:p>
          </table:table-cell>
          <table:table-cell table:number-columns-repeated="2" table:style-name="ce1"/>
          <table:table-cell office:value-type="float" office:value="162" table:style-name="ce1">
            <text:p>162</text:p>
          </table:table-cell>
          <table:table-cell table:style-name="ce1"/>
          <table:table-cell office:value-type="string" table:style-name="ce1">
            <text:p>Toshiaki Iwashiro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63" table:formula="of:=[.D166]+1" table:style-name="ce1">
            <text:p>163</text:p>
          </table:table-cell>
          <table:table-cell office:value-type="string" table:style-name="ce1">
            <text:p>Black Clover</text:p>
          </table:table-cell>
          <table:table-cell office:value-type="float" office:value="33" table:style-name="ce1">
            <text:p>33</text:p>
          </table:table-cell>
          <table:table-cell office:value-type="float" office:value="337" table:style-name="ce1">
            <text:p>337</text:p>
          </table:table-cell>
          <table:table-cell office:value-type="float" office:value="7.86" table:style-name="ce1">
            <text:p>7.86</text:p>
          </table:table-cell>
          <table:table-cell office:value-type="string" table:style-name="ce1">
            <text:p>null</text:p>
          </table:table-cell>
          <table:table-cell office:value-type="date" office:date-value="2015-02-16T00:00:00" table:style-name="ce4">
            <text:p>16-Feb-15</text:p>
          </table:table-cell>
          <table:table-cell office:value-type="string" table:style-name="ce4">
            <text:p>null</text:p>
          </table:table-cell>
          <table:table-cell table:number-columns-repeated="2" table:style-name="ce1"/>
          <table:table-cell office:value-type="float" office:value="163" table:style-name="ce1">
            <text:p>163</text:p>
          </table:table-cell>
          <table:table-cell table:style-name="ce1"/>
          <table:table-cell office:value-type="string" table:style-name="ce1">
            <text:p>Yuuki tabata</text:p>
          </table:table-cell>
          <table:table-cell table:style-name="ce1"/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64" table:formula="of:=[.D167]+1" table:style-name="ce1">
            <text:p>164</text:p>
          </table:table-cell>
          <table:table-cell office:value-type="string" table:style-name="ce1">
            <text:p>Cyborg Roggy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5-02-23T00:00:00" table:style-name="ce4">
            <text:p>23-Feb-15</text:p>
          </table:table-cell>
          <table:table-cell office:value-type="date" office:date-value="2015-05-11T00:00:00" table:style-name="ce4">
            <text:p>11-May-15</text:p>
          </table:table-cell>
          <table:table-cell table:number-columns-repeated="2" table:style-name="ce1"/>
          <table:table-cell office:value-type="float" office:value="164" table:style-name="ce1">
            <text:p>164</text:p>
          </table:table-cell>
          <table:table-cell table:style-name="ce1"/>
          <table:table-cell office:value-type="string" table:style-name="ce1">
            <text:p>Yuu Miki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65" table:formula="of:=[.D168]+1" table:style-name="ce1">
            <text:p>165</text:p>
          </table:table-cell>
          <table:table-cell office:value-type="string" table:style-name="ce1">
            <text:p>Ultra Battle Satellite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76" table:style-name="ce1">
            <text:p>6.76</text:p>
          </table:table-cell>
          <table:table-cell office:value-type="string" table:style-name="ce1">
            <text:p>null</text:p>
          </table:table-cell>
          <table:table-cell office:value-type="date" office:date-value="2015-03-02T00:00:00" table:style-name="ce4">
            <text:p>2-Mar-15</text:p>
          </table:table-cell>
          <table:table-cell office:value-type="date" office:date-value="2015-06-29T00:00:00" table:style-name="ce4">
            <text:p>29-Jun-15</text:p>
          </table:table-cell>
          <table:table-cell table:number-columns-repeated="2" table:style-name="ce1"/>
          <table:table-cell office:value-type="float" office:value="165" table:style-name="ce1">
            <text:p>165</text:p>
          </table:table-cell>
          <table:table-cell table:style-name="ce1"/>
          <table:table-cell office:value-type="string" table:style-name="ce1">
            <text:p>Yuusuke Utsumi</text:p>
          </table:table-cell>
          <table:table-cell table:style-name="ce1"/>
          <table:table-cell office:value-type="float" office:value="67" table:style-name="ce1">
            <text:p>67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66" table:formula="of:=[.D169]+1" table:style-name="ce1">
            <text:p>166</text:p>
          </table:table-cell>
          <table:table-cell office:value-type="string" table:style-name="ce1">
            <text:p>Naruto Side Story: The Seventh Hokage and the Scarlet Spring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7.17" table:style-name="ce1">
            <text:p>7.17</text:p>
          </table:table-cell>
          <table:table-cell office:value-type="float" office:value="198" table:style-name="ce1">
            <text:p>198</text:p>
          </table:table-cell>
          <table:table-cell office:value-type="date" office:date-value="2015-04-27T00:00:00" table:style-name="ce4">
            <text:p>27-Apr-15</text:p>
          </table:table-cell>
          <table:table-cell office:value-type="date" office:date-value="2015-07-06T00:00:00" table:style-name="ce4">
            <text:p>6-Jul-15</text:p>
          </table:table-cell>
          <table:table-cell table:number-columns-repeated="2" table:style-name="ce1"/>
          <table:table-cell office:value-type="float" office:value="166" table:style-name="ce1">
            <text:p>166</text:p>
          </table:table-cell>
          <table:table-cell table:style-name="ce1"/>
          <table:table-cell office:value-type="string" table:style-name="ce1">
            <text:p>Masashi Kishimoto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67" table:formula="of:=[.D170]+1" table:style-name="ce1">
            <text:p>167</text:p>
          </table:table-cell>
          <table:table-cell office:value-type="string" table:style-name="ce1">
            <text:p>Straighten Up! Welcome to Shika High's Competitive Dance Club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7.51" table:style-name="ce1">
            <text:p>7.51</text:p>
          </table:table-cell>
          <table:table-cell office:value-type="string" table:style-name="ce1">
            <text:p>null</text:p>
          </table:table-cell>
          <table:table-cell office:value-type="date" office:date-value="2015-05-11T00:00:00" table:style-name="ce4">
            <text:p>11-May-15</text:p>
          </table:table-cell>
          <table:table-cell office:value-type="string" table:style-name="ce1">
            <text:p>13 feb 017</text:p>
          </table:table-cell>
          <table:table-cell table:number-columns-repeated="2" table:style-name="ce1"/>
          <table:table-cell office:value-type="float" office:value="167" table:style-name="ce1">
            <text:p>167</text:p>
          </table:table-cell>
          <table:table-cell table:style-name="ce1"/>
          <table:table-cell office:value-type="string" table:style-name="ce1">
            <text:p>Takuma Yokota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68" table:formula="of:=[.D171]+1" table:style-name="ce1">
            <text:p>168</text:p>
          </table:table-cell>
          <table:table-cell office:value-type="string" table:style-name="ce1">
            <text:p>Lady Justice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5.85" table:style-name="ce1">
            <text:p>5.85</text:p>
          </table:table-cell>
          <table:table-cell office:value-type="string" table:style-name="ce1">
            <text:p>null</text:p>
          </table:table-cell>
          <table:table-cell office:value-type="date" office:date-value="2015-05-18T00:00:00" table:style-name="ce4">
            <text:p>18-May-15</text:p>
          </table:table-cell>
          <table:table-cell office:value-type="date" office:date-value="2015-09-07T00:00:00" table:style-name="ce4">
            <text:p>7-Sep-15</text:p>
          </table:table-cell>
          <table:table-cell table:number-columns-repeated="2" table:style-name="ce1"/>
          <table:table-cell office:value-type="float" office:value="168" table:style-name="ce1">
            <text:p>168</text:p>
          </table:table-cell>
          <table:table-cell table:style-name="ce1"/>
          <table:table-cell office:value-type="string" table:style-name="ce1">
            <text:p>Ken Ogino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69" table:formula="of:=[.D172]+1" table:style-name="ce1">
            <text:p>169</text:p>
          </table:table-cell>
          <table:table-cell office:value-type="string" table:style-name="ce1">
            <text:p>Devily Man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6.45" table:style-name="ce1">
            <text:p>6.45</text:p>
          </table:table-cell>
          <table:table-cell office:value-type="string" table:style-name="ce1">
            <text:p>null</text:p>
          </table:table-cell>
          <table:table-cell office:value-type="date" office:date-value="2015-05-25T00:00:00" table:style-name="ce4">
            <text:p>25-May-15</text:p>
          </table:table-cell>
          <table:table-cell office:value-type="date" office:date-value="2015-09-14T00:00:00" table:style-name="ce4">
            <text:p>14-Sep-15</text:p>
          </table:table-cell>
          <table:table-cell table:number-columns-repeated="2" table:style-name="ce1"/>
          <table:table-cell office:value-type="float" office:value="169" table:style-name="ce1">
            <text:p>169</text:p>
          </table:table-cell>
          <table:table-cell table:style-name="ce1"/>
          <table:table-cell office:value-type="string" table:style-name="ce1">
            <text:p>Kentarou Fukuda</text:p>
          </table:table-cell>
          <table:table-cell table:style-name="ce1"/>
          <table:table-cell office:value-type="float" office:value="68" table:style-name="ce1">
            <text:p>68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70" table:formula="of:=[.D173]+1" table:style-name="ce1">
            <text:p>170</text:p>
          </table:table-cell>
          <table:table-cell office:value-type="string" table:style-name="ce1">
            <text:p>Best Blue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.2" table:style-name="ce1">
            <text:p>6.2</text:p>
          </table:table-cell>
          <table:table-cell office:value-type="string" table:style-name="ce1">
            <text:p>null</text:p>
          </table:table-cell>
          <table:table-cell office:value-type="date" office:date-value="2015-07-13T00:00:00" table:style-name="ce4">
            <text:p>13-Jul-15</text:p>
          </table:table-cell>
          <table:table-cell office:value-type="date" office:date-value="2015-11-21T00:00:00" table:style-name="ce4">
            <text:p>21-Nov-15</text:p>
          </table:table-cell>
          <table:table-cell table:number-columns-repeated="2" table:style-name="ce1"/>
          <table:table-cell office:value-type="float" office:value="170" table:style-name="ce1">
            <text:p>170</text:p>
          </table:table-cell>
          <table:table-cell table:style-name="ce1"/>
          <table:table-cell office:value-type="string" table:style-name="ce1">
            <text:p>Masahiro Hirakata</text:p>
          </table:table-cell>
          <table:table-cell table:style-name="ce1"/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71" table:formula="of:=[.D174]+1" table:style-name="ce1">
            <text:p>171</text:p>
          </table:table-cell>
          <table:table-cell office:value-type="string" table:style-name="ce1">
            <text:p>Mononofu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6.89" table:style-name="ce1">
            <text:p>6.89</text:p>
          </table:table-cell>
          <table:table-cell office:value-type="string" table:style-name="ce1">
            <text:p>null</text:p>
          </table:table-cell>
          <table:table-cell office:value-type="date" office:date-value="2015-09-14T00:00:00" table:style-name="ce4">
            <text:p>14-Sep-15</text:p>
          </table:table-cell>
          <table:table-cell office:value-type="date" office:date-value="2016-07-25T00:00:00" table:style-name="ce4">
            <text:p>25-Jul-16</text:p>
          </table:table-cell>
          <table:table-cell table:number-columns-repeated="2" table:style-name="ce1"/>
          <table:table-cell office:value-type="float" office:value="171" table:style-name="ce1">
            <text:p>171</text:p>
          </table:table-cell>
          <table:table-cell table:style-name="ce1"/>
          <table:table-cell office:value-type="string" table:style-name="ce1">
            <text:p>Haruto Ikezawa</text:p>
          </table:table-cell>
          <table:table-cell table:style-name="ce1"/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Horror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72" table:formula="of:=[.D175]+1" table:style-name="ce1">
            <text:p>172</text:p>
          </table:table-cell>
          <table:table-cell office:value-type="string" table:style-name="ce1">
            <text:p>Samon-kun wa Summoner</text:p>
          </table:table-cell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7.13" table:style-name="ce1">
            <text:p>7.13</text:p>
          </table:table-cell>
          <table:table-cell office:value-type="string" table:style-name="ce1">
            <text:p>null</text:p>
          </table:table-cell>
          <table:table-cell office:value-type="date" office:date-value="2015-09-19T00:00:00" table:style-name="ce4">
            <text:p>19-Sep-15</text:p>
          </table:table-cell>
          <table:table-cell office:value-type="date" office:date-value="2017-07-28T00:00:00" table:style-name="ce4">
            <text:p>28-Jul-17</text:p>
          </table:table-cell>
          <table:table-cell table:number-columns-repeated="2" table:style-name="ce1"/>
          <table:table-cell office:value-type="float" office:value="172" table:style-name="ce1">
            <text:p>172</text:p>
          </table:table-cell>
          <table:table-cell table:style-name="ce1"/>
          <table:table-cell office:value-type="string" table:style-name="ce1">
            <text:p>Shun Numa</text:p>
          </table:table-cell>
          <table:table-cell table:style-name="ce1"/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73" table:formula="of:=[.D176]+1" table:style-name="ce1">
            <text:p>173</text:p>
          </table:table-cell>
          <table:table-cell office:value-type="string" table:style-name="ce1">
            <text:p>Buddy Strike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date" office:date-value="2015-11-16T00:00:00" table:style-name="ce4">
            <text:p>16-Nov-15</text:p>
          </table:table-cell>
          <table:table-cell office:value-type="date" office:date-value="2016-02-08T00:00:00" table:style-name="ce4">
            <text:p>8-Feb-16</text:p>
          </table:table-cell>
          <table:table-cell table:number-columns-repeated="2" table:style-name="ce1"/>
          <table:table-cell office:value-type="float" office:value="173" table:style-name="ce1">
            <text:p>173</text:p>
          </table:table-cell>
          <table:table-cell table:style-name="ce1"/>
          <table:table-cell office:value-type="string" table:style-name="ce1">
            <text:p>KAITO</text:p>
          </table:table-cell>
          <table:table-cell table:style-name="ce1"/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74" table:formula="of:=[.D177]+1" table:style-name="ce1">
            <text:p>174</text:p>
          </table:table-cell>
          <table:table-cell office:value-type="string" table:style-name="ce1">
            <text:p>Chainsaw Man</text:p>
          </table:table-cell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office:value-type="float" office:value="8.75" table:style-name="ce1">
            <text:p>8.75</text:p>
          </table:table-cell>
          <table:table-cell office:value-type="string" table:style-name="ce1">
            <text:p>null</text:p>
          </table:table-cell>
          <table:table-cell office:value-type="date" office:date-value="2018-12-03T00:00:00" table:style-name="ce4">
            <text:p>3-Dec-18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4" table:style-name="ce1">
            <text:p>174</text:p>
          </table:table-cell>
          <table:table-cell table:style-name="ce1"/>
          <table:table-cell office:value-type="string" table:style-name="ce1">
            <text:p>Tatsuki Fujimoto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75" table:formula="of:=[.D178]+1" table:style-name="ce1">
            <text:p>175</text:p>
          </table:table-cell>
          <table:table-cell office:value-type="string" table:style-name="ce1">
            <text:p>Jujutsu Kaisen</text:p>
          </table:table-cell>
          <table:table-cell office:value-type="float" office:value="21" table:style-name="ce1">
            <text:p>21</text:p>
          </table:table-cell>
          <table:table-cell office:value-type="float" office:value="212" table:style-name="ce1">
            <text:p>212</text:p>
          </table:table-cell>
          <table:table-cell office:value-type="float" office:value="8.5399999999999991" table:style-name="ce1">
            <text:p>8.54</text:p>
          </table:table-cell>
          <table:table-cell office:value-type="string" table:style-name="ce1">
            <text:p>null</text:p>
          </table:table-cell>
          <table:table-cell office:value-type="date" office:date-value="2018-03-05T00:00:00" table:style-name="ce4">
            <text:p>5-Mar-18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5" table:style-name="ce1">
            <text:p>175</text:p>
          </table:table-cell>
          <table:table-cell table:style-name="ce1"/>
          <table:table-cell office:value-type="string" table:style-name="ce1">
            <text:p>Gege Akutami</text:p>
          </table:table-cell>
          <table:table-cell table:style-name="ce1"/>
          <table:table-cell office:value-type="float" office:value="71" table:style-name="ce1">
            <text:p>71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76" table:formula="of:=[.D179]+1" table:style-name="ce1">
            <text:p>176</text:p>
          </table:table-cell>
          <table:table-cell office:value-type="string" table:style-name="ce1">
            <text:p>Kimetsu no Yaiba</text:p>
          </table:table-cell>
          <table:table-cell office:value-type="float" office:value="23" table:style-name="ce1">
            <text:p>23</text:p>
          </table:table-cell>
          <table:table-cell office:value-type="float" office:value="207" table:style-name="ce1">
            <text:p>207</text:p>
          </table:table-cell>
          <table:table-cell office:value-type="float" office:value="8.26" table:style-name="ce1">
            <text:p>8.26</text:p>
          </table:table-cell>
          <table:table-cell office:value-type="string" table:style-name="ce1">
            <text:p>null</text:p>
          </table:table-cell>
          <table:table-cell office:value-type="date" office:date-value="2016-02-15T00:00:00" table:style-name="ce4">
            <text:p>15-Feb-16</text:p>
          </table:table-cell>
          <table:table-cell office:value-type="date" office:date-value="2020-05-18T00:00:00" table:style-name="ce4">
            <text:p>18-May-20</text:p>
          </table:table-cell>
          <table:table-cell table:number-columns-repeated="2" table:style-name="ce1"/>
          <table:table-cell office:value-type="float" office:value="176" table:style-name="ce1">
            <text:p>176</text:p>
          </table:table-cell>
          <table:table-cell table:style-name="ce1"/>
          <table:table-cell office:value-type="string" table:style-name="ce1">
            <text:p>Koyoharu Gotouge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77" table:formula="of:=[.D180]+1" table:style-name="ce1">
            <text:p>177</text:p>
          </table:table-cell>
          <table:table-cell office:value-type="string" table:style-name="ce1">
            <text:p>Mashle: Magic and Muscles</text:p>
          </table:table-cell>
          <table:table-cell office:value-type="float" office:value="14" table:style-name="ce1">
            <text:p>14</text:p>
          </table:table-cell>
          <table:table-cell office:value-type="float" office:value="110" table:style-name="ce1">
            <text:p>110</text:p>
          </table:table-cell>
          <table:table-cell office:value-type="float" office:value="7.64" table:style-name="ce1">
            <text:p>7.64</text:p>
          </table:table-cell>
          <table:table-cell office:value-type="string" table:style-name="ce1">
            <text:p>null</text:p>
          </table:table-cell>
          <table:table-cell office:value-type="date" office:date-value="2020-01-27T00:00:00" table:style-name="ce4">
            <text:p>27-Jan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7" table:style-name="ce1">
            <text:p>177</text:p>
          </table:table-cell>
          <table:table-cell table:style-name="ce1"/>
          <table:table-cell office:value-type="string" table:style-name="ce1">
            <text:p>Hajime Koumoto</text:p>
          </table:table-cell>
          <table:table-cell table:style-name="ce1"/>
          <table:table-cell office:value-type="float" office:value="72" table:style-name="ce1">
            <text:p>72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78" table:formula="of:=[.D181]+1" table:style-name="ce1">
            <text:p>178</text:p>
          </table:table-cell>
          <table:table-cell office:value-type="string" table:style-name="ce1">
            <text:p>Undead Unluck</text:p>
          </table:table-cell>
          <table:table-cell office:value-type="float" office:value="14" table:style-name="ce1">
            <text:p>14</text:p>
          </table:table-cell>
          <table:table-cell office:value-type="float" office:value="140" table:style-name="ce1">
            <text:p>14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null</text:p>
          </table:table-cell>
          <table:table-cell office:value-type="date" office:date-value="2020-01-20T00:00:00" table:style-name="ce4">
            <text:p>20-Jan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8" table:style-name="ce1">
            <text:p>178</text:p>
          </table:table-cell>
          <table:table-cell table:style-name="ce1"/>
          <table:table-cell office:value-type="string" table:style-name="ce1">
            <text:p>Yoshifumi Tozuka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79" table:formula="of:=[.D182]+1" table:style-name="ce1">
            <text:p>179</text:p>
          </table:table-cell>
          <table:table-cell office:value-type="string" table:style-name="ce1">
            <text:p>Mission: Yozakura Family</text:p>
          </table:table-cell>
          <table:table-cell office:value-type="float" office:value="18" table:style-name="ce1">
            <text:p>18</text:p>
          </table:table-cell>
          <table:table-cell office:value-type="float" office:value="159" table:style-name="ce1">
            <text:p>159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null</text:p>
          </table:table-cell>
          <table:table-cell office:value-type="date" office:date-value="2019-08-26T00:00:00" table:style-name="ce4">
            <text:p>26-Aug-19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79" table:style-name="ce1">
            <text:p>179</text:p>
          </table:table-cell>
          <table:table-cell table:style-name="ce1"/>
          <table:table-cell office:value-type="string" table:style-name="ce1">
            <text:p>Hitsuji Gondaira</text:p>
          </table:table-cell>
          <table:table-cell table:style-name="ce1"/>
          <table:table-cell office:value-type="float" office:value="73" table:style-name="ce1">
            <text:p>73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80" table:formula="of:=[.D183]+1" table:style-name="ce1">
            <text:p>180</text:p>
          </table:table-cell>
          <table:table-cell office:value-type="string" table:style-name="ce1">
            <text:p>Me &amp; Roboco</text:p>
          </table:table-cell>
          <table:table-cell office:value-type="float" office:value="9" table:style-name="ce1">
            <text:p>9</text:p>
          </table:table-cell>
          <table:table-cell office:value-type="float" office:value="118" table:style-name="ce1">
            <text:p>118</text:p>
          </table:table-cell>
          <table:table-cell office:value-type="float" office:value="6.26" table:style-name="ce1">
            <text:p>6.26</text:p>
          </table:table-cell>
          <table:table-cell office:value-type="string" table:style-name="ce1">
            <text:p>null</text:p>
          </table:table-cell>
          <table:table-cell office:value-type="date" office:date-value="2020-07-06T00:00:00" table:style-name="ce4">
            <text:p>6-Jul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80" table:style-name="ce1">
            <text:p>180</text:p>
          </table:table-cell>
          <table:table-cell table:style-name="ce1"/>
          <table:table-cell office:value-type="string" table:style-name="ce1">
            <text:p>Shuuhei Miyazaki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81" table:formula="of:=[.D184]+1" table:style-name="ce1">
            <text:p>181</text:p>
          </table:table-cell>
          <table:table-cell office:value-type="string" table:style-name="ce1">
            <text:p>Act-Age</text:p>
          </table:table-cell>
          <table:table-cell office:value-type="float" office:value="12" table:style-name="ce1">
            <text:p>12</text:p>
          </table:table-cell>
          <table:table-cell office:value-type="float" office:value="123" table:style-name="ce1">
            <text:p>123</text:p>
          </table:table-cell>
          <table:table-cell office:value-type="float" office:value="8.24" table:style-name="ce1">
            <text:p>8.24</text:p>
          </table:table-cell>
          <table:table-cell office:value-type="string" table:style-name="ce1">
            <text:p>null</text:p>
          </table:table-cell>
          <table:table-cell office:value-type="date" office:date-value="2018-01-22T00:00:00" table:style-name="ce4">
            <text:p>22-Jan-18</text:p>
          </table:table-cell>
          <table:table-cell office:value-type="date" office:date-value="2020-08-11T00:00:00" table:style-name="ce4">
            <text:p>11-Aug-20</text:p>
          </table:table-cell>
          <table:table-cell table:number-columns-repeated="2" table:style-name="ce1"/>
          <table:table-cell office:value-type="float" office:value="181" table:style-name="ce1">
            <text:p>181</text:p>
          </table:table-cell>
          <table:table-cell table:style-name="ce1"/>
          <table:table-cell office:value-type="string" table:style-name="ce1">
            <text:p>Tatsuya Matsuki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82" table:formula="of:=[.D185]+1" table:style-name="ce1">
            <text:p>182</text:p>
          </table:table-cell>
          <table:table-cell office:value-type="string" table:style-name="ce1">
            <text:p>Magu-chan: God of destruction</text:p>
          </table:table-cell>
          <table:table-cell office:value-type="float" office:value="9" table:style-name="ce1">
            <text:p>9</text:p>
          </table:table-cell>
          <table:table-cell office:value-type="float" office:value="78" table:style-name="ce1">
            <text:p>78</text:p>
          </table:table-cell>
          <table:table-cell office:value-type="float" office:value="6.76" table:style-name="ce1">
            <text:p>6.76</text:p>
          </table:table-cell>
          <table:table-cell office:value-type="string" table:style-name="ce1">
            <text:p>null</text:p>
          </table:table-cell>
          <table:table-cell office:value-type="date" office:date-value="2020-06-22T00:00:00" table:style-name="ce4">
            <text:p>22-Jun-20</text:p>
          </table:table-cell>
          <table:table-cell office:value-type="date" office:date-value="2022-02-07T00:00:00" table:style-name="ce4">
            <text:p>7-Feb-22</text:p>
          </table:table-cell>
          <table:table-cell table:number-columns-repeated="2" table:style-name="ce1"/>
          <table:table-cell office:value-type="float" office:value="182" table:style-name="ce1">
            <text:p>182</text:p>
          </table:table-cell>
          <table:table-cell table:style-name="ce1"/>
          <table:table-cell office:value-type="string" table:style-name="ce1">
            <text:p>Kei Kamiki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83" table:formula="of:=[.D186]+1" table:style-name="ce1">
            <text:p>183</text:p>
          </table:table-cell>
          <table:table-cell office:value-type="string" table:style-name="ce1">
            <text:p>Ayakashi Triangle</text:p>
          </table:table-cell>
          <table:table-cell office:value-type="float" office:value="11" table:style-name="ce1">
            <text:p>11</text:p>
          </table:table-cell>
          <table:table-cell office:value-type="float" office:value="114" table:style-name="ce1">
            <text:p>114</text:p>
          </table:table-cell>
          <table:table-cell office:value-type="float" office:value="6.69" table:style-name="ce1">
            <text:p>6.69</text:p>
          </table:table-cell>
          <table:table-cell office:value-type="string" table:style-name="ce1">
            <text:p>null</text:p>
          </table:table-cell>
          <table:table-cell office:value-type="date" office:date-value="2020-06-15T00:00:00" table:style-name="ce4">
            <text:p>15-Jun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83" table:style-name="ce1">
            <text:p>183</text:p>
          </table:table-cell>
          <table:table-cell table:style-name="ce1"/>
          <table:table-cell office:value-type="string" table:style-name="ce1">
            <text:p>Kentarou Yabuki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84" table:formula="of:=[.D187]+1" table:style-name="ce1">
            <text:p>184</text:p>
          </table:table-cell>
          <table:table-cell office:value-type="string" table:style-name="ce1">
            <text:p>Sakamoto Days</text:p>
          </table:table-cell>
          <table:table-cell office:value-type="float" office:value="9" table:style-name="ce1">
            <text:p>9</text:p>
          </table:table-cell>
          <table:table-cell office:value-type="float" office:value="100" table:style-name="ce1">
            <text:p>100</text:p>
          </table:table-cell>
          <table:table-cell office:value-type="float" office:value="7.91" table:style-name="ce1">
            <text:p>7.91</text:p>
          </table:table-cell>
          <table:table-cell office:value-type="string" table:style-name="ce1">
            <text:p>null</text:p>
          </table:table-cell>
          <table:table-cell office:value-type="date" office:date-value="2020-11-21T00:00:00" table:style-name="ce4">
            <text:p>21-Nov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table:style-name="ce1"/>
          <table:table-cell office:value-type="string" table:style-name="ce1">
            <text:p>Yuuto Suzuki</text:p>
          </table:table-cell>
          <table:table-cell table:style-name="ce1"/>
          <table:table-cell office:value-type="float" office:value="74" table:style-name="ce1">
            <text:p>74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85" table:formula="of:=[.D188]+1" table:style-name="ce1">
            <text:p>185</text:p>
          </table:table-cell>
          <table:table-cell office:value-type="string" table:style-name="ce1">
            <text:p>Shakunetsu no Nirai Kani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6.57" table:style-name="ce1">
            <text:p>6.57</text:p>
          </table:table-cell>
          <table:table-cell office:value-type="string" table:style-name="ce1">
            <text:p>null</text:p>
          </table:table-cell>
          <table:table-cell office:value-type="date" office:date-value="2020-06-27T00:00:00" table:style-name="ce4">
            <text:p>27-Jun-20</text:p>
          </table:table-cell>
          <table:table-cell office:value-type="date" office:date-value="2021-06-21T00:00:00" table:style-name="ce4">
            <text:p>21-Jun-21</text:p>
          </table:table-cell>
          <table:table-cell table:number-columns-repeated="2" table:style-name="ce1"/>
          <table:table-cell office:value-type="float" office:value="185" table:style-name="ce1">
            <text:p>185</text:p>
          </table:table-cell>
          <table:table-cell table:style-name="ce1"/>
          <table:table-cell office:value-type="string" table:style-name="ce1">
            <text:p>Ryuuhei Tamura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86" table:formula="of:=[.D189]+1" table:style-name="ce1">
            <text:p>186</text:p>
          </table:table-cell>
          <table:table-cell office:value-type="string" table:style-name="ce1">
            <text:p>Ao no Hako</text:p>
          </table:table-cell>
          <table:table-cell office:value-type="float" office:value="8" table:style-name="ce1">
            <text:p>8</text:p>
          </table:table-cell>
          <table:table-cell office:value-type="float" office:value="82" table:style-name="ce1">
            <text:p>82</text:p>
          </table:table-cell>
          <table:table-cell office:value-type="float" office:value="7.81" table:style-name="ce1">
            <text:p>7.81</text:p>
          </table:table-cell>
          <table:table-cell office:value-type="string" table:style-name="ce1">
            <text:p>null</text:p>
          </table:table-cell>
          <table:table-cell office:value-type="date" office:date-value="2021-04-12T00:00:00" table:style-name="ce4">
            <text:p>12-Apr-21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86" table:style-name="ce1">
            <text:p>186</text:p>
          </table:table-cell>
          <table:table-cell table:style-name="ce1"/>
          <table:table-cell office:value-type="string" table:style-name="ce1">
            <text:p>Kouji Miura</text:p>
          </table:table-cell>
          <table:table-cell table:style-name="ce1"/>
          <table:table-cell office:value-type="float" office:value="75" table:style-name="ce1">
            <text:p>75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87" table:formula="of:=[.D190]+1" table:style-name="ce1">
            <text:p>187</text:p>
          </table:table-cell>
          <table:table-cell office:value-type="string" table:style-name="ce1">
            <text:p>Yuragi-Sou no Yuuna-san</text:p>
          </table:table-cell>
          <table:table-cell office:value-type="float" office:value="24" table:style-name="ce1">
            <text:p>24</text:p>
          </table:table-cell>
          <table:table-cell office:value-type="float" office:value="214" table:style-name="ce1">
            <text:p>214</text:p>
          </table:table-cell>
          <table:table-cell office:value-type="float" office:value="7.24" table:style-name="ce1">
            <text:p>7.24</text:p>
          </table:table-cell>
          <table:table-cell office:value-type="string" table:style-name="ce1">
            <text:p>null</text:p>
          </table:table-cell>
          <table:table-cell office:value-type="date" office:date-value="2016-02-08T00:00:00" table:style-name="ce4">
            <text:p>8-Feb-16</text:p>
          </table:table-cell>
          <table:table-cell office:value-type="date" office:date-value="2020-06-08T00:00:00" table:style-name="ce4">
            <text:p>8-Jun-20</text:p>
          </table:table-cell>
          <table:table-cell table:number-columns-repeated="2" table:style-name="ce1"/>
          <table:table-cell office:value-type="float" office:value="187" table:style-name="ce1">
            <text:p>187</text:p>
          </table:table-cell>
          <table:table-cell table:style-name="ce1"/>
          <table:table-cell office:value-type="string" table:style-name="ce1">
            <text:p>Tadahiro Miura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88" table:formula="of:=[.D191]+1" table:style-name="ce1">
            <text:p>188</text:p>
          </table:table-cell>
          <table:table-cell office:value-type="string" table:style-name="ce1">
            <text:p>We Never Learn</text:p>
          </table:table-cell>
          <table:table-cell office:value-type="float" office:value="21" table:style-name="ce1">
            <text:p>21</text:p>
          </table:table-cell>
          <table:table-cell office:value-type="float" office:value="187" table:style-name="ce1">
            <text:p>187</text:p>
          </table:table-cell>
          <table:table-cell office:value-type="float" office:value="7.66" table:style-name="ce1">
            <text:p>7.66</text:p>
          </table:table-cell>
          <table:table-cell office:value-type="string" table:style-name="ce1">
            <text:p>null</text:p>
          </table:table-cell>
          <table:table-cell office:value-type="date" office:date-value="2017-02-06T00:00:00" table:style-name="ce4">
            <text:p>6-Feb-17</text:p>
          </table:table-cell>
          <table:table-cell office:value-type="date" office:date-value="2020-12-21T00:00:00" table:style-name="ce4">
            <text:p>21-Dec-20</text:p>
          </table:table-cell>
          <table:table-cell table:number-columns-repeated="2" table:style-name="ce1"/>
          <table:table-cell office:value-type="float" office:value="188" table:style-name="ce1">
            <text:p>188</text:p>
          </table:table-cell>
          <table:table-cell table:style-name="ce1"/>
          <table:table-cell office:value-type="string" table:style-name="ce1">
            <text:p>Taishi Tsutsui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89" table:formula="of:=[.D192]+1" table:style-name="ce1">
            <text:p>189</text:p>
          </table:table-cell>
          <table:table-cell office:value-type="string" table:style-name="ce1">
            <text:p>Samurai 8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5.77" table:style-name="ce1">
            <text:p>5.77</text:p>
          </table:table-cell>
          <table:table-cell office:value-type="string" table:style-name="ce1">
            <text:p>null</text:p>
          </table:table-cell>
          <table:table-cell office:value-type="date" office:date-value="2019-05-13T00:00:00" table:style-name="ce4">
            <text:p>13-May-19</text:p>
          </table:table-cell>
          <table:table-cell office:value-type="date" office:date-value="2020-03-23T00:00:00" table:style-name="ce4">
            <text:p>23-Mar-20</text:p>
          </table:table-cell>
          <table:table-cell table:number-columns-repeated="2" table:style-name="ce1"/>
          <table:table-cell office:value-type="float" office:value="189" table:style-name="ce1">
            <text:p>189</text:p>
          </table:table-cell>
          <table:table-cell table:style-name="ce1"/>
          <table:table-cell office:value-type="string" table:style-name="ce1">
            <text:p>Masashi Kishimoto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90" table:formula="of:=[.D193]+1" table:style-name="ce1">
            <text:p>190</text:p>
          </table:table-cell>
          <table:table-cell office:value-type="string" table:style-name="ce1">
            <text:p>Yakusoku no Neverland</text:p>
          </table:table-cell>
          <table:table-cell office:value-type="float" office:value="20" table:style-name="ce1">
            <text:p>20</text:p>
          </table:table-cell>
          <table:table-cell office:value-type="float" office:value="181" table:style-name="ce1">
            <text:p>181</text:p>
          </table:table-cell>
          <table:table-cell office:value-type="float" office:value="8.18" table:style-name="ce1">
            <text:p>8.18</text:p>
          </table:table-cell>
          <table:table-cell office:value-type="string" table:style-name="ce1">
            <text:p>null</text:p>
          </table:table-cell>
          <table:table-cell office:value-type="date" office:date-value="2016-08-01T00:00:00" table:style-name="ce4">
            <text:p>1-Aug-16</text:p>
          </table:table-cell>
          <table:table-cell office:value-type="date" office:date-value="2020-01-15T00:00:00" table:style-name="ce4">
            <text:p>15-Jan-20</text:p>
          </table:table-cell>
          <table:table-cell table:number-columns-repeated="2" table:style-name="ce1"/>
          <table:table-cell office:value-type="float" office:value="190" table:style-name="ce1">
            <text:p>190</text:p>
          </table:table-cell>
          <table:table-cell table:style-name="ce1"/>
          <table:table-cell office:value-type="string" table:style-name="ce1">
            <text:p>Kaiu Shirai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91" table:formula="of:=[.D194]+1" table:style-name="ce1">
            <text:p>191</text:p>
          </table:table-cell>
          <table:table-cell office:value-type="string" table:style-name="ce1">
            <text:p>Moriking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5.75" table:style-name="ce1">
            <text:p>5.75</text:p>
          </table:table-cell>
          <table:table-cell office:value-type="string" table:style-name="ce1">
            <text:p>null</text:p>
          </table:table-cell>
          <table:table-cell office:value-type="date" office:date-value="2020-04-13T00:00:00" table:style-name="ce4">
            <text:p>13-Apr-20</text:p>
          </table:table-cell>
          <table:table-cell office:value-type="date" office:date-value="2021-01-18T00:00:00" table:style-name="ce4">
            <text:p>18-Jan-21</text:p>
          </table:table-cell>
          <table:table-cell table:number-columns-repeated="2" table:style-name="ce1"/>
          <table:table-cell office:value-type="float" office:value="191" table:style-name="ce1">
            <text:p>191</text:p>
          </table:table-cell>
          <table:table-cell table:style-name="ce1"/>
          <table:table-cell office:value-type="string" table:style-name="ce1">
            <text:p>Tomohiro Hasegawa</text:p>
          </table:table-cell>
          <table:table-cell table:style-name="ce1"/>
          <table:table-cell office:value-type="float" office:value="77" table:style-name="ce1">
            <text:p>77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92" table:formula="of:=[.D195]+1" table:style-name="ce1">
            <text:p>192</text:p>
          </table:table-cell>
          <table:table-cell office:value-type="string" table:style-name="ce1">
            <text:p>Phantom Seer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6.73" table:style-name="ce1">
            <text:p>6.73</text:p>
          </table:table-cell>
          <table:table-cell office:value-type="string" table:style-name="ce1">
            <text:p>null</text:p>
          </table:table-cell>
          <table:table-cell office:value-type="date" office:date-value="2020-08-31T00:00:00" table:style-name="ce4">
            <text:p>31-Aug-20</text:p>
          </table:table-cell>
          <table:table-cell office:value-type="date" office:date-value="2021-04-05T00:00:00" table:style-name="ce4">
            <text:p>5-Apr-21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table:style-name="ce1"/>
          <table:table-cell office:value-type="string" table:style-name="ce1">
            <text:p>Tougo Gotou</text:p>
          </table:table-cell>
          <table:table-cell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93" table:formula="of:=[.D196]+1" table:style-name="ce1">
            <text:p>193</text:p>
          </table:table-cell>
          <table:table-cell office:value-type="string" table:style-name="ce1">
            <text:p>Agravity Boys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null</text:p>
          </table:table-cell>
          <table:table-cell office:value-type="date" office:date-value="2019-12-09T00:00:00" table:style-name="ce4">
            <text:p>9-Dec-19</text:p>
          </table:table-cell>
          <table:table-cell office:value-type="date" office:date-value="2021-04-30T00:00:00" table:style-name="ce4">
            <text:p>30-Apr-21</text:p>
          </table:table-cell>
          <table:table-cell table:number-columns-repeated="2" table:style-name="ce1"/>
          <table:table-cell office:value-type="float" office:value="193" table:style-name="ce1">
            <text:p>193</text:p>
          </table:table-cell>
          <table:table-cell table:style-name="ce1"/>
          <table:table-cell office:value-type="string" table:style-name="ce1">
            <text:p>Atsushi Nakamura</text:p>
          </table:table-cell>
          <table:table-cell table:style-name="ce1"/>
          <table:table-cell office:value-type="float" office:value="78" table:style-name="ce1">
            <text:p>78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94" table:formula="of:=[.D197]+1" table:style-name="ce1">
            <text:p>194</text:p>
          </table:table-cell>
          <table:table-cell office:value-type="string" table:style-name="ce1">
            <text:p>Time Paradox Ghostwriter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6.33" table:style-name="ce1">
            <text:p>6.33</text:p>
          </table:table-cell>
          <table:table-cell office:value-type="string" table:style-name="ce1">
            <text:p>null</text:p>
          </table:table-cell>
          <table:table-cell office:value-type="date" office:date-value="2020-05-18T00:00:00" table:style-name="ce4">
            <text:p>18-May-20</text:p>
          </table:table-cell>
          <table:table-cell office:value-type="date" office:date-value="2020-08-31T00:00:00" table:style-name="ce4">
            <text:p>31-Aug-20</text:p>
          </table:table-cell>
          <table:table-cell table:number-columns-repeated="2" table:style-name="ce1"/>
          <table:table-cell office:value-type="float" office:value="194" table:style-name="ce1">
            <text:p>194</text:p>
          </table:table-cell>
          <table:table-cell table:style-name="ce1"/>
          <table:table-cell office:value-type="string" table:style-name="ce1">
            <text:p>Kenji Ichima</text:p>
          </table:table-cell>
          <table:table-cell table:style-name="ce1"/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95" table:formula="of:=[.D198]+1" table:style-name="ce1">
            <text:p>195</text:p>
          </table:table-cell>
          <table:table-cell office:value-type="string" table:style-name="ce1">
            <text:p>Build King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4.99" table:style-name="ce1">
            <text:p>4.99</text:p>
          </table:table-cell>
          <table:table-cell office:value-type="string" table:style-name="ce1">
            <text:p>null</text:p>
          </table:table-cell>
          <table:table-cell office:value-type="date" office:date-value="2020-11-16T00:00:00" table:style-name="ce4">
            <text:p>16-Nov-20</text:p>
          </table:table-cell>
          <table:table-cell office:value-type="date" office:date-value="2021-09-03T00:00:00" table:style-name="ce4">
            <text:p>3-Sep-21</text:p>
          </table:table-cell>
          <table:table-cell table:number-columns-repeated="2" table:style-name="ce1"/>
          <table:table-cell office:value-type="float" office:value="195" table:style-name="ce1">
            <text:p>195</text:p>
          </table:table-cell>
          <table:table-cell table:style-name="ce1"/>
          <table:table-cell office:value-type="string" table:style-name="ce1">
            <text:p>Mitsutoshi Shimabukuro</text:p>
          </table:table-cell>
          <table:table-cell table:style-name="ce1"/>
          <table:table-cell office:value-type="float" office:value="79" table:style-name="ce1">
            <text:p>79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96" table:formula="of:=[.D199]+1" table:style-name="ce1">
            <text:p>196</text:p>
          </table:table-cell>
          <table:table-cell office:value-type="string" table:style-name="ce1">
            <text:p>The Elusive Samurai</text:p>
          </table:table-cell>
          <table:table-cell office:value-type="float" office:value="8" table:style-name="ce1">
            <text:p>8</text:p>
          </table:table-cell>
          <table:table-cell office:value-type="float" office:value="91" table:style-name="ce1">
            <text:p>91</text:p>
          </table:table-cell>
          <table:table-cell office:value-type="float" office:value="6.45" table:style-name="ce1">
            <text:p>6.45</text:p>
          </table:table-cell>
          <table:table-cell office:value-type="string" table:style-name="ce1">
            <text:p>null</text:p>
          </table:table-cell>
          <table:table-cell office:value-type="date" office:date-value="2021-01-25T00:00:00" table:style-name="ce4">
            <text:p>25-Jan-21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96" table:style-name="ce1">
            <text:p>196</text:p>
          </table:table-cell>
          <table:table-cell table:style-name="ce1"/>
          <table:table-cell office:value-type="string" table:style-name="ce1">
            <text:p>Yuusei Matsui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97" table:formula="of:=[.D200]+1" table:style-name="ce1">
            <text:p>197</text:p>
          </table:table-cell>
          <table:table-cell office:value-type="string" table:style-name="ce1">
            <text:p>Burn The Witc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null</text:p>
          </table:table-cell>
          <table:table-cell office:value-type="date" office:date-value="2020-08-24T00:00:00" table:style-name="ce4">
            <text:p>24-Aug-20</text:p>
          </table:table-cell>
          <table:table-cell office:value-type="string" table:style-name="ce1">
            <text:p>null</text:p>
          </table:table-cell>
          <table:table-cell table:number-columns-repeated="2" table:style-name="ce1"/>
          <table:table-cell office:value-type="float" office:value="197" table:style-name="ce1">
            <text:p>197</text:p>
          </table:table-cell>
          <table:table-cell table:style-name="ce1"/>
          <table:table-cell office:value-type="string" table:style-name="ce1">
            <text:p>Tite Kubo</text:p>
          </table:table-cell>
          <table:table-cell table:style-name="ce1"/>
          <table:table-cell office:value-type="float" office:value="80" table:style-name="ce1">
            <text:p>80</text:p>
          </table:table-cell>
          <table:table-cell table:style-name="ce1"/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198" table:formula="of:=[.D201]+1" table:style-name="ce1">
            <text:p>198</text:p>
          </table:table-cell>
          <table:table-cell office:value-type="string" table:style-name="ce1">
            <text:p>Naruto<text:s/></text:p>
          </table:table-cell>
          <table:table-cell office:value-type="float" office:value="79" table:style-name="ce1">
            <text:p>79</text:p>
          </table:table-cell>
          <table:table-cell office:value-type="float" office:value="700" table:style-name="ce1">
            <text:p>700</text:p>
          </table:table-cell>
          <table:table-cell office:value-type="float" office:value="8.07" table:style-name="ce1">
            <text:p>8.07</text:p>
          </table:table-cell>
          <table:table-cell office:value-type="string" table:style-name="ce1">
            <text:p>null</text:p>
          </table:table-cell>
          <table:table-cell office:value-type="date" office:date-value="1999-09-21T00:00:00" table:style-name="ce4">
            <text:p>21-Sep-99</text:p>
          </table:table-cell>
          <table:table-cell office:value-type="date" office:date-value="2014-11-10T00:00:00" table:style-name="ce4">
            <text:p>10-Nov-14</text:p>
          </table:table-cell>
          <table:table-cell table:number-columns-repeated="2" table:style-name="ce1"/>
          <table:table-cell office:value-type="float" office:value="198" table:style-name="ce1">
            <text:p>198</text:p>
          </table:table-cell>
          <table:table-cell table:style-name="ce1"/>
          <table:table-cell office:value-type="string" table:style-name="ce1">
            <text:p>Masashi Kishimoto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199" table:formula="of:=[.D202]+1" table:style-name="ce1">
            <text:p>199</text:p>
          </table:table-cell>
          <table:table-cell office:value-type="string" table:style-name="ce1">
            <text:p>One Piece</text:p>
          </table:table-cell>
          <table:table-cell office:value-type="float" office:value="104" table:style-name="ce1">
            <text:p>104</text:p>
          </table:table-cell>
          <table:table-cell office:value-type="float" office:value="1067" table:style-name="ce1">
            <text:p>1067</text:p>
          </table:table-cell>
          <table:table-cell office:value-type="float" office:value="9.1999999999999993" table:style-name="ce1">
            <text:p>9.2</text:p>
          </table:table-cell>
          <table:table-cell office:value-type="string" table:style-name="ce1">
            <text:p>null</text:p>
          </table:table-cell>
          <table:table-cell office:value-type="date" office:date-value="1997-07-19T00:00:00" table:style-name="ce8">
            <text:p>19-Jul-97</text:p>
          </table:table-cell>
          <table:table-cell office:value-type="string" table:style-name="ce7">
            <text:p>null</text:p>
          </table:table-cell>
          <table:table-cell table:number-columns-repeated="2" table:style-name="ce1"/>
          <table:table-cell office:value-type="float" office:value="199" table:style-name="ce1">
            <text:p>199</text:p>
          </table:table-cell>
          <table:table-cell table:style-name="ce1"/>
          <table:table-cell office:value-type="string" table:style-name="ce9">
            <text:p>Eiichiro Oda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number-columns-repeated="16366" table:style-name="ce1"/>
        </table:table-row>
        <table:table-row table:style-name="ro1">
          <table:table-cell table:number-columns-repeated="3"/>
          <table:table-cell office:value-type="float" office:value="200" table:formula="of:=[.D203]+1" table:style-name="ce1">
            <text:p>200</text:p>
          </table:table-cell>
          <table:table-cell office:value-type="string" table:style-name="ce1">
            <text:p>Full Metal Alchemist</text:p>
          </table:table-cell>
          <table:table-cell office:value-type="float" office:value="27" table:style-name="ce10">
            <text:p>27</text:p>
          </table:table-cell>
          <table:table-cell office:value-type="float" office:value="106" table:style-name="ce10">
            <text:p>106</text:p>
          </table:table-cell>
          <table:table-cell office:value-type="float" office:value="9.0399999999999991" table:style-name="ce10">
            <text:p>9.04</text:p>
          </table:table-cell>
          <table:table-cell office:value-type="string" table:style-name="ce10">
            <text:p>null</text:p>
          </table:table-cell>
          <table:table-cell office:value-type="date" office:date-value="2001-07-12T00:00:00" table:style-name="ce11">
            <text:p>12-Jul-01</text:p>
          </table:table-cell>
          <table:table-cell office:value-type="date" office:date-value="2011-09-11T00:00:00" table:style-name="ce11">
            <text:p>11-Sep-11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string" table:style-name="ce12">
            <text:p>Hiromu Arakawa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201" table:formula="of:=[.D204]+1" table:style-name="ce1">
            <text:p>201</text:p>
          </table:table-cell>
          <table:table-cell office:value-type="string" table:style-name="ce1">
            <text:p>Boruto</text:p>
          </table:table-cell>
          <table:table-cell office:value-type="float" office:value="18" table:style-name="ce13">
            <text:p>18</text:p>
          </table:table-cell>
          <table:table-cell office:value-type="float" office:value="73" table:style-name="ce13">
            <text:p>73</text:p>
          </table:table-cell>
          <table:table-cell office:value-type="float" office:value="6.83" table:style-name="ce13">
            <text:p>6.83</text:p>
          </table:table-cell>
          <table:table-cell office:value-type="float" office:value="198" table:style-name="ce13">
            <text:p>198</text:p>
          </table:table-cell>
          <table:table-cell office:value-type="date" office:date-value="2016-05-09T00:00:00" table:style-name="ce14">
            <text:p>09-May-16</text:p>
          </table:table-cell>
          <table:table-cell office:value-type="string" table:style-name="ce13">
            <text:p>null</text:p>
          </table:table-cell>
          <table:table-cell table:number-columns-repeated="2" table:style-name="ce1"/>
          <table:table-cell office:value-type="float" office:value="201" table:style-name="ce1">
            <text:p>201</text:p>
          </table:table-cell>
          <table:table-cell table:style-name="ce1"/>
          <table:table-cell office:value-type="string" table:style-name="ce13">
            <text:p>Masashi Kishimoto</text:p>
          </table:table-cell>
          <table:table-cell table:style-name="ce1"/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number-columns-repeated="14" table:style-name="ce1"/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number-columns-repeated="14" table:style-name="ce1"/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number-columns-repeated="14" table:style-name="ce1"/>
          <table:table-cell office:value-type="float" office:value="83" table:style-name="ce1">
            <text:p>83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4" table:style-name="ce1">
            <text:p>84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6" table:style-name="ce1">
            <text:p>86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6" table:style-name="ce1">
            <text:p>86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7" table:style-name="ce1">
            <text:p>87</text:p>
          </table:table-cell>
          <table:table-cell table:style-name="ce1"/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8" table:style-name="ce1">
            <text:p>88</text:p>
          </table:table-cell>
          <table:table-cell table:style-name="ce1"/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8" table:style-name="ce1">
            <text:p>88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9" table:style-name="ce1">
            <text:p>89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9" table:style-name="ce1">
            <text:p>89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9" table:style-name="ce1">
            <text:p>89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89" table:style-name="ce1">
            <text:p>89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0" table:style-name="ce1">
            <text:p>90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1" table:style-name="ce1">
            <text:p>91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1" table:style-name="ce1">
            <text:p>91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2" table:style-name="ce1">
            <text:p>92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3" table:style-name="ce1">
            <text:p>93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4" table:style-name="ce1">
            <text:p>94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1">
            <text:p>Horror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5" table:style-name="ce1">
            <text:p>95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6" table:style-name="ce1">
            <text:p>96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7" table:style-name="ce1">
            <text:p>97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7" table:style-name="ce1">
            <text:p>97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8" table:style-name="ce1">
            <text:p>98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99" table:style-name="ce1">
            <text:p>99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0" table:style-name="ce1">
            <text:p>100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1" table:style-name="ce1">
            <text:p>101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2" table:style-name="ce1">
            <text:p>102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2" table:style-name="ce1">
            <text:p>102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3" table:style-name="ce1">
            <text:p>103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4" table:style-name="ce1">
            <text:p>104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4" table:style-name="ce1">
            <text:p>104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5" table:style-name="ce1">
            <text:p>105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6" table:style-name="ce1">
            <text:p>106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6" table:style-name="ce1">
            <text:p>106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7" table:style-name="ce1">
            <text:p>107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8" table:style-name="ce1">
            <text:p>108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9" table:style-name="ce1">
            <text:p>109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9" table:style-name="ce1">
            <text:p>109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9" table:style-name="ce1">
            <text:p>109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9" table:style-name="ce1">
            <text:p>109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09" table:style-name="ce1">
            <text:p>109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0" table:style-name="ce1">
            <text:p>110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0" table:style-name="ce1">
            <text:p>110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0" table:style-name="ce1">
            <text:p>11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0" table:style-name="ce1">
            <text:p>110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0" table:style-name="ce1">
            <text:p>110</text:p>
          </table:table-cell>
          <table:table-cell table:style-name="ce1"/>
          <table:table-cell office:value-type="string" table:style-name="ce1">
            <text:p>Gourmet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1" table:style-name="ce1">
            <text:p>111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2" table:style-name="ce1">
            <text:p>112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3" table:style-name="ce1">
            <text:p>113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3" table:style-name="ce1">
            <text:p>113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3" table:style-name="ce1">
            <text:p>113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4" table:style-name="ce1">
            <text:p>114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4" table:style-name="ce1">
            <text:p>114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4" table:style-name="ce1">
            <text:p>114</text:p>
          </table:table-cell>
          <table:table-cell table:style-name="ce1"/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1">
            <text:p>Horror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6" table:style-name="ce1">
            <text:p>116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7" table:style-name="ce1">
            <text:p>117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7" table:style-name="ce1">
            <text:p>117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8" table:style-name="ce1">
            <text:p>118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9" table:style-name="ce1">
            <text:p>119</text:p>
          </table:table-cell>
          <table:table-cell table:style-name="ce1"/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19" table:style-name="ce1">
            <text:p>119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0" table:style-name="ce1">
            <text:p>120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1" table:style-name="ce1">
            <text:p>121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2" table:style-name="ce1">
            <text:p>122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2" table:style-name="ce1">
            <text:p>122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3" table:style-name="ce1">
            <text:p>123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number-rows-repeated="2" table:style-name="ro1">
          <table:table-cell table:number-columns-repeated="17"/>
          <table:table-cell office:value-type="float" office:value="124" table:style-name="ce1">
            <text:p>124</text:p>
          </table:table-cell>
          <table:table-cell table:number-columns-repeated="16366" table:style-name="ce1"/>
        </table:table-row>
        <table:table-row table:style-name="ro1">
          <table:table-cell table:number-columns-repeated="17"/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5" table:style-name="ce1">
            <text:p>125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6" table:style-name="ce1">
            <text:p>126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6" table:style-name="ce1">
            <text:p>126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7" table:style-name="ce1">
            <text:p>127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7" table:style-name="ce1">
            <text:p>127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8" table:style-name="ce1">
            <text:p>128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8" table:style-name="ce1">
            <text:p>128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29" table:style-name="ce1">
            <text:p>129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1">
            <text:p>frama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0" table:style-name="ce1">
            <text:p>130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1" table:style-name="ce1">
            <text:p>131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1" table:style-name="ce1">
            <text:p>131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2" table:style-name="ce1">
            <text:p>132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2" table:style-name="ce1">
            <text:p>132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3" table:style-name="ce1">
            <text:p>133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3" table:style-name="ce1">
            <text:p>133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3" table:style-name="ce1">
            <text:p>133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3" table:style-name="ce1">
            <text:p>133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3" table:style-name="ce1">
            <text:p>133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4" table:style-name="ce1">
            <text:p>134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4" table:style-name="ce1">
            <text:p>134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5" table:style-name="ce1">
            <text:p>135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5" table:style-name="ce1">
            <text:p>135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5" table:style-name="ce1">
            <text:p>135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6" table:style-name="ce1">
            <text:p>136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7" table:style-name="ce1">
            <text:p>137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7" table:style-name="ce1">
            <text:p>137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7" table:style-name="ce1">
            <text:p>137</text:p>
          </table:table-cell>
          <table:table-cell table:style-name="ce1"/>
          <table:table-cell office:value-type="string" table:style-name="ce1">
            <text:p>Slice of Lif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7" table:style-name="ce1">
            <text:p>137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8" table:style-name="ce1">
            <text:p>138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8" table:style-name="ce1">
            <text:p>138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8" table:style-name="ce1">
            <text:p>138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8" table:style-name="ce1">
            <text:p>138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9" table:style-name="ce1">
            <text:p>139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39" table:style-name="ce1">
            <text:p>139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0" table:style-name="ce1">
            <text:p>140</text:p>
          </table:table-cell>
          <table:table-cell table:style-name="ce1"/>
          <table:table-cell office:value-type="string" table:style-name="ce1">
            <text:p>Gourmet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1" table:style-name="ce1">
            <text:p>141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1" table:style-name="ce1">
            <text:p>141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number-rows-repeated="2" table:style-name="ro1">
          <table:table-cell table:number-columns-repeated="17"/>
          <table:table-cell office:value-type="float" office:value="142" table:style-name="ce1">
            <text:p>142</text:p>
          </table:table-cell>
          <table:table-cell table:number-columns-repeated="16366" table:style-name="ce1"/>
        </table:table-row>
        <table:table-row table:style-name="ro1">
          <table:table-cell table:number-columns-repeated="17"/>
          <table:table-cell office:value-type="float" office:value="143" table:style-name="ce1">
            <text:p>143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3" table:style-name="ce1">
            <text:p>143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4" table:style-name="ce1">
            <text:p>144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5" table:style-name="ce1">
            <text:p>145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5" table:style-name="ce1">
            <text:p>145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5" table:style-name="ce1">
            <text:p>145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6" table:style-name="ce1">
            <text:p>146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6" table:style-name="ce1">
            <text:p>146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6" table:style-name="ce1">
            <text:p>146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6" table:style-name="ce1">
            <text:p>146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7" table:style-name="ce1">
            <text:p>147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7" table:style-name="ce1">
            <text:p>147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8" table:style-name="ce1">
            <text:p>148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8" table:style-name="ce1">
            <text:p>148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9" table:style-name="ce1">
            <text:p>149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9" table:style-name="ce1">
            <text:p>149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49" table:style-name="ce1">
            <text:p>149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0" table:style-name="ce1">
            <text:p>15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1" table:style-name="ce1">
            <text:p>151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1" table:style-name="ce1">
            <text:p>151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2" table:style-name="ce1">
            <text:p>152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3" table:style-name="ce1">
            <text:p>153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4" table:style-name="ce1">
            <text:p>154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4" table:style-name="ce1">
            <text:p>154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4" table:style-name="ce1">
            <text:p>154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5" table:style-name="ce1">
            <text:p>155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5" table:style-name="ce1">
            <text:p>155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6" table:style-name="ce1">
            <text:p>156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6" table:style-name="ce1">
            <text:p>156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7" table:style-name="ce1">
            <text:p>157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7" table:style-name="ce1">
            <text:p>157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7" table:style-name="ce1">
            <text:p>157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8" table:style-name="ce1">
            <text:p>158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8" table:style-name="ce1">
            <text:p>158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8" table:style-name="ce1">
            <text:p>158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59" table:style-name="ce1">
            <text:p>159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0" table:style-name="ce1">
            <text:p>16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0" table:style-name="ce1">
            <text:p>160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0" table:style-name="ce1">
            <text:p>160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0" table:style-name="ce1">
            <text:p>160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1" table:style-name="ce1">
            <text:p>161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1" table:style-name="ce1">
            <text:p>161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2" table:style-name="ce1">
            <text:p>162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2" table:style-name="ce1">
            <text:p>162</text:p>
          </table:table-cell>
          <table:table-cell table:style-name="ce1"/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2" table:style-name="ce1">
            <text:p>162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3" table:style-name="ce1">
            <text:p>163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3" table:style-name="ce1">
            <text:p>163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3" table:style-name="ce1">
            <text:p>163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4" table:style-name="ce1">
            <text:p>164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4" table:style-name="ce1">
            <text:p>164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4" table:style-name="ce1">
            <text:p>164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5" table:style-name="ce1">
            <text:p>165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5" table:style-name="ce1">
            <text:p>165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6" table:style-name="ce1">
            <text:p>166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6" table:style-name="ce1">
            <text:p>166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6" table:style-name="ce1">
            <text:p>166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7" table:style-name="ce1">
            <text:p>167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7" table:style-name="ce1">
            <text:p>167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8" table:style-name="ce1">
            <text:p>168</text:p>
          </table:table-cell>
          <table:table-cell table:style-name="ce1"/>
          <table:table-cell office:value-type="string" table:style-name="ce1">
            <text:p>Action<text:s/>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8" table:style-name="ce1">
            <text:p>168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69" table:style-name="ce1">
            <text:p>169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0" table:style-name="ce1">
            <text:p>170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1" table:style-name="ce1">
            <text:p>171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2" table:style-name="ce1">
            <text:p>172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2" table:style-name="ce1">
            <text:p>172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3" table:style-name="ce1">
            <text:p>173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4" table:style-name="ce1">
            <text:p>174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4" table:style-name="ce1">
            <text:p>174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5" table:style-name="ce1">
            <text:p>175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5" table:style-name="ce1">
            <text:p>175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6" table:style-name="ce1">
            <text:p>176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6" table:style-name="ce1">
            <text:p>176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7" table:style-name="ce1">
            <text:p>177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7" table:style-name="ce1">
            <text:p>177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7" table:style-name="ce1">
            <text:p>177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8" table:style-name="ce1">
            <text:p>178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8" table:style-name="ce1">
            <text:p>178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8" table:style-name="ce1">
            <text:p>178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9" table:style-name="ce1">
            <text:p>179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9" table:style-name="ce1">
            <text:p>179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79" table:style-name="ce1">
            <text:p>179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0" table:style-name="ce1">
            <text:p>180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0" table:style-name="ce1">
            <text:p>180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1" table:style-name="ce1">
            <text:p>181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2" table:style-name="ce1">
            <text:p>182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2" table:style-name="ce1">
            <text:p>182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2" table:style-name="ce1">
            <text:p>182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3" table:style-name="ce1">
            <text:p>183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3" table:style-name="ce1">
            <text:p>183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3" table:style-name="ce1">
            <text:p>183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3" table:style-name="ce1">
            <text:p>183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4" table:style-name="ce1">
            <text:p>184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4" table:style-name="ce1">
            <text:p>184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5" table:style-name="ce1">
            <text:p>185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6" table:style-name="ce1">
            <text:p>186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6" table:style-name="ce1">
            <text:p>186</text:p>
          </table:table-cell>
          <table:table-cell table:style-name="ce1"/>
          <table:table-cell office:value-type="string" table:style-name="ce1">
            <text:p>Sports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7" table:style-name="ce1">
            <text:p>187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7" table:style-name="ce1">
            <text:p>187</text:p>
          </table:table-cell>
          <table:table-cell table:style-name="ce1"/>
          <table:table-cell office:value-type="string" table:style-name="ce1">
            <text:p>Romanc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7" table:style-name="ce1">
            <text:p>187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7" table:style-name="ce1">
            <text:p>187</text:p>
          </table:table-cell>
          <table:table-cell table:style-name="ce1"/>
          <table:table-cell office:value-type="string" table:style-name="ce1">
            <text:p>Ecch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8" table:style-name="ce1">
            <text:p>188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8" table:style-name="ce1">
            <text:p>188</text:p>
          </table:table-cell>
          <table:table-cell table:style-name="ce1"/>
          <table:table-cell office:value-type="string" table:style-name="ce1">
            <text:p>Harem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9" table:style-name="ce1">
            <text:p>189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89" table:style-name="ce1">
            <text:p>189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0" table:style-name="ce1">
            <text:p>190</text:p>
          </table:table-cell>
          <table:table-cell table:style-name="ce1"/>
          <table:table-cell office:value-type="string" table:style-name="ce1">
            <text:p>Myster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0" table:style-name="ce1">
            <text:p>190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0" table:style-name="ce1">
            <text:p>190</text:p>
          </table:table-cell>
          <table:table-cell table:style-name="ce1"/>
          <table:table-cell office:value-type="string" table:style-name="ce1">
            <text:p>Suspens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1" table:style-name="ce1">
            <text:p>191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1" table:style-name="ce1">
            <text:p>191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2" table:style-name="ce1">
            <text:p>192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2" table:style-name="ce1">
            <text:p>192</text:p>
          </table:table-cell>
          <table:table-cell table:style-name="ce1"/>
          <table:table-cell office:value-type="string" table:style-name="ce1">
            <text:p>Horror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2" table:style-name="ce1">
            <text:p>192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3" table:style-name="ce1">
            <text:p>193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3" table:style-name="ce1">
            <text:p>193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4" table:style-name="ce1">
            <text:p>194</text:p>
          </table:table-cell>
          <table:table-cell table:style-name="ce1"/>
          <table:table-cell office:value-type="string" table:style-name="ce1">
            <text:p>Sci-Fi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4" table:style-name="ce1">
            <text:p>194</text:p>
          </table:table-cell>
          <table:table-cell table:style-name="ce1"/>
          <table:table-cell office:value-type="string" table:style-name="ce1">
            <text:p>Supernatural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5" table:style-name="ce1">
            <text:p>195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5" table:style-name="ce1">
            <text:p>195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5" table:style-name="ce1">
            <text:p>195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6" table:style-name="ce1">
            <text:p>196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6" table:style-name="ce1">
            <text:p>196</text:p>
          </table:table-cell>
          <table:table-cell table:style-name="ce1"/>
          <table:table-cell office:value-type="string" table:style-name="ce1">
            <text:p>Comed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7" table:style-name="ce1">
            <text:p>197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7" table:style-name="ce1">
            <text:p>197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8" table:style-name="ce1">
            <text:p>198</text:p>
          </table:table-cell>
          <table:table-cell table:style-name="ce1"/>
          <table:table-cell office:value-type="string" table:style-name="ce1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8" table:style-name="ce1">
            <text:p>198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8" table:style-name="ce1">
            <text:p>198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9" table:style-name="ce9">
            <text:p>199</text:p>
          </table:table-cell>
          <table:table-cell table:style-name="ce9"/>
          <table:table-cell office:value-type="string" table:style-name="ce9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9" table:style-name="ce9">
            <text:p>199</text:p>
          </table:table-cell>
          <table:table-cell table:style-name="ce9"/>
          <table:table-cell office:value-type="string" table:style-name="ce9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199" table:style-name="ce9">
            <text:p>199</text:p>
          </table:table-cell>
          <table:table-cell table:style-name="ce9"/>
          <table:table-cell office:value-type="string" table:style-name="ce9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200" table:style-name="ce1">
            <text:p>200</text:p>
          </table:table-cell>
          <table:table-cell table:style-name="ce1"/>
          <table:table-cell office:value-type="string" table:style-name="ce1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200" table:style-name="ce1">
            <text:p>200</text:p>
          </table:table-cell>
          <table:table-cell table:style-name="ce1"/>
          <table:table-cell office:value-type="string" table:style-name="ce1">
            <text:p>Fantasy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200" table:style-name="ce1">
            <text:p>200</text:p>
          </table:table-cell>
          <table:table-cell table:style-name="ce1"/>
          <table:table-cell office:value-type="string" table:style-name="ce1">
            <text:p>Drama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201" table:style-name="ce13">
            <text:p>201</text:p>
          </table:table-cell>
          <table:table-cell table:style-name="ce13"/>
          <table:table-cell office:value-type="string" table:style-name="ce13">
            <text:p>Action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201" table:style-name="ce13">
            <text:p>201</text:p>
          </table:table-cell>
          <table:table-cell table:style-name="ce13"/>
          <table:table-cell office:value-type="string" table:style-name="ce13">
            <text:p>Adventure</text:p>
          </table:table-cell>
          <table:table-cell table:number-columns-repeated="16364"/>
        </table:table-row>
        <table:table-row table:style-name="ro1">
          <table:table-cell table:number-columns-repeated="17"/>
          <table:table-cell office:value-type="float" office:value="201" table:style-name="ce13">
            <text:p>201</text:p>
          </table:table-cell>
          <table:table-cell table:style-name="ce13"/>
          <table:table-cell office:value-type="string" table:style-name="ce13">
            <text:p>Fantasy</text:p>
          </table:table-cell>
          <table:table-cell table:number-columns-repeated="16364"/>
        </table:table-row>
        <table:table-row table:number-rows-repeated="1048093" table:style-name="ro1">
          <table:table-cell table:number-columns-repeated="16384"/>
        </table:table-row>
      </table:table>
      <table:table table:name="Authors" table:style-name="ta2">
        <table:table-column table:style-name="co1" table:number-columns-repeated="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4"/>
          <table:table-cell table:style-name="ce1"/>
          <table:table-cell table:style-name="ce15"/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string" table:number-columns-spanned="5" table:number-rows-spanned="1" table:style-name="ce6">
            <text:p>Authors</text:p>
          </table:table-cell>
          <table:covered-table-cell table:number-columns-repeated="4"/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AuthorId</text:p>
          </table:table-cell>
          <table:table-cell office:value-type="string" table:style-name="ce15">
            <text:p>AuthorName</text:p>
          </table:table-cell>
          <table:table-cell office:value-type="string" table:style-name="ce1">
            <text:p>Nationality</text:p>
          </table:table-cell>
          <table:table-cell office:value-type="string" table:style-name="ce1">
            <text:p>Date-of-Birth</text:p>
          </table:table-cell>
          <table:table-cell office:value-type="string" table:style-name="ce1">
            <text:p>Date-of-Death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string" table:style-name="ce15">
            <text:p>Yuki Kobayashi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office:value-type="string" table:style-name="ce15">
            <text:p>Hiroshi Gama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string" table:style-name="ce15">
            <text:p>Kentaro Yabuki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string" table:style-name="ce15">
            <text:p>Tite Kubo</text:p>
          </table:table-cell>
          <table:table-cell table:style-name="ce1"/>
          <table:table-cell table:style-name="ce3"/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float" office:value="5" table:formula="of:=[.E9]+1" table:style-name="ce1">
            <text:p>5</text:p>
          </table:table-cell>
          <table:table-cell office:value-type="string" table:style-name="ce15">
            <text:p>Yoshio Sawai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float" office:value="6" table:formula="of:=[.E10]+1" table:style-name="ce1">
            <text:p>6</text:p>
          </table:table-cell>
          <table:table-cell office:value-type="string" table:style-name="ce15">
            <text:p>Haruto Umezawa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float" office:value="7" table:formula="of:=[.E11]+1" table:style-name="ce1">
            <text:p>7</text:p>
          </table:table-cell>
          <table:table-cell office:value-type="string" table:style-name="ce15">
            <text:p>Nobuhiro Watsuki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float" office:value="8" table:formula="of:=[.E12]+1" table:style-name="ce1">
            <text:p>8</text:p>
          </table:table-cell>
          <table:table-cell office:value-type="string" table:style-name="ce15">
            <text:p>Kenichi Kiriki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float" office:value="9" table:formula="of:=[.E13]+1" table:style-name="ce1">
            <text:p>9</text:p>
          </table:table-cell>
          <table:table-cell office:value-type="string" table:style-name="ce15">
            <text:p>Katsura Hoshino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float" office:value="10" table:formula="of:=[.E14]+1" table:style-name="ce1">
            <text:p>10</text:p>
          </table:table-cell>
          <table:table-cell office:value-type="string" table:style-name="ce15">
            <text:p>Tsugumi Ohba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float" office:value="11" table:formula="of:=[.E15]+1" table:style-name="ce1">
            <text:p>11</text:p>
          </table:table-cell>
          <table:table-cell office:value-type="string" table:style-name="ce15">
            <text:p>Riichiro Inagaki</text:p>
          </table:table-cell>
          <table:table-cell table:number-columns-repeated="16378" table:style-name="ce1"/>
        </table:table-row>
        <table:table-row table:style-name="ro1">
          <table:table-cell table:number-columns-repeated="4"/>
          <table:table-cell office:value-type="float" office:value="12" table:formula="of:=[.E16]+1" table:style-name="ce1">
            <text:p>12</text:p>
          </table:table-cell>
          <table:table-cell office:value-type="string" table:style-name="ce15">
            <text:p><text:s/>Takeshi Okan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" table:formula="of:=[.E17]+1" table:style-name="ce1">
            <text:p>13</text:p>
          </table:table-cell>
          <table:table-cell office:value-type="string" table:style-name="ce15">
            <text:p><text:s/>Hideaki Sorach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4" table:formula="of:=[.E18]+1" table:style-name="ce1">
            <text:p>14</text:p>
          </table:table-cell>
          <table:table-cell office:value-type="string" table:style-name="ce15">
            <text:p><text:s/>Tsunomaru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5" table:formula="of:=[.E19]+1" table:style-name="ce1">
            <text:p>15</text:p>
          </table:table-cell>
          <table:table-cell office:value-type="string" table:style-name="ce15">
            <text:p><text:s/>Mikio I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6" table:formula="of:=[.E20]+1" table:style-name="ce1">
            <text:p>16</text:p>
          </table:table-cell>
          <table:table-cell office:value-type="string" table:style-name="ce15">
            <text:p><text:s/>Kazushige Yamad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7" table:formula="of:=[.E21]+1" table:style-name="ce1">
            <text:p>17</text:p>
          </table:table-cell>
          <table:table-cell office:value-type="string" table:style-name="ce15">
            <text:p><text:s/>Kazuya Yamam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8" table:formula="of:=[.E22]+1" table:style-name="ce1">
            <text:p>18</text:p>
          </table:table-cell>
          <table:table-cell office:value-type="string" table:style-name="ce15">
            <text:p><text:s/>Mizuki Kawashit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9" table:formula="of:=[.E23]+1" table:style-name="ce1">
            <text:p>19</text:p>
          </table:table-cell>
          <table:table-cell office:value-type="string" table:style-name="ce15">
            <text:p><text:s/>Hirohiko Ara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0" table:formula="of:=[.E24]+1" table:style-name="ce1">
            <text:p>20</text:p>
          </table:table-cell>
          <table:table-cell office:value-type="string" table:style-name="ce15">
            <text:p><text:s/>Namie Oda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1" table:formula="of:=[.E25]+1" table:style-name="ce1">
            <text:p>21</text:p>
          </table:table-cell>
          <table:table-cell office:value-type="string" table:style-name="ce15">
            <text:p><text:s/>Yusuke Takeya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2" table:formula="of:=[.E26]+1" table:style-name="ce1">
            <text:p>22</text:p>
          </table:table-cell>
          <table:table-cell office:value-type="string" table:style-name="ce15">
            <text:p><text:s/>Hajime Kazu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3" table:formula="of:=[.E27]+1" table:style-name="ce1">
            <text:p>23</text:p>
          </table:table-cell>
          <table:table-cell office:value-type="string" table:style-name="ce15">
            <text:p><text:s/>Takeo Horibe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4" table:formula="of:=[.E28]+1" table:style-name="ce1">
            <text:p>24</text:p>
          </table:table-cell>
          <table:table-cell office:value-type="string" table:style-name="ce15">
            <text:p><text:s/>Akira Aman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5" table:formula="of:=[.E29]+1" table:style-name="ce1">
            <text:p>25</text:p>
          </table:table-cell>
          <table:table-cell office:value-type="string" table:style-name="ce15">
            <text:p><text:s/>Masayuki Kichikaw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6" table:formula="of:=[.E30]+1" table:style-name="ce1">
            <text:p>26</text:p>
          </table:table-cell>
          <table:table-cell office:value-type="string" table:style-name="ce15">
            <text:p><text:s/>Kazumata Ogur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7" table:formula="of:=[.E31]+1" table:style-name="ce1">
            <text:p>27</text:p>
          </table:table-cell>
          <table:table-cell office:value-type="string" table:style-name="ce15">
            <text:p><text:s/>Shinya Suzu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8" table:formula="of:=[.E32]+1" table:style-name="ce1">
            <text:p>28</text:p>
          </table:table-cell>
          <table:table-cell office:value-type="string" table:style-name="ce15">
            <text:p><text:s/>Yoshiyuki Nish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29" table:formula="of:=[.E33]+1" table:style-name="ce1">
            <text:p>29</text:p>
          </table:table-cell>
          <table:table-cell office:value-type="string" table:style-name="ce15">
            <text:p><text:s/>Amon Da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0" table:formula="of:=[.E34]+1" table:style-name="ce1">
            <text:p>30</text:p>
          </table:table-cell>
          <table:table-cell office:value-type="string" table:style-name="ce15">
            <text:p><text:s/>Yu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1" table:formula="of:=[.E35]+1" table:style-name="ce1">
            <text:p>31</text:p>
          </table:table-cell>
          <table:table-cell office:value-type="string" table:style-name="ce15">
            <text:p><text:s/>Yasuhiro Kan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2" table:formula="of:=[.E36]+1" table:style-name="ce1">
            <text:p>32</text:p>
          </table:table-cell>
          <table:table-cell office:value-type="string" table:style-name="ce15">
            <text:p><text:s/>Kyosuke Usut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3" table:formula="of:=[.E37]+1" table:style-name="ce1">
            <text:p>33</text:p>
          </table:table-cell>
          <table:table-cell office:value-type="string" table:style-name="ce15">
            <text:p><text:s/>Ryu Fujisa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4" table:formula="of:=[.E38]+1" table:style-name="ce1">
            <text:p>34</text:p>
          </table:table-cell>
          <table:table-cell office:value-type="string" table:style-name="ce15">
            <text:p><text:s/>Akira Toriya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5" table:formula="of:=[.E39]+1" table:style-name="ce1">
            <text:p>35</text:p>
          </table:table-cell>
          <table:table-cell office:value-type="string" table:style-name="ce15">
            <text:p><text:s/>Kengo Kurand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6" table:formula="of:=[.E40]+1" table:style-name="ce1">
            <text:p>36</text:p>
          </table:table-cell>
          <table:table-cell office:value-type="string" table:style-name="ce15">
            <text:p><text:s/>Toru Uchimizu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7" table:formula="of:=[.E41]+1" table:style-name="ce1">
            <text:p>37</text:p>
          </table:table-cell>
          <table:table-cell office:value-type="string" table:style-name="ce15">
            <text:p><text:s/>Naoki Azu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8" table:formula="of:=[.E42]+1" table:style-name="ce1">
            <text:p>38</text:p>
          </table:table-cell>
          <table:table-cell office:value-type="string" table:style-name="ce15">
            <text:p><text:s/>Osamu Kajis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39" table:formula="of:=[.E43]+1" table:style-name="ce1">
            <text:p>39</text:p>
          </table:table-cell>
          <table:table-cell office:value-type="string" table:style-name="ce15">
            <text:p><text:s/>Takayo Hasegaw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0" table:formula="of:=[.E44]+1" table:style-name="ce1">
            <text:p>40</text:p>
          </table:table-cell>
          <table:table-cell office:value-type="string" table:style-name="ce15">
            <text:p><text:s/>Nakaba Suzu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1" table:formula="of:=[.E45]+1" table:style-name="ce1">
            <text:p>41</text:p>
          </table:table-cell>
          <table:table-cell office:value-type="string" table:style-name="ce15">
            <text:p><text:s/>Kimiya Kaj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2" table:formula="of:=[.E46]+1" table:style-name="ce1">
            <text:p>42</text:p>
          </table:table-cell>
          <table:table-cell office:value-type="string" table:style-name="ce15">
            <text:p><text:s/>Yoichi Aman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3" table:formula="of:=[.E47]+1" table:style-name="ce1">
            <text:p>43</text:p>
          </table:table-cell>
          <table:table-cell office:value-type="string" table:style-name="ce15">
            <text:p><text:s/>Tamura Ryuhe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4" table:formula="of:=[.E48]+1" table:style-name="ce1">
            <text:p>44</text:p>
          </table:table-cell>
          <table:table-cell office:value-type="string" table:style-name="ce15">
            <text:p><text:s/>Shoei Ishiok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5" table:formula="of:=[.E49]+1" table:style-name="ce1">
            <text:p>45</text:p>
          </table:table-cell>
          <table:table-cell office:value-type="string" table:style-name="ce15">
            <text:p><text:s/>Masanori Morit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6" table:formula="of:=[.E50]+1" table:style-name="ce1">
            <text:p>46</text:p>
          </table:table-cell>
          <table:table-cell office:value-type="string" table:style-name="ce15">
            <text:p><text:s/>Tsuneo Takan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7" table:formula="of:=[.E51]+1" table:style-name="ce1">
            <text:p>47</text:p>
          </table:table-cell>
          <table:table-cell office:value-type="string" table:style-name="ce15">
            <text:p><text:s/>Shuichi As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8" table:formula="of:=[.E52]+1" table:style-name="ce1">
            <text:p>48</text:p>
          </table:table-cell>
          <table:table-cell office:value-type="string" table:style-name="ce15">
            <text:p><text:s/>Akira Akatsu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49" table:formula="of:=[.E53]+1" table:style-name="ce1">
            <text:p>49</text:p>
          </table:table-cell>
          <table:table-cell office:value-type="string" table:style-name="ce15">
            <text:p><text:s/>Kosuke Hamad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0" table:formula="of:=[.E54]+1" table:style-name="ce1">
            <text:p>50</text:p>
          </table:table-cell>
          <table:table-cell office:value-type="string" table:style-name="ce15">
            <text:p><text:s/>Naoshi Kom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1" table:formula="of:=[.E55]+1" table:style-name="ce1">
            <text:p>51</text:p>
          </table:table-cell>
          <table:table-cell office:value-type="string" table:style-name="ce15">
            <text:p><text:s/>Yuichi Itakur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2" table:formula="of:=[.E56]+1" table:style-name="ce1">
            <text:p>52</text:p>
          </table:table-cell>
          <table:table-cell office:value-type="string" table:style-name="ce15">
            <text:p><text:s/>Yasuki Tanak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3" table:formula="of:=[.E57]+1" table:style-name="ce1">
            <text:p>53</text:p>
          </table:table-cell>
          <table:table-cell office:value-type="string" table:style-name="ce15">
            <text:p><text:s/>Sho Aim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4" table:formula="of:=[.E58]+1" table:style-name="ce1">
            <text:p>54</text:p>
          </table:table-cell>
          <table:table-cell office:value-type="string" table:style-name="ce15">
            <text:p><text:s/>Kawaguchi Yukinor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5" table:formula="of:=[.E59]+1" table:style-name="ce1">
            <text:p>55</text:p>
          </table:table-cell>
          <table:table-cell office:value-type="string" table:style-name="ce15">
            <text:p><text:s/>Koji Oish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6" table:formula="of:=[.E60]+1" table:style-name="ce1">
            <text:p>56</text:p>
          </table:table-cell>
          <table:table-cell office:value-type="string" table:style-name="ce15">
            <text:p><text:s/>Hiroyuki Take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7" table:formula="of:=[.E61]+1" table:style-name="ce1">
            <text:p>57</text:p>
          </table:table-cell>
          <table:table-cell office:value-type="string" table:style-name="ce15">
            <text:p><text:s/>Katsutoshi Murase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8" table:formula="of:=[.E62]+1" table:style-name="ce1">
            <text:p>58</text:p>
          </table:table-cell>
          <table:table-cell office:value-type="string" table:style-name="ce15">
            <text:p><text:s/>Tadatoshi Fujima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59" table:formula="of:=[.E63]+1" table:style-name="ce1">
            <text:p>59</text:p>
          </table:table-cell>
          <table:table-cell office:value-type="string" table:style-name="ce15">
            <text:p><text:s/>Yusei Matsu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0" table:formula="of:=[.E64]+1" table:style-name="ce1">
            <text:p>60</text:p>
          </table:table-cell>
          <table:table-cell office:value-type="string" table:style-name="ce15">
            <text:p><text:s/>Nisio Isin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1" table:formula="of:=[.E65]+1" table:style-name="ce1">
            <text:p>61</text:p>
          </table:table-cell>
          <table:table-cell office:value-type="string" table:style-name="ce15">
            <text:p><text:s/>Kaji Kimiy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2" table:formula="of:=[.E66]+1" table:style-name="ce1">
            <text:p>62</text:p>
          </table:table-cell>
          <table:table-cell office:value-type="string" table:style-name="ce15">
            <text:p><text:s/>Toshiaki Iwashir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3" table:formula="of:=[.E67]+1" table:style-name="ce1">
            <text:p>63</text:p>
          </table:table-cell>
          <table:table-cell office:value-type="string" table:style-name="ce15">
            <text:p><text:s/>Ai Matsum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4" table:formula="of:=[.E68]+1" table:style-name="ce1">
            <text:p>64</text:p>
          </table:table-cell>
          <table:table-cell office:value-type="string" table:style-name="ce15">
            <text:p><text:s/>Naoya Matsum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5" table:formula="of:=[.E69]+1" table:style-name="ce1">
            <text:p>65</text:p>
          </table:table-cell>
          <table:table-cell office:value-type="string" table:style-name="ce15">
            <text:p><text:s/>Hiroshi Shibash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6" table:formula="of:=[.E70]+1" table:style-name="ce1">
            <text:p>66</text:p>
          </table:table-cell>
          <table:table-cell office:value-type="string" table:style-name="ce15">
            <text:p><text:s/>Kazuki Kitashi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7" table:formula="of:=[.E71]+1" table:style-name="ce1">
            <text:p>67</text:p>
          </table:table-cell>
          <table:table-cell office:value-type="string" table:style-name="ce15">
            <text:p><text:s/>Tatsuma Ejir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8" table:formula="of:=[.E72]+1" table:style-name="ce1">
            <text:p>68</text:p>
          </table:table-cell>
          <table:table-cell office:value-type="string" table:style-name="ce15">
            <text:p><text:s/>Teppei Fukushi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69" table:formula="of:=[.E73]+1" table:style-name="ce1">
            <text:p>69</text:p>
          </table:table-cell>
          <table:table-cell office:value-type="string" table:style-name="ce15">
            <text:p><text:s/>Shinichiro Oe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0" table:formula="of:=[.E74]+1" table:style-name="ce1">
            <text:p>70</text:p>
          </table:table-cell>
          <table:table-cell office:value-type="string" table:style-name="ce15">
            <text:p><text:s/>Kenta Shinohar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1" table:formula="of:=[.E75]+1" table:style-name="ce1">
            <text:p>71</text:p>
          </table:table-cell>
          <table:table-cell office:value-type="string" table:style-name="ce15">
            <text:p><text:s/>Daisuke Ashihar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2" table:formula="of:=[.E76]+1" table:style-name="ce1">
            <text:p>72</text:p>
          </table:table-cell>
          <table:table-cell office:value-type="string" table:style-name="ce15">
            <text:p><text:s/>Yujiro Sakam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3" table:formula="of:=[.E77]+1" table:style-name="ce1">
            <text:p>73</text:p>
          </table:table-cell>
          <table:table-cell office:value-type="string" table:style-name="ce15">
            <text:p><text:s/>Saki Hasem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4" table:formula="of:=[.E78]+1" table:style-name="ce1">
            <text:p>74</text:p>
          </table:table-cell>
          <table:table-cell office:value-type="string" table:style-name="ce15">
            <text:p><text:s/>Mitsutoshi Shimabukur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5" table:formula="of:=[.E79]+1" table:style-name="ce1">
            <text:p>75</text:p>
          </table:table-cell>
          <table:table-cell office:value-type="string" table:style-name="ce15">
            <text:p><text:s/>Ichiro Takahash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6" table:formula="of:=[.E80]+1" table:style-name="ce1">
            <text:p>76</text:p>
          </table:table-cell>
          <table:table-cell office:value-type="string" table:style-name="ce15">
            <text:p><text:s/>Satoshi Waji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7" table:formula="of:=[.E81]+1" table:style-name="ce1">
            <text:p>77</text:p>
          </table:table-cell>
          <table:table-cell office:value-type="string" table:style-name="ce15">
            <text:p><text:s/>Naoya Sugit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8" table:formula="of:=[.E82]+1" table:style-name="ce1">
            <text:p>78</text:p>
          </table:table-cell>
          <table:table-cell office:value-type="string" table:style-name="ce15">
            <text:p><text:s/>Kenta Tsuchid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79" table:formula="of:=[.E83]+1" table:style-name="ce1">
            <text:p>79</text:p>
          </table:table-cell>
          <table:table-cell office:value-type="string" table:style-name="ce15">
            <text:p><text:s/>Haruichi Furudate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0" table:formula="of:=[.E84]+1" table:style-name="ce1">
            <text:p>80</text:p>
          </table:table-cell>
          <table:table-cell office:value-type="string" table:style-name="ce15">
            <text:p><text:s/>Yuto Tsukud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1" table:formula="of:=[.E85]+1" table:style-name="ce1">
            <text:p>81</text:p>
          </table:table-cell>
          <table:table-cell office:value-type="string" table:style-name="ce15">
            <text:p><text:s/>Kenji Saka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2" table:formula="of:=[.E86]+1" table:style-name="ce1">
            <text:p>82</text:p>
          </table:table-cell>
          <table:table-cell office:value-type="string" table:style-name="ce15">
            <text:p><text:s/>Hideo Shinka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3" table:formula="of:=[.E87]+1" table:style-name="ce1">
            <text:p>83</text:p>
          </table:table-cell>
          <table:table-cell office:value-type="string" table:style-name="ce15">
            <text:p><text:s/>Naoki Iwam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4" table:formula="of:=[.E88]+1" table:style-name="ce1">
            <text:p>84</text:p>
          </table:table-cell>
          <table:table-cell office:value-type="string" table:style-name="ce15">
            <text:p><text:s/>Shota Saka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5" table:formula="of:=[.E89]+1" table:style-name="ce1">
            <text:p>85</text:p>
          </table:table-cell>
          <table:table-cell office:value-type="string" table:style-name="ce15">
            <text:p><text:s/>Kenta Komiya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6" table:formula="of:=[.E90]+1" table:style-name="ce1">
            <text:p>86</text:p>
          </table:table-cell>
          <table:table-cell office:value-type="string" table:style-name="ce15">
            <text:p><text:s/>Ryosuke Takeuch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7" table:formula="of:=[.E91]+1" table:style-name="ce1">
            <text:p>87</text:p>
          </table:table-cell>
          <table:table-cell office:value-type="string" table:style-name="ce15">
            <text:p><text:s/>Haruto Ikezaw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8" table:formula="of:=[.E92]+1" table:style-name="ce1">
            <text:p>88</text:p>
          </table:table-cell>
          <table:table-cell office:value-type="string" table:style-name="ce15">
            <text:p><text:s/>Retsu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89" table:formula="of:=[.E93]+1" table:style-name="ce1">
            <text:p>89</text:p>
          </table:table-cell>
          <table:table-cell office:value-type="string" table:style-name="ce15">
            <text:p><text:s/>Tsugiro Sakam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0" table:formula="of:=[.E94]+1" table:style-name="ce1">
            <text:p>90</text:p>
          </table:table-cell>
          <table:table-cell office:value-type="string" table:style-name="ce15">
            <text:p><text:s/>Kohei Horikosh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1" table:formula="of:=[.E95]+1" table:style-name="ce1">
            <text:p>91</text:p>
          </table:table-cell>
          <table:table-cell office:value-type="string" table:style-name="ce15">
            <text:p><text:s/>Juzo Kawa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2" table:formula="of:=[.E96]+1" table:style-name="ce1">
            <text:p>92</text:p>
          </table:table-cell>
          <table:table-cell office:value-type="string" table:style-name="ce15">
            <text:p><text:s/>Shinsuke Kond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3" table:formula="of:=[.E97]+1" table:style-name="ce1">
            <text:p>93</text:p>
          </table:table-cell>
          <table:table-cell office:value-type="string" table:style-name="ce15">
            <text:p><text:s/>Kai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4" table:formula="of:=[.E98]+1" table:style-name="ce1">
            <text:p>94</text:p>
          </table:table-cell>
          <table:table-cell office:value-type="string" table:style-name="ce15">
            <text:p><text:s/>Yuki Tabat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5" table:formula="of:=[.E99]+1" table:style-name="ce1">
            <text:p>95</text:p>
          </table:table-cell>
          <table:table-cell office:value-type="string" table:style-name="ce15">
            <text:p><text:s/>Masahiro Hirakat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6" table:formula="of:=[.E100]+1" table:style-name="ce1">
            <text:p>96</text:p>
          </table:table-cell>
          <table:table-cell office:value-type="string" table:style-name="ce15">
            <text:p><text:s/>Shun Sae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7" table:formula="of:=[.E101]+1" table:style-name="ce1">
            <text:p>97</text:p>
          </table:table-cell>
          <table:table-cell office:value-type="string" table:style-name="ce15">
            <text:p><text:s/>Kizuku Watanabe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8" table:formula="of:=[.E102]+1" table:style-name="ce1">
            <text:p>98</text:p>
          </table:table-cell>
          <table:table-cell office:value-type="string" table:style-name="ce15">
            <text:p><text:s/>Atsushi Nakamur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99" table:formula="of:=[.E103]+1" table:style-name="ce1">
            <text:p>99</text:p>
          </table:table-cell>
          <table:table-cell office:value-type="string" table:style-name="ce15">
            <text:p><text:s/>Kazuro Ky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0" table:formula="of:=[.E104]+1" table:style-name="ce1">
            <text:p>100</text:p>
          </table:table-cell>
          <table:table-cell office:value-type="string" table:style-name="ce15">
            <text:p><text:s/>Tomohiro Hasegaw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1" table:formula="of:=[.E105]+1" table:style-name="ce1">
            <text:p>101</text:p>
          </table:table-cell>
          <table:table-cell office:value-type="string" table:style-name="ce15">
            <text:p><text:s/>Ryo Naka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2" table:formula="of:=[.E106]+1" table:style-name="ce1">
            <text:p>102</text:p>
          </table:table-cell>
          <table:table-cell office:value-type="string" table:style-name="ce15">
            <text:p><text:s/>Kento Shimoya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3" table:formula="of:=[.E107]+1" table:style-name="ce1">
            <text:p>103</text:p>
          </table:table-cell>
          <table:table-cell office:value-type="string" table:style-name="ce15">
            <text:p><text:s/>Kawad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4" table:formula="of:=[.E108]+1" table:style-name="ce1">
            <text:p>104</text:p>
          </table:table-cell>
          <table:table-cell office:value-type="string" table:style-name="ce15">
            <text:p><text:s/>Ryo Ishiya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5" table:formula="of:=[.E109]+1" table:style-name="ce1">
            <text:p>105</text:p>
          </table:table-cell>
          <table:table-cell office:value-type="string" table:style-name="ce15">
            <text:p><text:s/>Yusaku Shibat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6" table:formula="of:=[.E110]+1" table:style-name="ce1">
            <text:p>106</text:p>
          </table:table-cell>
          <table:table-cell office:value-type="string" table:style-name="ce15">
            <text:p><text:s/>Shinsuke Kondou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7" table:formula="of:=[.E111]+1" table:style-name="ce1">
            <text:p>107</text:p>
          </table:table-cell>
          <table:table-cell office:value-type="string" table:style-name="ce15">
            <text:p><text:s/>Ippei G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8" table:formula="of:=[.E112]+1" table:style-name="ce1">
            <text:p>108</text:p>
          </table:table-cell>
          <table:table-cell office:value-type="string" table:style-name="ce15">
            <text:p><text:s/>Yuto Kubot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09" table:formula="of:=[.E113]+1" table:style-name="ce1">
            <text:p>109</text:p>
          </table:table-cell>
          <table:table-cell office:value-type="string" table:style-name="ce15">
            <text:p><text:s/>Itsuki Furuy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0" table:formula="of:=[.E114]+1" table:style-name="ce1">
            <text:p>110</text:p>
          </table:table-cell>
          <table:table-cell office:value-type="string" table:style-name="ce15">
            <text:p><text:s/>Ryohei Yamam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1" table:formula="of:=[.E115]+1" table:style-name="ce1">
            <text:p>111</text:p>
          </table:table-cell>
          <table:table-cell office:value-type="string" table:style-name="ce15">
            <text:p><text:s/>Yu Mi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2" table:formula="of:=[.E116]+1" table:style-name="ce1">
            <text:p>112</text:p>
          </table:table-cell>
          <table:table-cell office:value-type="string" table:style-name="ce15">
            <text:p><text:s/>Yusuke Utsum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3" table:formula="of:=[.E117]+1" table:style-name="ce1">
            <text:p>113</text:p>
          </table:table-cell>
          <table:table-cell office:value-type="string" table:style-name="ce15">
            <text:p><text:s/>Masashi Kishim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4" table:formula="of:=[.E118]+1" table:style-name="ce1">
            <text:p>114</text:p>
          </table:table-cell>
          <table:table-cell office:value-type="string" table:style-name="ce15">
            <text:p><text:s/>Takuma Yokot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5" table:formula="of:=[.E119]+1" table:style-name="ce1">
            <text:p>115</text:p>
          </table:table-cell>
          <table:table-cell office:value-type="string" table:style-name="ce15">
            <text:p><text:s/>Ogino Ken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6" table:formula="of:=[.E120]+1" table:style-name="ce1">
            <text:p>116</text:p>
          </table:table-cell>
          <table:table-cell office:value-type="string" table:style-name="ce15">
            <text:p><text:s/>Kentaro Fukud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7" table:formula="of:=[.E121]+1" table:style-name="ce1">
            <text:p>117</text:p>
          </table:table-cell>
          <table:table-cell office:value-type="string" table:style-name="ce15">
            <text:p><text:s/>Shun Num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8" table:formula="of:=[.E122]+1" table:style-name="ce1">
            <text:p>118</text:p>
          </table:table-cell>
          <table:table-cell office:value-type="string" table:style-name="ce15">
            <text:p><text:s/>Tatsuki Fujim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19" table:formula="of:=[.E123]+1" table:style-name="ce1">
            <text:p>119</text:p>
          </table:table-cell>
          <table:table-cell office:value-type="string" table:style-name="ce15">
            <text:p><text:s/>Gege Akutam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0" table:formula="of:=[.E124]+1" table:style-name="ce1">
            <text:p>120</text:p>
          </table:table-cell>
          <table:table-cell office:value-type="string" table:style-name="ce15">
            <text:p><text:s/>Koyoharu Gotouge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1" table:formula="of:=[.E125]+1" table:style-name="ce1">
            <text:p>121</text:p>
          </table:table-cell>
          <table:table-cell office:value-type="string" table:style-name="ce15">
            <text:p><text:s/>Hajime Kom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2" table:formula="of:=[.E126]+1" table:style-name="ce1">
            <text:p>122</text:p>
          </table:table-cell>
          <table:table-cell office:value-type="string" table:style-name="ce15">
            <text:p><text:s/>Yoshifumi Tozuk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3" table:formula="of:=[.E127]+1" table:style-name="ce1">
            <text:p>123</text:p>
          </table:table-cell>
          <table:table-cell office:value-type="string" table:style-name="ce15">
            <text:p><text:s/>Hitsuji Gondair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4" table:formula="of:=[.E128]+1" table:style-name="ce1">
            <text:p>124</text:p>
          </table:table-cell>
          <table:table-cell office:value-type="string" table:style-name="ce15">
            <text:p><text:s/>Shuhei Miyaza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5" table:formula="of:=[.E129]+1" table:style-name="ce1">
            <text:p>125</text:p>
          </table:table-cell>
          <table:table-cell office:value-type="string" table:style-name="ce15">
            <text:p><text:s/>Tatsuya Matsu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6" table:formula="of:=[.E130]+1" table:style-name="ce1">
            <text:p>126</text:p>
          </table:table-cell>
          <table:table-cell office:value-type="string" table:style-name="ce15">
            <text:p><text:s/>Kei Kami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7" table:formula="of:=[.E131]+1" table:style-name="ce1">
            <text:p>127</text:p>
          </table:table-cell>
          <table:table-cell office:value-type="string" table:style-name="ce15">
            <text:p><text:s/>Yuto Suzuk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8" table:formula="of:=[.E132]+1" table:style-name="ce1">
            <text:p>128</text:p>
          </table:table-cell>
          <table:table-cell office:value-type="string" table:style-name="ce15">
            <text:p><text:s/>Ryuhei Tamur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29" table:formula="of:=[.E133]+1" table:style-name="ce1">
            <text:p>129</text:p>
          </table:table-cell>
          <table:table-cell office:value-type="string" table:style-name="ce15">
            <text:p><text:s/>Koji Miur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0" table:formula="of:=[.E134]+1" table:style-name="ce1">
            <text:p>130</text:p>
          </table:table-cell>
          <table:table-cell office:value-type="string" table:style-name="ce15">
            <text:p><text:s/>Tadahiro Miura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1" table:formula="of:=[.E135]+1" table:style-name="ce1">
            <text:p>131</text:p>
          </table:table-cell>
          <table:table-cell office:value-type="string" table:style-name="ce15">
            <text:p><text:s/>Taishi Tsutsu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2" table:formula="of:=[.E136]+1" table:style-name="ce1">
            <text:p>132</text:p>
          </table:table-cell>
          <table:table-cell office:value-type="string" table:style-name="ce15">
            <text:p><text:s/>Kaiu Shirai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3" table:formula="of:=[.E137]+1" table:style-name="ce1">
            <text:p>133</text:p>
          </table:table-cell>
          <table:table-cell office:value-type="string" table:style-name="ce15">
            <text:p><text:s/>Togo Goto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34" table:formula="of:=[.E138]+1" table:style-name="ce1">
            <text:p>134</text:p>
          </table:table-cell>
          <table:table-cell office:value-type="string" table:style-name="ce15">
            <text:p><text:s/>Kenji Ichima</text:p>
          </table:table-cell>
          <table:table-cell table:number-columns-repeated="16378"/>
        </table:table-row>
        <table:table-row table:number-rows-repeated="5" table:style-name="ro1">
          <table:table-cell table:number-columns-repeated="4"/>
          <table:table-cell table:style-name="ce1"/>
          <table:table-cell table:style-name="ce15"/>
          <table:table-cell table:number-columns-repeated="16378"/>
        </table:table-row>
        <table:table-row table:number-rows-repeated="1048432" table:style-name="ro2">
          <table:table-cell table:number-columns-repeated="5"/>
          <table:table-cell table:style-name="ce15"/>
          <table:table-cell table:number-columns-repeated="16378"/>
        </table:table-row>
      </table:table>
      <table:table table:name="Anime" table:style-name="ta2">
        <table:table-column table:style-name="co1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71" table:default-cell-style-name="ce1"/>
        <table:table-row table:number-rows-repeated="3" table:style-name="ro1">
          <table:table-cell table:number-columns-repeated="4"/>
          <table:table-cell table:number-columns-repeated="16380" table:style-name="ce1"/>
        </table:table-row>
        <table:table-row table:style-name="ro1">
          <table:table-cell table:number-columns-repeated="4"/>
          <table:table-cell office:value-type="string" table:number-columns-spanned="9" table:number-rows-spanned="1" table:style-name="ce6">
            <text:p>Anime</text:p>
          </table:table-cell>
          <table:covered-table-cell table:number-columns-repeated="8"/>
          <table:table-cell table:style-name="ce1"/>
          <table:table-cell office:value-type="string" table:number-columns-spanned="2" table:number-rows-spanned="1" table:style-name="ce6">
            <text:p>Anime-Genre</text:p>
          </table:table-cell>
          <table:covered-table-cell/>
          <table:table-cell table:number-columns-repeated="16368"/>
        </table:table-row>
        <table:table-row table:style-name="ro1">
          <table:table-cell table:number-columns-repeated="4"/>
          <table:table-cell office:value-type="string" table:style-name="ce1">
            <text:p>AnimeId</text:p>
          </table:table-cell>
          <table:table-cell office:value-type="string" table:style-name="ce1">
            <text:p>AnimeName</text:p>
          </table:table-cell>
          <table:table-cell office:value-type="string" table:style-name="ce1">
            <text:p>EpisodeNumber</text:p>
          </table:table-cell>
          <table:table-cell office:value-type="string" table:style-name="ce1">
            <text:p>AnimeRating</text:p>
          </table:table-cell>
          <table:table-cell office:value-type="string" table:style-name="ce1">
            <text:p>Pre-quel</text:p>
          </table:table-cell>
          <table:table-cell office:value-type="string" table:style-name="ce1">
            <text:p>MangaId</text:p>
          </table:table-cell>
          <table:table-cell office:value-type="string" table:style-name="ce1">
            <text:p>StudioId</text:p>
          </table:table-cell>
          <table:table-cell office:value-type="string" table:style-name="ce1">
            <text:p>StartDate</text:p>
          </table:table-cell>
          <table:table-cell office:value-type="string" table:style-name="ce1">
            <text:p>EndDate</text:p>
          </table:table-cell>
          <table:table-cell table:style-name="ce1"/>
          <table:table-cell office:value-type="string" table:style-name="ce1">
            <text:p>AnimeId</text:p>
          </table:table-cell>
          <table:table-cell office:value-type="string" table:style-name="ce1">
            <text:p>GenreId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string" table:style-name="ce1">
            <text:p>Naruto</text:p>
          </table:table-cell>
          <table:table-cell office:value-type="float" office:value="220" table:style-name="ce1">
            <text:p>220</text:p>
          </table:table-cell>
          <table:table-cell office:value-type="float" office:value="7.98" table:style-name="ce1">
            <text:p>7.98</text:p>
          </table:table-cell>
          <table:table-cell office:value-type="string" table:style-name="ce1">
            <text:p>nul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02-10-03T00:00:00" table:style-name="ce3">
            <text:p>03-Oct-02</text:p>
          </table:table-cell>
          <table:table-cell office:value-type="date" office:date-value="2007-02-08T00:00:00" table:style-name="ce3">
            <text:p>08-Feb-0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office:value-type="string" table:style-name="ce1">
            <text:p>Naruto Shippuden</text:p>
          </table:table-cell>
          <table:table-cell office:value-type="float" office:value="500" table:style-name="ce1">
            <text:p>500</text:p>
          </table:table-cell>
          <table:table-cell office:value-type="float" office:value="8.25" table:style-name="ce1">
            <text:p>8.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date" office:date-value="2007-02-15T00:00:00" table:style-name="ce3">
            <text:p>15-Feb-07</text:p>
          </table:table-cell>
          <table:table-cell office:value-type="date" office:date-value="2017-03-23T00:00:00" table:style-name="ce3">
            <text:p>23-Mar-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string" table:style-name="ce1">
            <text:p>Boruto: Naruto the Next Generation<text:s/></text:p>
          </table:table-cell>
          <table:table-cell office:value-type="float" office:value="56" table:style-name="ce1">
            <text:p>56</text:p>
          </table:table-cell>
          <table:table-cell office:value-type="float" office:value="5.74" table:style-name="ce1">
            <text:p>5.7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date" office:date-value="2017-04-05T00:00:00" table:style-name="ce3">
            <text:p>05-Apr-17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string" table:style-name="ce1">
            <text:p>Bleach</text:p>
          </table:table-cell>
          <table:table-cell office:value-type="float" office:value="366" table:style-name="ce1">
            <text:p>366</text:p>
          </table:table-cell>
          <table:table-cell office:value-type="float" office:value="7.89" table:style-name="ce1">
            <text:p>7.89</text:p>
          </table:table-cell>
          <table:table-cell office:value-type="string" table:style-name="ce1">
            <text:p>null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date" office:date-value="2004-10-05T00:00:00" table:style-name="ce3">
            <text:p>05-Oct-04</text:p>
          </table:table-cell>
          <table:table-cell office:value-type="date" office:date-value="2012-03-27T00:00:00" table:style-name="ce3">
            <text:p>27-Mar-1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5" table:style-name="ce1">
            <text:p>5</text:p>
          </table:table-cell>
          <table:table-cell office:value-type="string" table:style-name="ce1">
            <text:p>Bleach Thowsand Year Blood War Arc</text:p>
          </table:table-cell>
          <table:table-cell office:value-type="float" office:value="13" table:style-name="ce1">
            <text:p>13</text:p>
          </table:table-cell>
          <table:table-cell office:value-type="float" office:value="9.1" table:style-name="ce1">
            <text:p>9.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date" office:date-value="2022-10-11T00:00:00" table:style-name="ce3">
            <text:p>11-Oct-22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6" table:style-name="ce1">
            <text:p>6</text:p>
          </table:table-cell>
          <table:table-cell office:value-type="string" table:style-name="ce1">
            <text:p>One Piece</text:p>
          </table:table-cell>
          <table:table-cell office:value-type="float" office:value="1043" table:style-name="ce1">
            <text:p>1043</text:p>
          </table:table-cell>
          <table:table-cell office:value-type="float" office:value="8.68" table:style-name="ce1">
            <text:p>8.68</text:p>
          </table:table-cell>
          <table:table-cell office:value-type="string" table:style-name="ce1">
            <text:p>null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date" office:date-value="1999-10-20T00:00:00" table:style-name="ce3">
            <text:p>20-Oct-99</text:p>
          </table:table-cell>
          <table:table-cell office:value-type="string" table:style-name="ce1">
            <text:p>nul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7" table:style-name="ce1">
            <text:p>7</text:p>
          </table:table-cell>
          <table:table-cell office:value-type="string" table:style-name="ce1">
            <text:p>Full Metal Alchemist</text:p>
          </table:table-cell>
          <table:table-cell office:value-type="float" office:value="51" table:style-name="ce1">
            <text:p>51</text:p>
          </table:table-cell>
          <table:table-cell office:value-type="float" office:value="8.1199999999999992" table:style-name="ce1">
            <text:p>8.12</text:p>
          </table:table-cell>
          <table:table-cell office:value-type="string" table:style-name="ce1">
            <text:p>null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date" office:date-value="2003-10-04T00:00:00" table:style-name="ce3">
            <text:p>04-Oct-03</text:p>
          </table:table-cell>
          <table:table-cell office:value-type="date" office:date-value="2004-10-02T00:00:00" table:style-name="ce3">
            <text:p>02-Oct-04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4"/>
          <table:table-cell office:value-type="float" office:value="8" table:style-name="ce1">
            <text:p>8</text:p>
          </table:table-cell>
          <table:table-cell office:value-type="string" table:style-name="ce1">
            <text:p>Full Metal Alchemist: Brotherhood</text:p>
          </table:table-cell>
          <table:table-cell office:value-type="float" office:value="64" table:style-name="ce1">
            <text:p>64</text:p>
          </table:table-cell>
          <table:table-cell office:value-type="float" office:value="9.11" table:style-name="ce1">
            <text:p>9.11</text:p>
          </table:table-cell>
          <table:table-cell office:value-type="string" table:style-name="ce1">
            <text:p>null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date" office:date-value="2009-04-05T00:00:00" table:style-name="ce3">
            <text:p>05-Apr-09</text:p>
          </table:table-cell>
          <table:table-cell office:value-type="date" office:date-value="2010-07-04T00:00:00" table:style-name="ce3">
            <text:p>04-Jul-1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4"/>
          <table:table-cell table:number-columns-repeated="10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4"/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4"/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68"/>
        </table:table-row>
        <table:table-row table:number-rows-repeated="1048545" table:style-name="ro2">
          <table:table-cell table:number-columns-repeated="16384"/>
        </table:table-row>
      </table:table>
      <table:table table:name="Studios" table:style-name="ta1">
        <table:table-column table:style-name="co1" table:number-columns-repeated="6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6376" table:default-cell-style-name="ce1"/>
        <table:table-row table:number-rows-repeated="3" table:style-name="ro1">
          <table:table-cell table:number-columns-repeated="5"/>
          <table:table-cell table:number-columns-repeated="16379" table:style-name="ce1"/>
        </table:table-row>
        <table:table-row table:style-name="ro1">
          <table:table-cell table:number-columns-repeated="5"/>
          <table:table-cell office:value-type="string" table:number-columns-spanned="5" table:number-rows-spanned="1" table:style-name="ce6">
            <text:p>Studios</text:p>
          </table:table-cell>
          <table:covered-table-cell table:number-columns-repeated="4"/>
          <table:table-cell table:number-columns-repeated="16374"/>
        </table:table-row>
        <table:table-row table:style-name="ro1">
          <table:table-cell table:number-columns-repeated="5"/>
          <table:table-cell office:value-type="string" table:style-name="ce1">
            <text:p>StudioId</text:p>
          </table:table-cell>
          <table:table-cell office:value-type="string" table:style-name="ce1">
            <text:p>StudioName</text:p>
          </table:table-cell>
          <table:table-cell office:value-type="string" table:style-name="ce1">
            <text:p>StudioOwner</text:p>
          </table:table-cell>
          <table:table-cell office:value-type="string" table:style-name="ce1">
            <text:p>Lcountry</text:p>
          </table:table-cell>
          <table:table-cell office:value-type="string" table:style-name="ce1">
            <text:p>LCity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1" table:style-name="ce1">
            <text:p>1</text:p>
          </table:table-cell>
          <table:table-cell office:value-type="string" table:style-name="ce1">
            <text:p>Aniplex</text:p>
          </table:table-cell>
          <table:table-cell office:value-type="string" table:style-name="ce1">
            <text:p>Sony Music Entertainment Japan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2" table:style-name="ce1">
            <text:p>2</text:p>
          </table:table-cell>
          <table:table-cell office:value-type="string" table:style-name="ce1">
            <text:p>Pierrot</text:p>
          </table:table-cell>
          <table:table-cell office:value-type="string" table:style-name="ce1">
            <text:p>Yuji Nunokaw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3" table:style-name="ce1">
            <text:p>3</text:p>
          </table:table-cell>
          <table:table-cell office:value-type="string" table:style-name="ce1">
            <text:p>Toey Animation</text:p>
          </table:table-cell>
          <table:table-cell office:value-type="string" table:style-name="ce1">
            <text:p>Kenzo Masaika</text:p>
          </table:table-cell>
          <table:table-cell office:value-type="string" table:style-name="ce1">
            <text:p>Japan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style-name="ro1">
          <table:table-cell table:number-columns-repeated="5"/>
          <table:table-cell office:value-type="float" office:value="4" table:style-name="ce1">
            <text:p>4</text:p>
          </table:table-cell>
          <table:table-cell office:value-type="string" table:style-name="ce1">
            <text:p>Bones</text:p>
          </table:table-cell>
          <table:table-cell office:value-type="string" table:style-name="ce1">
            <text:p>Masahiko Minami</text:p>
          </table:table-cell>
          <table:table-cell office:value-type="string" table:style-name="ce1">
            <text:p>Japan<text:s/></text:p>
          </table:table-cell>
          <table:table-cell office:value-type="string" table:style-name="ce1">
            <text:p>Tokyo</text:p>
          </table:table-cell>
          <table:table-cell table:number-columns-repeated="16374"/>
        </table:table-row>
        <table:table-row table:number-rows-repeated="1048567" table:style-name="ro2">
          <table:table-cell table:number-columns-repeated="16384"/>
        </table:table-row>
      </table:table>
      <table:table table:name="Genre" table:style-name="ta2">
        <table:table-column table:style-name="co1" table:number-columns-repeated="7" table:default-cell-style-name="ce1"/>
        <table:table-column table:style-name="co20" table:default-cell-style-name="ce1"/>
        <table:table-column table:style-name="co1" table:number-columns-repeated="16376" table:default-cell-style-name="ce1"/>
        <table:table-row table:number-rows-repeated="3" table:style-name="ro1">
          <table:table-cell table:number-columns-repeated="6"/>
          <table:table-cell table:number-columns-repeated="16378" table:style-name="ce1"/>
        </table:table-row>
        <table:table-row table:style-name="ro1">
          <table:table-cell table:number-columns-repeated="6"/>
          <table:table-cell office:value-type="string" table:number-columns-spanned="2" table:number-rows-spanned="1" table:style-name="ce6">
            <text:p>Genre</text:p>
          </table:table-cell>
          <table:covered-table-cell/>
          <table:table-cell table:number-columns-repeated="16376"/>
        </table:table-row>
        <table:table-row table:style-name="ro1">
          <table:table-cell table:number-columns-repeated="6"/>
          <table:table-cell office:value-type="string" table:style-name="ce1">
            <text:p>GenreId</text:p>
          </table:table-cell>
          <table:table-cell office:value-type="string" table:style-name="ce1">
            <text:p>Label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1" table:style-name="ce1">
            <text:p>1</text:p>
          </table:table-cell>
          <table:table-cell office:value-type="string" table:style-name="ce1">
            <text:p>Action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2" table:style-name="ce1">
            <text:p>2</text:p>
          </table:table-cell>
          <table:table-cell office:value-type="string" table:style-name="ce1">
            <text:p>Adventure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3" table:style-name="ce1">
            <text:p>3</text:p>
          </table:table-cell>
          <table:table-cell office:value-type="string" table:style-name="ce1">
            <text:p>Fantasy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4" table:style-name="ce1">
            <text:p>4</text:p>
          </table:table-cell>
          <table:table-cell office:value-type="string" table:style-name="ce1">
            <text:p>Drama</text:p>
          </table:table-cell>
          <table:table-cell table:number-columns-repeated="16376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0">
      <number:day/>
      <number:text>-</number:text>
      <number:month number:textual="true"/>
      <number:text>-</number:text>
      <number:year/>
    </number:date-style>
    <number:date-style style:name="N21">
      <number:day/>
      <number:text>-</number:text>
      <number:month number:textual="true"/>
    </number:date-style>
    <number:date-style style:name="N36">
      <number:day number:style="long"/>
      <number:text>-</number:text>
      <number:month number:textual="true"/>
      <number:text>-</number:text>
      <number:year/>
    </number:date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6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Gabriel Ramos</meta:initial-creator>
    <dc:creator>Gabriel Ramos - SP</dc:creator>
    <meta:creation-date>2022-12-19T18:51:08Z</meta:creation-date>
    <dc:date>2022-12-23T08:21:30Z</dc:date>
  </office:meta>
</office:document-meta>
</file>